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DefaultParagraphFont" style:family="text">
      <style:text-properties fo:language="en" fo:country="US"/>
    </style:style>
    <style:style style:name="P8" style:parent-style-name="StandardWeb" style:family="paragraph">
      <style:paragraph-properties fo:line-height="150%" fo:text-indent="0.4916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asian="Calibri" style:letter-kerning="true"/>
    </style:style>
    <style:style style:name="T14" style:parent-style-name="CommentReference" style:family="text">
      <style:text-properties style:font-name="Calibri" style:font-name-asian="Calibri" style:letter-kerning="true"/>
    </style:style>
    <style:style style:name="T15" style:parent-style-name="Absatz-Standardschriftar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DefaultParagraphFont" style:family="text">
      <style:text-properties fo:language="en" fo:country="US"/>
    </style:style>
    <style:style style:name="T23" style:parent-style-name="Absatz-Standardschriftar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fo:font-weight="bold" style:font-weight-asian="bold" style:font-weight-complex="bold"/>
    </style:style>
    <style:style style:name="T28" style:parent-style-name="CommentReference" style:family="text">
      <style:text-properties style:font-name="Calibri" style:font-name-asian="Calibri" style:letter-kerning="true"/>
    </style:style>
    <style:style style:name="T29" style:parent-style-name="CommentReference" style:family="text">
      <style:text-properties style:font-name="Calibri" style:font-name-asian="Calibri" style:letter-kerning="true"/>
    </style:style>
    <style:style style:name="T30" style:parent-style-name="DefaultParagraphFont" style:family="text">
      <style:text-properties fo:language="en" fo:country="US"/>
    </style:style>
    <style:style style:name="P31" style:parent-style-name="Normal" style:family="paragraph">
      <style:paragraph-properties fo:text-align="start" fo:text-indent="0.4916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Normal" style:family="paragraph">
      <style:paragraph-properties fo:text-align="start" fo:text-indent="0.4916in"/>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DefaultParagraphFont" style:family="text">
      <style:text-properties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Absatz-Standardschriftart" style:family="text">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fo:language="en" fo:country="US"/>
    </style:style>
    <style:style style:name="P70" style:parent-style-name="Standard" style:family="paragraph">
      <style:paragraph-properties fo:text-align="start" fo:text-indent="0in"/>
    </style:style>
    <style:style style:name="T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P86" style:parent-style-name="Standard" style:family="paragraph">
      <style:paragraph-properties fo:text-align="start" fo:text-indent="0.4916in"/>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T91" style:parent-style-name="Hyperlink" style:family="text">
      <style:text-properties fo:font-weight="bold" style:font-weight-asian="bold" style:font-weight-complex="bold" fo:language="da" fo:country="DK"/>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T96" style:parent-style-name="Hyperlink" style:family="text">
      <style:text-properties fo:font-weight="bold" style:font-weight-asian="bold" style:font-weight-complex="bold"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4916in"/>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Standard" style:family="paragraph">
      <style:paragraph-properties fo:text-align="start" fo:text-indent="0.4916in"/>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DefaultParagraphFont" style:family="text">
      <style:text-properties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Standard" style:family="paragraph">
      <style:paragraph-properties fo:text-align="start" fo:text-indent="0in"/>
      <style:text-properties fo:font-weight="bold" style:font-weight-asian="bold" style:font-weight-complex="bold" fo:language="en" fo:country="US"/>
    </style:style>
    <style:style style:name="P1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T1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Hyperlink" style:family="text">
      <style:text-properties fo:font-weight="bold" style:font-weight-asian="bold" style:font-weight-complex="bold"/>
    </style:style>
    <style:style style:name="T142" style:parent-style-name="CommentReference" style:family="text">
      <style:text-properties style:font-name="Times New Roman" fo:font-size="12pt" style:font-size-asian="12pt" style:font-size-complex="12pt"/>
    </style:style>
    <style:style style:name="T143" style:parent-style-name="CommentReference" style:family="text">
      <style:text-properties style:font-name="Times New Roman" fo:font-size="12pt" style:font-size-asian="12pt" style:font-size-complex="12pt"/>
    </style:style>
    <style:style style:name="T1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5" style:parent-style-name="CommentText" style:family="paragraph">
      <style:paragraph-properties fo:text-align="start" fo:text-indent="0in"/>
    </style:style>
    <style:style style:name="T14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Hyperlink" style:family="text">
      <style:text-properties fo:font-weight="bold" style:font-weight-asian="bold" style:font-weight-complex="bold"/>
    </style:style>
    <style:style style:name="T1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T155" style:parent-style-name="Hyperlink" style:family="text">
      <style:text-properties fo:font-weight="bold" style:font-weight-asian="bold" style:font-weight-complex="bold"/>
    </style:style>
    <style:style style:name="T1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CommentReference"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70" style:parent-style-name="CommentText" style:family="paragraph">
      <style:paragraph-properties fo:text-align="start" fo:text-indent="0in"/>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weight="bold" style:font-weight-asian="bold" style:font-weight-complex="bold"/>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Normal" style:family="paragraph">
      <style:paragraph-properties style:text-autospace="none" fo:text-align="start" fo:text-indent="0in"/>
      <style:text-properties fo:hyphenate="true"/>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CommentText" style:list-style-name="LFO1" style:family="paragraph">
      <style:paragraph-properties fo:text-align="start" fo:margin-left="0.5in">
        <style:tab-stops/>
      </style:paragraph-properties>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CommentText" style:list-style-name="LFO1" style:family="paragraph">
      <style:paragraph-properties fo:text-align="start" fo:margin-left="0.5in">
        <style:tab-stops/>
      </style:paragraph-properties>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CommentText" style:list-style-name="LFO1" style:family="paragraph">
      <style:paragraph-properties fo:text-align="start" fo:margin-left="0.5in">
        <style:tab-stops/>
      </style:paragraph-properties>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CommentText" style:family="paragraph">
      <style:paragraph-properties fo:text-align="start" fo:text-indent="0in"/>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CommentReference"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CommentReference"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8" style:parent-style-name="Standard" style:family="paragraph">
      <style:paragraph-properties fo:text-align="start" fo:text-indent="0in"/>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CommentText" style:family="paragraph">
      <style:paragraph-properties fo:text-align="start" fo:text-indent="0in"/>
    </style:style>
    <style:style style:name="T221" style:parent-style-name="CommentReference"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DefaultParagraphFont" style:family="text">
      <style:text-properties fo:language="en" fo:country="US"/>
    </style:style>
    <style:style style:name="T2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2" style:parent-style-name="CommentText" style:family="paragraph">
      <style:paragraph-properties fo:text-align="start" fo:text-indent="0in"/>
    </style:style>
    <style:style style:name="T233" style:parent-style-name="CommentReference" style:family="text">
      <style:text-properties style:font-name="Times New Roman" fo:font-size="12pt" style:font-size-asian="12pt" style:font-size-complex="12pt"/>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 style:parent-style-name="Standard" style:family="paragraph">
      <style:paragraph-properties fo:text-align="start" fo:text-indent="0in"/>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DefaultParagraphFont" style:family="text">
      <style:text-properties style:font-name="Times New Roman"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DefaultParagraphFont" style:family="text">
      <style:text-properties style:font-name="Times New Roman" fo:font-size="12pt" style:font-size-asian="12pt" style:font-size-complex="12pt" fo:language="en" fo:country="US"/>
    </style:style>
    <style:style style:name="P241" style:parent-style-name="CommentText" style:family="paragraph">
      <style:paragraph-properties fo:text-align="start" fo:text-indent="0in"/>
    </style:style>
    <style:style style:name="P242" style:parent-style-name="CommentText" style:family="paragraph">
      <style:paragraph-properties fo:text-align="start" fo:text-indent="0in"/>
    </style:style>
    <style:style style:name="T243" style:parent-style-name="DefaultParagraphFont" style:family="text">
      <style:text-properties fo:language="en" fo:country="US"/>
    </style:style>
    <style:style style:name="T244" style:parent-style-name="CommentReference" style:family="text">
      <style:text-properties style:font-name="Times New Roman" fo:font-size="12pt" style:font-size-asian="12pt" style:font-size-complex="12pt"/>
    </style:style>
    <style:style style:name="T245" style:parent-style-name="DefaultParagraphFont" style:family="text">
      <style:text-properties style:font-name="Times New Roman" fo:font-size="12pt" style:font-size-asian="12pt" style:font-size-complex="12pt" fo:language="en" fo:country="US"/>
    </style:style>
    <style:style style:name="T246" style:parent-style-name="CommentReference"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P249" style:parent-style-name="CommentText" style:family="paragraph">
      <style:paragraph-properties fo:text-align="start" fo:text-indent="0in"/>
    </style:style>
    <style:style style:name="P250" style:parent-style-name="CommentText" style:family="paragraph">
      <style:paragraph-properties fo:text-align="start" fo:text-indent="0in"/>
    </style:style>
    <style:style style:name="T251" style:parent-style-name="CommentReference" style:family="text">
      <style:text-properties style:font-name="Times New Roman" fo:font-size="12pt" style:font-size-asian="12pt" style:font-size-complex="12pt"/>
    </style:style>
    <style:style style:name="T252" style:parent-style-name="CommentReference" style:family="text">
      <style:text-properties style:font-name="Times New Roman" fo:font-size="12pt" style:font-size-asian="12pt" style:font-size-complex="12pt"/>
    </style:style>
    <style:style style:name="T253" style:parent-style-name="DefaultParagraphFon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T257" style:parent-style-name="Hyperlink" style:family="text">
      <style:text-properties fo:font-weight="bold" style:font-weight-asian="bold" style:font-weight-complex="bold" fo:language="en" fo:country="US"/>
    </style:style>
    <style:style style:name="T258" style:parent-style-name="CommentReference" style:family="text">
      <style:text-properties style:font-name="Times New Roman" fo:font-size="12pt" style:font-size-asian="12pt" style:font-size-complex="12pt"/>
    </style:style>
    <style:style style:name="T259" style:parent-style-name="CommentReference" style:family="text">
      <style:text-properties style:font-name="Times New Roman" fo:font-size="12pt" style:font-size-asian="12pt" style:font-size-complex="12pt"/>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P262" style:parent-style-name="CommentText" style:family="paragraph">
      <style:paragraph-properties fo:text-align="start" fo:text-indent="0in"/>
    </style:style>
    <style:style style:name="T263" style:parent-style-name="CommentReference" style:family="text">
      <style:text-properties style:font-name="Times New Roman" fo:font-size="12pt" style:font-size-asian="12pt" style:font-size-complex="12pt"/>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T269" style:parent-style-name="DefaultParagraphFont" style:family="text">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P273" style:parent-style-name="CommentText" style:family="paragraph">
      <style:paragraph-properties fo:text-align="start" fo:text-indent="0in"/>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P276" style:parent-style-name="CommentText" style:family="paragraph">
      <style:paragraph-properties fo:text-align="start" fo:text-indent="0in"/>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P279" style:parent-style-name="CommentText" style:family="paragraph">
      <style:paragraph-properties fo:text-align="start" fo:text-indent="0in"/>
    </style:style>
    <style:style style:name="T280" style:parent-style-name="CommentReference" style:family="text">
      <style:text-properties style:font-name="Times New Roman" fo:font-size="12pt" style:font-size-asian="12pt" style:font-size-complex="12pt"/>
    </style:style>
    <style:style style:name="T281" style:parent-style-name="DefaultParagraphFont" style:family="text">
      <style:text-properties style:font-name="Times New Roman" fo:font-size="12pt" style:font-size-asian="12pt" style:font-size-complex="12pt"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P283" style:parent-style-name="CommentText" style:family="paragraph">
      <style:paragraph-properties fo:text-align="start" fo:text-indent="0in"/>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language="en" fo:country="US"/>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T288" style:parent-style-name="Hyperlink" style:family="text">
      <style:text-properties fo:font-weight="bold" style:font-weight-asian="bold" style:font-weight-complex="bold" fo:language="da" fo:country="DK"/>
    </style:style>
    <style:style style:name="T289" style:parent-style-name="CommentReference" style:family="text">
      <style:text-properties style:font-name="Times New Roman" fo:font-size="12pt" style:font-size-asian="12pt" style:font-size-complex="12pt"/>
    </style:style>
    <style:style style:name="T290" style:parent-style-name="CommentReference" style:family="text">
      <style:text-properties style:font-name="Times New Roman" fo:font-size="12pt" style:font-size-asian="12pt" style:font-size-complex="12pt"/>
    </style:style>
    <style:style style:name="T291" style:parent-style-name="DefaultParagraphFont" style:family="text">
      <style:text-properties style:font-name="Times New Roman" fo:font-size="12pt" style:font-size-asian="12pt" style:font-size-complex="12pt" fo:language="en" fo:country="US"/>
    </style:style>
    <style:style style:name="T292" style:parent-style-name="DefaultParagraphFont" style:family="text">
      <style:text-properties style:font-name="Times New Roman" fo:font-size="12pt" style:font-size-asian="12pt" style:font-size-complex="12pt" fo:language="en" fo:country="US"/>
    </style:style>
    <style:style style:name="P293" style:parent-style-name="CommentText" style:family="paragraph">
      <style:paragraph-properties fo:text-align="start" fo:text-indent="0in"/>
    </style:style>
    <style:style style:name="T294" style:parent-style-name="CommentReference" style:family="text">
      <style:text-properties style:font-name="Times New Roman" fo:font-size="12pt" style:font-size-asian="12pt" style:font-size-complex="12pt"/>
    </style:style>
    <style:style style:name="T295" style:parent-style-name="DefaultParagraphFont" style:family="text">
      <style:text-properties style:font-name="Times New Roman" fo:font-size="12pt" style:font-size-asian="12pt" style:font-size-complex="12pt" fo:language="en" fo:country="US"/>
    </style:style>
    <style:style style:name="P296" style:parent-style-name="CommentText" style:family="paragraph">
      <style:paragraph-properties fo:text-align="start" fo:text-indent="0in"/>
    </style:style>
    <style:style style:name="T297" style:parent-style-name="DefaultParagraphFont" style:family="text">
      <style:text-properties fo:language="en" fo:country="US"/>
    </style:style>
    <style:style style:name="P298" style:parent-style-name="CommentText" style:family="paragraph">
      <style:paragraph-properties fo:text-align="start" fo:text-indent="0in"/>
    </style:style>
    <style:style style:name="T299" style:parent-style-name="DefaultParagraphFont" style:family="text">
      <style:text-properties fo:language="en" fo:country="US"/>
    </style:style>
    <style:style style:name="P300" style:parent-style-name="CommentText" style:family="paragraph">
      <style:paragraph-properties fo:text-align="start" fo:text-indent="0in"/>
    </style:style>
    <style:style style:name="P301" style:parent-style-name="Standard" style:family="paragraph">
      <style:paragraph-properties fo:text-align="start" fo:text-indent="0.4916in"/>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Hyperlink" style:family="text">
      <style:text-properties fo:font-weight="bold" style:font-weight-asian="bold" style:font-weight-complex="bold" fo:language="en" fo:country="US"/>
    </style:style>
    <style:style style:name="T307" style:parent-style-name="CommentReference" style:family="text">
      <style:text-properties style:font-name="Times New Roman" fo:font-size="12pt" style:font-size-asian="12pt" style:font-size-complex="12pt"/>
    </style:style>
    <style:style style:name="T308" style:parent-style-name="CommentReference" style:family="text">
      <style:text-properties style:font-name="Times New Roman" fo:font-size="12pt" style:font-size-asian="12pt" style:font-size-complex="12pt"/>
    </style:style>
    <style:style style:name="T309" style:parent-style-name="DefaultParagraphFont" style:family="text">
      <style:text-properties style:font-name="Times New Roman" fo:font-size="12pt" style:font-size-asian="12pt" style:font-size-complex="12pt" fo:language="en" fo:country="US"/>
    </style:style>
    <style:style style:name="T310" style:parent-style-name="DefaultParagraphFont" style:family="text">
      <style:text-properties fo:language="en" fo:country="US"/>
    </style:style>
    <style:style style:name="P311" style:parent-style-name="Standard" style:family="paragraph">
      <style:paragraph-properties fo:text-align="start" fo:text-indent="0.4916in"/>
    </style:style>
    <style:style style:name="T312" style:parent-style-name="DefaultParagraphFont" style:family="text">
      <style:text-properties style:font-name="Times New Roman" fo:font-size="12pt" style:font-size-asian="12pt" style:font-size-complex="12pt" fo:language="en" fo:country="US"/>
    </style:style>
    <style:style style:name="P313" style:parent-style-name="CommentText" style:family="paragraph">
      <style:paragraph-properties fo:text-align="start" fo:text-indent="0in"/>
    </style:style>
    <style:style style:name="T314" style:parent-style-name="DefaultParagraphFont" style:family="text">
      <style:text-properties fo:language="en" fo:country="US"/>
    </style:style>
    <style:style style:name="P315" style:parent-style-name="CommentText" style:family="paragraph">
      <style:paragraph-properties fo:text-align="start" fo:text-indent="0in"/>
    </style:style>
    <style:style style:name="T316" style:parent-style-name="DefaultParagraphFont" style:family="text">
      <style:text-properties fo:language="da" fo:country="DK"/>
    </style:style>
    <style:style style:name="T317" style:parent-style-name="DefaultParagraphFont" style:family="text">
      <style:text-properties style:font-name="Times New Roman" fo:font-size="12pt" style:font-size-asian="12pt" style:font-size-complex="12pt" fo:language="en" fo:country="US"/>
    </style:style>
    <style:style style:name="T318" style:parent-style-name="DefaultParagraphFont" style:family="text">
      <style:text-properties style:font-name="Times New Roman"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DefaultParagraphFont" style:family="text">
      <style:text-properties style:font-name="Times New Roman" fo:font-size="12pt" style:font-size-asian="12pt" style:font-size-complex="12pt"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P322" style:parent-style-name="CommentText" style:family="paragraph">
      <style:paragraph-properties fo:text-align="start" fo:text-indent="0in"/>
    </style:style>
    <style:style style:name="T323" style:parent-style-name="CommentReference" style:family="text">
      <style:text-properties style:font-name="Times New Roman" fo:font-size="12pt" style:font-size-asian="12pt" style:font-size-complex="12pt"/>
    </style:style>
    <style:style style:name="T324" style:parent-style-name="DefaultParagraphFont" style:family="text">
      <style:text-properties style:font-name="Times New Roman" fo:font-size="12pt" style:font-size-asian="12pt" style:font-size-complex="12pt" fo:language="en" fo:country="US"/>
    </style:style>
    <style:style style:name="P325" style:parent-style-name="Standard" style:family="paragraph">
      <style:paragraph-properties fo:text-align="start" fo:text-indent="0.4916in"/>
    </style:style>
    <style:style style:name="T326" style:parent-style-name="DefaultParagraphFont" style:family="text">
      <style:text-properties style:font-name="Times New Roman" fo:font-size="12pt" style:font-size-asian="12pt" style:font-size-complex="12pt" fo:language="en" fo:country="US"/>
    </style:style>
    <style:style style:name="P327" style:parent-style-name="CommentText" style:family="paragraph">
      <style:paragraph-properties fo:text-align="start" fo:text-indent="0in"/>
    </style:style>
    <style:style style:name="T328" style:parent-style-name="DefaultParagraphFont" style:family="text">
      <style:text-properties style:font-name="Times New Roman" fo:font-size="12pt" style:font-size-asian="12pt" style:font-size-complex="12pt"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DefaultParagraphFont" style:family="text">
      <style:text-properties style:font-name="Times New Roman" fo:font-size="12pt" style:font-size-asian="12pt" style:font-size-complex="12pt" fo:language="en" fo:country="US"/>
    </style:style>
    <style:style style:name="T332" style:parent-style-name="DefaultParagraphFont" style:family="text">
      <style:text-properties fo:language="en" fo:country="US"/>
    </style:style>
    <style:style style:name="T333" style:parent-style-name="DefaultParagraphFont" style:family="text">
      <style:text-properties style:font-name="Times New Roman" fo:font-size="12pt" style:font-size-asian="12pt" style:font-size-complex="12pt" fo:language="en" fo:country="US"/>
    </style:style>
    <style:style style:name="T334" style:parent-style-name="DefaultParagraphFont" style:family="text">
      <style:text-properties style:font-name="Times New Roman"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Times New Roman" fo:font-size="12pt" style:font-size-asian="12pt" style:font-size-complex="12pt" fo:language="en" fo:country="US"/>
    </style:style>
    <style:style style:name="T337" style:parent-style-name="DefaultParagraphFont" style:family="text">
      <style:text-properties style:font-name="Times New Roman" fo:font-size="12pt" style:font-size-asian="12pt" style:font-size-complex="12pt" fo:language="en" fo:country="US"/>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T340" style:parent-style-name="CommentReference" style:family="text">
      <style:text-properties style:font-name="Times New Roman" fo:font-size="12pt" style:font-size-asian="12pt" style:font-size-complex="12pt"/>
    </style:style>
    <style:style style:name="T341" style:parent-style-name="CommentReference" style:family="text">
      <style:text-properties style:font-name="Times New Roman" fo:font-size="12pt" style:font-size-asian="12pt" style:font-size-complex="12pt"/>
    </style:style>
    <style:style style:name="T342" style:parent-style-name="DefaultParagraphFont" style:family="text">
      <style:text-properties style:font-name="Times New Roman" fo:font-size="12pt" style:font-size-asian="12pt" style:font-size-complex="12pt" fo:language="en" fo:country="US"/>
    </style:style>
    <style:style style:name="T343" style:parent-style-name="DefaultParagraphFont" style:family="text">
      <style:text-properties style:font-name="Times New Roman" fo:font-size="12pt" style:font-size-asian="12pt" style:font-size-complex="12pt" fo:language="en" fo:country="US"/>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T346" style:parent-style-name="CommentReference" style:family="text">
      <style:text-properties style:font-name="Times New Roman" fo:font-size="12pt" style:font-size-asian="12pt" style:font-size-complex="12pt"/>
    </style:style>
    <style:style style:name="T347" style:parent-style-name="CommentReference" style:family="text">
      <style:text-properties style:font-name="Times New Roman" fo:font-size="12pt" style:font-size-asian="12pt" style:font-size-complex="12pt"/>
    </style:style>
    <style:style style:name="T348" style:parent-style-name="DefaultParagraphFont" style:family="text">
      <style:text-properties style:font-name="Times New Roman" fo:font-size="12pt" style:font-size-asian="12pt" style:font-size-complex="12pt" fo:language="en" fo:country="US"/>
    </style:style>
    <style:style style:name="T34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T352" style:parent-style-name="Hyperlink" style:family="text">
      <style:text-properties fo:font-weight="bold" style:font-weight-asian="bold" style:font-weight-complex="bold" fo:language="en" fo:country="US"/>
    </style:style>
    <style:style style:name="T353" style:parent-style-name="CommentReference" style:family="text">
      <style:text-properties style:font-name="Times New Roman" fo:font-size="12pt" style:font-size-asian="12pt" style:font-size-complex="12pt"/>
    </style:style>
    <style:style style:name="T354" style:parent-style-name="CommentReference" style:family="text">
      <style:text-properties style:font-name="Times New Roman" fo:font-size="12pt" style:font-size-asian="12pt" style:font-size-complex="12pt"/>
    </style:style>
    <style:style style:name="T35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56" style:parent-style-name="DefaultParagraphFont" style:family="text">
      <style:text-properties style:font-name="Times New Roman" fo:font-size="12pt" style:font-size-asian="12pt" style:font-size-complex="12pt" fo:language="en" fo:country="US"/>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T359" style:parent-style-name="CommentReference" style:family="text">
      <style:text-properties style:font-name="Times New Roman" fo:font-size="12pt" style:font-size-asian="12pt" style:font-size-complex="12pt"/>
    </style:style>
    <style:style style:name="T360" style:parent-style-name="CommentReference" style:family="text">
      <style:text-properties style:font-name="Times New Roman" fo:font-size="12pt" style:font-size-asian="12pt" style:font-size-complex="12pt"/>
    </style:style>
    <style:style style:name="T361" style:parent-style-name="DefaultParagraphFont" style:family="text">
      <style:text-properties style:font-name="Times New Roman" fo:font-size="12pt" style:font-size-asian="12pt" style:font-size-complex="12pt" fo:language="en" fo:country="US"/>
    </style:style>
    <style:style style:name="T362" style:parent-style-name="DefaultParagraphFont" style:family="text">
      <style:text-properties style:font-name="Times New Roman" fo:font-size="12pt" style:font-size-asian="12pt" style:font-size-complex="12pt" fo:language="en" fo:country="US"/>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T365" style:parent-style-name="CommentReference" style:family="text">
      <style:text-properties style:font-name="Times New Roman" fo:font-size="12pt" style:font-size-asian="12pt" style:font-size-complex="12pt"/>
    </style:style>
    <style:style style:name="T366" style:parent-style-name="CommentReference" style:family="text">
      <style:text-properties style:font-name="Times New Roman" fo:font-size="12pt" style:font-size-asian="12pt" style:font-size-complex="12pt"/>
    </style:style>
    <style:style style:name="T367" style:parent-style-name="DefaultParagraphFont" style:family="text">
      <style:text-properties style:font-name="Times New Roman" fo:font-size="12pt" style:font-size-asian="12pt" style:font-size-complex="12pt" fo:language="en" fo:country="US"/>
    </style:style>
    <style:style style:name="T368" style:parent-style-name="DefaultParagraphFont" style:family="text">
      <style:text-properties style:font-name="Times New Roman"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CommentReference" style:family="text">
      <style:text-properties style:font-name="Times New Roman" fo:font-size="12pt" style:font-size-asian="12pt" style:font-size-complex="12pt"/>
    </style:style>
    <style:style style:name="T371" style:parent-style-name="DefaultParagraphFont" style:family="text">
      <style:text-properties style:font-name="Times New Roman" fo:font-size="12pt" style:font-size-asian="12pt" style:font-size-complex="12pt" fo:language="en" fo:country="US"/>
    </style:style>
    <style:style style:name="T372" style:parent-style-name="DefaultParagraphFont" style:family="text">
      <style:text-properties style:font-name="Times New Roman" fo:font-size="12pt" style:font-size-asian="12pt" style:font-size-complex="12pt" fo:language="en" fo:country="US"/>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T375" style:parent-style-name="CommentReference" style:family="text">
      <style:text-properties style:font-name="Times New Roman" fo:font-size="12pt" style:font-size-asian="12pt" style:font-size-complex="12pt"/>
    </style:style>
    <style:style style:name="T376" style:parent-style-name="CommentReference" style:family="text">
      <style:text-properties style:font-name="Times New Roman" fo:font-size="12pt" style:font-size-asian="12pt" style:font-size-complex="12pt"/>
    </style:style>
    <style:style style:name="T377" style:parent-style-name="DefaultParagraphFont" style:family="text">
      <style:text-properties style:font-name="Times New Roman" fo:font-size="12pt" style:font-size-asian="12pt" style:font-size-complex="12pt" fo:language="en" fo:country="US"/>
    </style:style>
    <style:style style:name="T378" style:parent-style-name="DefaultParagraphFont" style:family="text">
      <style:text-properties style:font-name="Times New Roman"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DefaultParagraphFont" style:family="text">
      <style:text-properties style:font-name="Times New Roman" fo:font-size="12pt" style:font-size-asian="12pt" style:font-size-complex="12pt" fo:language="en" fo:country="US"/>
    </style:style>
    <style:style style:name="P3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2" style:parent-style-name="Standard" style:family="paragraph">
      <style:paragraph-properties fo:text-align="start" fo:text-indent="0in"/>
    </style:style>
    <style:style style:name="T383" style:parent-style-name="DefaultParagraphFont" style:family="text">
      <style:text-properties style:font-name="Times New Roman" fo:font-size="12pt" style:font-size-asian="12pt" style:font-size-complex="12pt" fo:language="en" fo:country="US"/>
    </style:style>
    <style:style style:name="T384" style:parent-style-name="DefaultParagraphFont" style:family="text">
      <style:text-properties style:font-name="Times New Roman" fo:font-size="12pt" style:font-size-asian="12pt" style:font-size-complex="12pt" fo:language="en" fo:country="US"/>
    </style:style>
    <style:style style:name="P385" style:parent-style-name="CommentText" style:family="paragraph">
      <style:paragraph-properties fo:text-align="start" fo:text-indent="0in"/>
    </style:style>
    <style:style style:name="T386" style:parent-style-name="DefaultParagraphFont" style:family="text">
      <style:text-properties style:font-name="Times New Roman" fo:font-size="12pt" style:font-size-asian="12pt" style:font-size-complex="12pt" fo:language="en" fo:country="US"/>
    </style:style>
    <style:style style:name="T387" style:parent-style-name="DefaultParagraphFont" style:family="text">
      <style:text-properties style:font-name="Times New Roman"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T391" style:parent-style-name="DefaultParagraphFont" style:family="text">
      <style:text-properties fo:language="en" fo:country="US"/>
    </style:style>
    <style:style style:name="T392" style:parent-style-name="DefaultParagraphFont" style:family="text">
      <style:text-properties style:font-name="Times New Roman" fo:font-size="12pt" style:font-size-asian="12pt" style:font-size-complex="12pt" fo:language="en" fo:country="US"/>
    </style:style>
    <style:style style:name="T393" style:parent-style-name="DefaultParagraphFont" style:family="text">
      <style:text-properties style:font-name="Times New Roman"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CommentReference" style:family="text">
      <style:text-properties style:font-name="Times New Roman" fo:font-size="12pt" style:font-size-asian="12pt" style:font-size-complex="12pt"/>
    </style:style>
    <style:style style:name="T396" style:parent-style-name="DefaultParagraphFont" style:family="text">
      <style:text-properties style:font-name="Times New Roman" fo:font-size="12pt" style:font-size-asian="12pt" style:font-size-complex="12pt" fo:language="en" fo:country="US"/>
    </style:style>
    <style:style style:name="P3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8" style:parent-style-name="Standard" style:family="paragraph">
      <style:paragraph-properties fo:text-align="start" fo:text-indent="0in"/>
    </style:style>
    <style:style style:name="T399" style:parent-style-name="DefaultParagraphFont" style:family="text">
      <style:text-properties style:font-name="Times New Roman" fo:font-size="12pt" style:font-size-asian="12pt" style:font-size-complex="12pt" fo:language="en" fo:country="US"/>
    </style:style>
    <style:style style:name="P400" style:parent-style-name="CommentText" style:family="paragraph">
      <style:paragraph-properties fo:text-align="start" fo:text-indent="0in"/>
    </style:style>
    <style:style style:name="T401" style:parent-style-name="DefaultParagraphFont" style:family="text">
      <style:text-properties style:font-name="Times New Roman" fo:font-size="12pt" style:font-size-asian="12pt" style:font-size-complex="12pt" fo:language="en" fo:country="US"/>
    </style:style>
    <style:style style:name="T402" style:parent-style-name="DefaultParagraphFont" style:family="text">
      <style:text-properties style:font-name="Times New Roman" fo:font-size="12pt" style:font-size-asian="12pt" style:font-size-complex="12pt" fo:language="en" fo:country="US"/>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T405" style:parent-style-name="Hyperlink" style:family="text">
      <style:text-properties fo:font-weight="bold" style:font-weight-asian="bold" style:font-weight-complex="bold" fo:language="en" fo:country="US"/>
    </style:style>
    <style:style style:name="T406" style:parent-style-name="CommentReference" style:family="text">
      <style:text-properties style:font-name="Times New Roman" fo:font-size="12pt" style:font-size-asian="12pt" style:font-size-complex="12pt"/>
    </style:style>
    <style:style style:name="T407" style:parent-style-name="CommentReference" style:family="text">
      <style:text-properties style:font-name="Times New Roman" fo:font-size="12pt" style:font-size-asian="12pt" style:font-size-complex="12pt"/>
    </style:style>
    <style:style style:name="T408" style:parent-style-name="DefaultParagraphFont" style:family="text">
      <style:text-properties style:font-name="Times New Roman" fo:font-size="12pt" style:font-size-asian="12pt" style:font-size-complex="12pt" fo:language="en" fo:country="US"/>
    </style:style>
    <style:style style:name="T40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0" style:parent-style-name="DefaultParagraphFont" style:family="text">
      <style:text-properties style:font-name="Times New Roman" fo:font-size="12pt" style:font-size-asian="12pt" style:font-size-complex="12pt" fo:language="en" fo:country="US"/>
    </style:style>
    <style:style style:name="T41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T414" style:parent-style-name="Hyperlink" style:family="text">
      <style:text-properties fo:font-weight="bold" style:font-weight-asian="bold" style:font-weight-complex="bold" fo:language="da" fo:country="DK"/>
    </style:style>
    <style:style style:name="T41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6" style:parent-style-name="DefaultParagraphFont" style:family="text">
      <style:text-properties style:font-name="Times New Roman" fo:font-size="12pt" style:font-size-asian="12pt" style:font-size-complex="12pt" fo:language="en" fo:country="US"/>
    </style:style>
    <style:style style:name="T41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8" style:parent-style-name="DefaultParagraphFont" style:family="text">
      <style:text-properties style:font-name="Times New Roman" fo:font-size="12pt" style:font-size-asian="12pt" style:font-size-complex="12pt" fo:language="en" fo:country="US"/>
    </style:style>
    <style:style style:name="T419" style:parent-style-name="DefaultParagraphFont" style:family="text">
      <style:text-properties style:font-name="Times New Roman" fo:font-size="12pt" style:font-size-asian="12pt" style:font-size-complex="12pt" fo:language="en" fo:country="US"/>
    </style:style>
    <style:style style:name="P420" style:parent-style-name="CommentText" style:family="paragraph">
      <style:paragraph-properties fo:text-align="start" fo:text-indent="0in"/>
    </style:style>
    <style:style style:name="T421" style:parent-style-name="DefaultParagraphFont" style:family="text">
      <style:text-properties style:font-name="Times New Roman" fo:font-size="12pt" style:font-size-asian="12pt" style:font-size-complex="12pt" fo:language="en" fo:country="US"/>
    </style:style>
    <style:style style:name="P4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24" style:parent-style-name="Standard" style:family="paragraph">
      <style:paragraph-properties fo:text-align="start" fo:text-indent="0in"/>
    </style:style>
    <style:style style:name="T42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DefaultParagraphFont" style:family="text">
      <style:text-properties fo:font-weight="bold" style:font-weight-asian="bold" style:font-weight-complex="bold" fo:language="en" fo:country="US"/>
    </style:style>
    <style:style style:name="P429" style:parent-style-name="CommentText" style:family="paragraph">
      <style:paragraph-properties fo:text-align="start" fo:text-indent="0in"/>
    </style:style>
    <style:style style:name="T430" style:parent-style-name="DefaultParagraphFont" style:family="text">
      <style:text-properties fo:language="da" fo:country="DK"/>
    </style:style>
    <style:style style:name="T431" style:parent-style-name="DefaultParagraphFont" style:family="text">
      <style:text-properties fo:background-color="#FFFF00" fo:language="da" fo:country="DK"/>
    </style:style>
    <style:style style:name="T432" style:parent-style-name="DefaultParagraphFont" style:family="text">
      <style:text-properties fo:language="da" fo:country="DK"/>
    </style:style>
    <style:style style:name="T433" style:parent-style-name="DefaultParagraphFont" style:family="text">
      <style:text-properties fo:background-color="#00FFFF" fo:language="da" fo:country="DK"/>
    </style:style>
    <style:style style:name="T434" style:parent-style-name="DefaultParagraphFont" style:family="text">
      <style:text-properties fo:language="da" fo:country="DK"/>
    </style:style>
    <style:style style:name="T435" style:parent-style-name="DefaultParagraphFont" style:family="text">
      <style:text-properties fo:background-color="#00FF00" fo:language="da" fo:country="DK"/>
    </style:style>
    <style:style style:name="T436" style:parent-style-name="DefaultParagraphFont" style:family="text">
      <style:text-properties fo:language="da" fo:country="DK"/>
    </style:style>
    <style:style style:name="T437" style:parent-style-name="DefaultParagraphFont" style:family="text">
      <style:text-properties fo:background-color="#FF00FF" fo:language="da" fo:country="DK"/>
    </style:style>
    <style:style style:name="T438" style:parent-style-name="DefaultParagraphFont" style:family="text">
      <style:text-properties fo:language="da" fo:country="DK"/>
    </style:style>
    <style:style style:name="T439" style:parent-style-name="DefaultParagraphFont" style:family="text">
      <style:text-properties fo:language="en" fo:country="US"/>
    </style:style>
    <style:style style:name="P440" style:parent-style-name="CommentText" style:family="paragraph">
      <style:paragraph-properties fo:text-align="start" fo:text-indent="0in"/>
    </style:style>
    <style:style style:name="T441" style:parent-style-name="DefaultParagraphFont" style:family="text">
      <style:text-properties fo:language="en" fo:country="US"/>
    </style:style>
    <style:style style:name="T442" style:parent-style-name="DefaultParagraphFont" style:family="text">
      <style:text-properties fo:background-color="#FFFF00" fo:language="en" fo:country="US"/>
    </style:style>
    <style:style style:name="T443" style:parent-style-name="DefaultParagraphFont" style:family="text">
      <style:text-properties fo:language="en" fo:country="US"/>
    </style:style>
    <style:style style:name="T444" style:parent-style-name="DefaultParagraphFont" style:family="text">
      <style:text-properties fo:background-color="#FFFF00" fo:language="en" fo:country="US"/>
    </style:style>
    <style:style style:name="T445" style:parent-style-name="DefaultParagraphFont" style:family="text">
      <style:text-properties fo:language="en" fo:country="US"/>
    </style:style>
    <style:style style:name="T446" style:parent-style-name="DefaultParagraphFont" style:family="text">
      <style:text-properties fo:background-color="#00FF00" fo:language="en" fo:country="US"/>
    </style:style>
    <style:style style:name="T447" style:parent-style-name="DefaultParagraphFont" style:family="text">
      <style:text-properties fo:language="en" fo:country="US"/>
    </style:style>
    <style:style style:name="T448" style:parent-style-name="DefaultParagraphFont" style:family="text">
      <style:text-properties fo:background-color="#FFFF00" fo:language="en" fo:country="US"/>
    </style:style>
    <style:style style:name="T449" style:parent-style-name="DefaultParagraphFont" style:family="text">
      <style:text-properties fo:language="en" fo:country="US"/>
    </style:style>
    <style:style style:name="P450" style:parent-style-name="CommentText" style:family="paragraph">
      <style:paragraph-properties fo:text-align="start" fo:text-indent="0in"/>
    </style:style>
    <style:style style:name="T451" style:parent-style-name="DefaultParagraphFont" style:family="text">
      <style:text-properties fo:language="en" fo:country="US"/>
    </style:style>
    <style:style style:name="T452" style:parent-style-name="DefaultParagraphFont" style:family="text">
      <style:text-properties fo:background-color="#FF00FF" fo:language="en" fo:country="US"/>
    </style:style>
    <style:style style:name="T453" style:parent-style-name="DefaultParagraphFont" style:family="text">
      <style:text-properties fo:language="en" fo:country="US"/>
    </style:style>
    <style:style style:name="T454" style:parent-style-name="DefaultParagraphFont" style:family="text">
      <style:text-properties fo:background-color="#00FF00" fo:language="en" fo:country="US"/>
    </style:style>
    <style:style style:name="T455" style:parent-style-name="DefaultParagraphFont" style:family="text">
      <style:text-properties fo:language="en" fo:country="US"/>
    </style:style>
    <style:style style:name="T456" style:parent-style-name="DefaultParagraphFont" style:family="text">
      <style:text-properties fo:background-color="#FFFF00" fo:language="en" fo:country="US"/>
    </style:style>
    <style:style style:name="T457" style:parent-style-name="DefaultParagraphFont" style:family="text">
      <style:text-properties fo:language="en" fo:country="US"/>
    </style:style>
    <style:style style:name="P458" style:parent-style-name="CommentText" style:family="paragraph">
      <style:paragraph-properties fo:text-align="start" fo:text-indent="0in"/>
    </style:style>
    <style:style style:name="T459" style:parent-style-name="DefaultParagraphFont" style:family="text">
      <style:text-properties fo:font-weight="bold" style:font-weight-asian="bold" style:font-weight-complex="bold" fo:language="en" fo:country="US"/>
    </style:style>
    <style:style style:name="P460" style:parent-style-name="CommentText" style:family="paragraph">
      <style:paragraph-properties fo:text-align="start" fo:text-indent="0in"/>
    </style:style>
    <style:style style:name="T461" style:parent-style-name="DefaultParagraphFont" style:family="text">
      <style:text-properties fo:language="en" fo:country="US"/>
    </style:style>
    <style:style style:name="T462" style:parent-style-name="DefaultParagraphFont" style:family="text">
      <style:text-properties fo:background-color="#00FF00" fo:language="en" fo:country="US"/>
    </style:style>
    <style:style style:name="T463" style:parent-style-name="DefaultParagraphFont" style:family="text">
      <style:text-properties fo:language="en" fo:country="US"/>
    </style:style>
    <style:style style:name="T464" style:parent-style-name="DefaultParagraphFont" style:family="text">
      <style:text-properties fo:background-color="#00FF00" fo:language="en" fo:country="US"/>
    </style:style>
    <style:style style:name="T465" style:parent-style-name="DefaultParagraphFont" style:family="text">
      <style:text-properties fo:language="en" fo:country="US"/>
    </style:style>
    <style:style style:name="P466" style:parent-style-name="CommentText" style:family="paragraph">
      <style:paragraph-properties fo:text-align="start" fo:text-indent="0in"/>
    </style:style>
    <style:style style:name="T467" style:parent-style-name="DefaultParagraphFont" style:family="text">
      <style:text-properties fo:language="en" fo:country="US"/>
    </style:style>
    <style:style style:name="P468" style:parent-style-name="CommentText" style:family="paragraph">
      <style:paragraph-properties fo:text-align="start" fo:text-indent="0in"/>
    </style:style>
    <style:style style:name="T469" style:parent-style-name="DefaultParagraphFont" style:family="text">
      <style:text-properties fo:language="en" fo:country="US"/>
    </style:style>
    <style:style style:name="T470" style:parent-style-name="DefaultParagraphFont" style:family="text">
      <style:text-properties fo:background-color="#FFFF00" fo:language="en" fo:country="US"/>
    </style:style>
    <style:style style:name="T471" style:parent-style-name="DefaultParagraphFont" style:family="text">
      <style:text-properties fo:language="en" fo:country="US"/>
    </style:style>
    <style:style style:name="T472" style:parent-style-name="DefaultParagraphFont" style:family="text">
      <style:text-properties fo:background-color="#FFFF00" fo:language="en" fo:country="US"/>
    </style:style>
    <style:style style:name="T473" style:parent-style-name="DefaultParagraphFont" style:family="text">
      <style:text-properties fo:language="en" fo:country="US"/>
    </style:style>
    <style:style style:name="T474" style:parent-style-name="DefaultParagraphFont" style:family="text">
      <style:text-properties fo:background-color="#FF00FF" fo:language="en" fo:country="US"/>
    </style:style>
    <style:style style:name="T475" style:parent-style-name="DefaultParagraphFont" style:family="text">
      <style:text-properties fo:language="en" fo:country="US"/>
    </style:style>
    <style:style style:name="T476" style:parent-style-name="DefaultParagraphFont" style:family="text">
      <style:text-properties fo:background-color="#00FF00" fo:language="en" fo:country="US"/>
    </style:style>
    <style:style style:name="T477" style:parent-style-name="DefaultParagraphFont" style:family="text">
      <style:text-properties fo:language="en" fo:country="US"/>
    </style:style>
    <style:style style:name="T478" style:parent-style-name="DefaultParagraphFont" style:family="text">
      <style:text-properties fo:background-color="#00FF00" fo:language="en" fo:country="US"/>
    </style:style>
    <style:style style:name="T479" style:parent-style-name="DefaultParagraphFont" style:family="text">
      <style:text-properties fo:language="en" fo:country="US"/>
    </style:style>
    <style:style style:name="T480" style:parent-style-name="DefaultParagraphFont" style:family="text">
      <style:text-properties fo:background-color="#FFFF00" fo:language="en" fo:country="US"/>
    </style:style>
    <style:style style:name="T481" style:parent-style-name="DefaultParagraphFont" style:family="text">
      <style:text-properties fo:language="en" fo:country="US"/>
    </style:style>
    <style:style style:name="T482" style:parent-style-name="DefaultParagraphFont" style:family="text">
      <style:text-properties fo:background-color="#00FFFF" fo:language="en" fo:country="US"/>
    </style:style>
    <style:style style:name="T483" style:parent-style-name="DefaultParagraphFont" style:family="text">
      <style:text-properties fo:language="en" fo:country="US"/>
    </style:style>
    <style:style style:name="T48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6" style:parent-style-name="Standard" style:family="paragraph">
      <style:paragraph-properties fo:text-align="start" fo:text-indent="0in"/>
    </style:style>
    <style:style style:name="T487" style:parent-style-name="DefaultParagraphFont" style:family="text">
      <style:text-properties style:font-name="Times New Roman" fo:font-size="12pt" style:font-size-asian="12pt" style:font-size-complex="12pt" fo:language="en" fo:country="US"/>
    </style:style>
    <style:style style:name="T488" style:parent-style-name="DefaultParagraphFont" style:family="text">
      <style:text-properties style:font-name="Times New Roman" fo:font-size="12pt" style:font-size-asian="12pt" style:font-size-complex="12pt" fo:language="en" fo:country="US"/>
    </style:style>
    <style:style style:name="T489" style:parent-style-name="DefaultParagraphFont" style:family="text">
      <style:text-properties style:font-name="Times New Roman" fo:font-size="12pt" style:font-size-asian="12pt" style:font-size-complex="12pt" fo:language="en" fo:country="US"/>
    </style:style>
    <style:style style:name="T490" style:parent-style-name="DefaultParagraphFont" style:family="text">
      <style:text-properties style:font-name="Times New Roman" fo:font-size="12pt" style:font-size-asian="12pt" style:font-size-complex="12pt" fo:language="en" fo:country="US"/>
    </style:style>
    <style:style style:name="T491" style:parent-style-name="DefaultParagraphFont" style:family="text">
      <style:text-properties style:font-name="Times New Roman" fo:font-size="12pt" style:font-size-asian="12pt" style:font-size-complex="12pt" fo:language="en" fo:country="US"/>
    </style:style>
    <style:style style:name="T492" style:parent-style-name="DefaultParagraphFont" style:family="text">
      <style:text-properties style:font-name="Times New Roman" fo:font-size="12pt" style:font-size-asian="12pt" style:font-size-complex="12pt" fo:language="en" fo:country="US"/>
    </style:style>
    <style:style style:name="T493" style:parent-style-name="DefaultParagraphFont" style:family="text">
      <style:text-properties style:font-name="Times New Roman" fo:font-size="12pt" style:font-size-asian="12pt" style:font-size-complex="12pt" fo:language="en" fo:country="US"/>
    </style:style>
    <style:style style:name="T494" style:parent-style-name="DefaultParagraphFont" style:family="text">
      <style:text-properties style:font-name="Times New Roman" fo:font-size="12pt" style:font-size-asian="12pt" style:font-size-complex="12pt" fo:language="en" fo:country="US"/>
    </style:style>
    <style:style style:name="T495" style:parent-style-name="DefaultParagraphFont" style:family="text">
      <style:text-properties style:font-name="Times New Roman" fo:font-size="12pt" style:font-size-asian="12pt" style:font-size-complex="12pt" fo:language="en" fo:country="US"/>
    </style:style>
    <style:style style:name="T496" style:parent-style-name="DefaultParagraphFont" style:family="text">
      <style:text-properties style:font-name="Times New Roman" fo:font-size="12pt" style:font-size-asian="12pt" style:font-size-complex="12pt" fo:language="en" fo:country="US"/>
    </style:style>
    <style:style style:name="T497" style:parent-style-name="DefaultParagraphFont" style:family="text">
      <style:text-properties style:font-name="Times New Roman" fo:font-size="12pt" style:font-size-asian="12pt" style:font-size-complex="12pt" fo:language="en" fo:country="US"/>
    </style:style>
    <style:style style:name="P498" style:parent-style-name="CommentText" style:family="paragraph">
      <style:paragraph-properties fo:text-align="start" fo:text-indent="0in"/>
    </style:style>
    <style:style style:name="T499" style:parent-style-name="CommentReference" style:family="text">
      <style:text-properties style:font-name="Times New Roman" fo:font-size="12pt" style:font-size-asian="12pt" style:font-size-complex="12pt"/>
    </style:style>
    <style:style style:name="T500" style:parent-style-name="DefaultParagraphFont" style:family="text">
      <style:text-properties style:font-name="Times New Roman" fo:font-size="12pt" style:font-size-asian="12pt" style:font-size-complex="12pt" fo:language="en" fo:country="US"/>
    </style:style>
    <style:style style:name="T501" style:parent-style-name="DefaultParagraphFont" style:family="text">
      <style:text-properties style:font-name="Times New Roman" fo:font-size="12pt" style:font-size-asian="12pt" style:font-size-complex="12pt" fo:language="en" fo:country="US"/>
    </style:style>
    <style:style style:name="T502" style:parent-style-name="DefaultParagraphFont" style:family="text">
      <style:text-properties style:font-name="Times New Roman" fo:font-size="12pt" style:font-size-asian="12pt" style:font-size-complex="12pt" fo:language="en" fo:country="US"/>
    </style:style>
    <style:style style:name="T503" style:parent-style-name="DefaultParagraphFont" style:family="text">
      <style:text-properties style:font-name="Times New Roman" fo:font-size="12pt" style:font-size-asian="12pt" style:font-size-complex="12pt" fo:language="en" fo:country="US"/>
    </style:style>
    <style:style style:name="T504" style:parent-style-name="DefaultParagraphFont" style:family="text">
      <style:text-properties style:font-name="Times New Roman" fo:font-size="12pt" style:font-size-asian="12pt" style:font-size-complex="12pt" fo:language="en" fo:country="US"/>
    </style:style>
    <style:style style:name="T505" style:parent-style-name="DefaultParagraphFont" style:family="text">
      <style:text-properties style:font-name="Times New Roman" fo:font-size="12pt" style:font-size-asian="12pt" style:font-size-complex="12pt" fo:language="en" fo:country="US"/>
    </style:style>
    <style:style style:name="T506" style:parent-style-name="DefaultParagraphFont" style:family="text">
      <style:text-properties style:font-name="Times New Roman" fo:font-size="12pt" style:font-size-asian="12pt" style:font-size-complex="12pt" fo:language="en" fo:country="US"/>
    </style:style>
    <style:style style:name="T507" style:parent-style-name="DefaultParagraphFont" style:family="text">
      <style:text-properties style:font-name="Times New Roman" fo:font-size="12pt" style:font-size-asian="12pt" style:font-size-complex="12pt" fo:language="en" fo:country="US"/>
    </style:style>
    <style:style style:name="T508" style:parent-style-name="DefaultParagraphFont" style:family="text">
      <style:text-properties style:font-name="Times New Roman" fo:font-size="12pt" style:font-size-asian="12pt" style:font-size-complex="12pt" fo:language="en" fo:country="US"/>
    </style:style>
    <style:style style:name="T509" style:parent-style-name="DefaultParagraphFont" style:family="text">
      <style:text-properties style:font-name="Times New Roman" fo:font-size="12pt" style:font-size-asian="12pt" style:font-size-complex="12pt" fo:language="en" fo:country="US"/>
    </style:style>
    <style:style style:name="T510" style:parent-style-name="DefaultParagraphFont" style:family="text">
      <style:text-properties style:font-name="Times New Roman" fo:font-size="12pt" style:font-size-asian="12pt" style:font-size-complex="12pt" fo:language="en" fo:country="US"/>
    </style:style>
    <style:style style:name="T511" style:parent-style-name="DefaultParagraphFont" style:family="text">
      <style:text-properties style:font-name="Times New Roman" fo:font-size="12pt" style:font-size-asian="12pt" style:font-size-complex="12pt" fo:language="en" fo:country="US"/>
    </style:style>
    <style:style style:name="T512" style:parent-style-name="DefaultParagraphFont" style:family="text">
      <style:text-properties style:font-name="Times New Roman" fo:font-size="12pt" style:font-size-asian="12pt" style:font-size-complex="12pt" fo:language="en" fo:country="US"/>
    </style:style>
    <style:style style:name="T513" style:parent-style-name="DefaultParagraphFont" style:family="text">
      <style:text-properties style:font-name="Times New Roman" fo:font-size="12pt" style:font-size-asian="12pt" style:font-size-complex="12pt" fo:language="en" fo:country="US"/>
    </style:style>
    <style:style style:name="T514" style:parent-style-name="DefaultParagraphFont" style:family="text">
      <style:text-properties style:font-name="Times New Roman" fo:font-size="12pt" style:font-size-asian="12pt" style:font-size-complex="12pt" fo:language="en" fo:country="US"/>
    </style:style>
    <style:style style:name="T515" style:parent-style-name="DefaultParagraphFont" style:family="text">
      <style:text-properties style:font-name="Times New Roman" fo:font-size="12pt" style:font-size-asian="12pt" style:font-size-complex="12pt" fo:language="en" fo:country="US"/>
    </style:style>
    <style:style style:name="T516" style:parent-style-name="Absatz-Standardschriftart" style:family="text">
      <style:text-properties style:font-name="Times New Roman" fo:font-size="12pt" style:font-size-asian="12pt" style:font-size-complex="12pt" fo:language="en" fo:country="US"/>
    </style:style>
    <style:style style:name="T517" style:parent-style-name="Absatz-Standardschriftart" style:family="text">
      <style:text-properties style:font-name="Times New Roman" fo:font-size="12pt" style:font-size-asian="12pt" style:font-size-complex="12pt" fo:language="en" fo:country="US"/>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T520" style:parent-style-name="Absatz-Standardschriftart" style:family="text">
      <style:text-properties style:font-name="Times New Roman" fo:font-size="12pt" style:font-size-asian="12pt" style:font-size-complex="12pt" fo:language="en" fo:country="US"/>
    </style:style>
    <style:style style:name="T521" style:parent-style-name="Absatz-Standardschriftart" style:family="text">
      <style:text-properties style:font-name="Times New Roman" fo:font-size="12pt" style:font-size-asian="12pt" style:font-size-complex="12pt" fo:language="en" fo:country="US"/>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T524" style:parent-style-name="Absatz-Standardschriftart" style:family="text">
      <style:text-properties style:font-name="Times New Roman" fo:font-size="12pt" style:font-size-asian="12pt" style:font-size-complex="12pt" fo:language="en" fo:country="US"/>
    </style:style>
    <style:style style:name="T525" style:parent-style-name="Absatz-Standardschriftart" style:family="text">
      <style:text-properties style:font-name="Times New Roman" fo:font-size="12pt" style:font-size-asian="12pt" style:font-size-complex="12pt" fo:language="en" fo:country="US"/>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T528" style:parent-style-name="Absatz-Standardschriftart" style:family="text">
      <style:text-properties style:font-name="Times New Roman" fo:font-size="12pt" style:font-size-asian="12pt" style:font-size-complex="12pt" fo:language="en" fo:country="US"/>
    </style:style>
    <style:style style:name="T529" style:parent-style-name="Absatz-Standardschriftart" style:family="text">
      <style:text-properties style:font-name="Times New Roman" fo:font-size="12pt" style:font-size-asian="12pt" style:font-size-complex="12pt" fo:language="en" fo:country="US"/>
    </style:style>
    <style:style style:name="T530" style:parent-style-name="DefaultParagraphFont" style:family="text">
      <style:text-properties style:font-name="Times New Roman" fo:font-size="12pt" style:font-size-asian="12pt" style:font-size-complex="12pt" fo:language="en" fo:country="US"/>
    </style:style>
    <style:style style:name="T531" style:parent-style-name="DefaultParagraphFont" style:family="text">
      <style:text-properties style:font-name="Times New Roman" fo:font-size="12pt" style:font-size-asian="12pt" style:font-size-complex="12pt" fo:language="en" fo:country="US"/>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T534" style:parent-style-name="DefaultParagraphFont" style:family="text">
      <style:text-properties style:font-name="Times New Roman" fo:font-size="12pt" style:font-size-asian="12pt" style:font-size-complex="12pt" fo:language="en" fo:country="US"/>
    </style:style>
    <style:style style:name="T535" style:parent-style-name="DefaultParagraphFont" style:family="text">
      <style:text-properties style:font-name="Times New Roman" fo:font-size="12pt" style:font-size-asian="12pt" style:font-size-complex="12pt" fo:language="en" fo:country="US"/>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T538" style:parent-style-name="DefaultParagraphFont" style:family="text">
      <style:text-properties style:font-name="Times New Roman" fo:font-size="12pt" style:font-size-asian="12pt" style:font-size-complex="12pt" fo:language="en" fo:country="US"/>
    </style:style>
    <style:style style:name="T539" style:parent-style-name="DefaultParagraphFont" style:family="text">
      <style:text-properties style:font-name="Times New Roman" fo:font-size="12pt" style:font-size-asian="12pt" style:font-size-complex="12pt" fo:language="en" fo:country="US"/>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T542" style:parent-style-name="DefaultParagraphFont" style:family="text">
      <style:text-properties style:font-name="Times New Roman" fo:font-size="12pt" style:font-size-asian="12pt" style:font-size-complex="12pt" fo:language="en" fo:country="US"/>
    </style:style>
    <style:style style:name="T543" style:parent-style-name="DefaultParagraphFont" style:family="text">
      <style:text-properties style:font-name="Times New Roman" fo:font-size="12pt" style:font-size-asian="12pt" style:font-size-complex="12pt" fo:language="en" fo:country="US"/>
    </style:style>
    <style:style style:name="P544" style:parent-style-name="CommentText" style:family="paragraph">
      <style:paragraph-properties fo:text-align="start" fo:text-indent="0in"/>
    </style:style>
    <style:style style:name="P545" style:parent-style-name="CommentText" style:family="paragraph">
      <style:paragraph-properties fo:text-align="start" fo:text-indent="0in"/>
    </style:style>
    <style:style style:name="T546" style:parent-style-name="DefaultParagraphFont" style:family="text">
      <style:text-properties style:font-name="Times New Roman" fo:font-size="12pt" style:font-size-asian="12pt" style:font-size-complex="12pt" fo:language="en" fo:country="US"/>
    </style:style>
    <style:style style:name="T547" style:parent-style-name="DefaultParagraphFont" style:family="text">
      <style:text-properties style:font-name="Times New Roman" fo:font-size="12pt" style:font-size-asian="12pt" style:font-size-complex="12pt" fo:language="en" fo:country="US"/>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T550" style:parent-style-name="DefaultParagraphFont" style:family="text">
      <style:text-properties style:font-name="Times New Roman" fo:font-size="12pt" style:font-size-asian="12pt" style:font-size-complex="12pt" fo:language="en" fo:country="US"/>
    </style:style>
    <style:style style:name="T551" style:parent-style-name="DefaultParagraphFont" style:family="text">
      <style:text-properties style:font-name="Times New Roman" fo:font-size="12pt" style:font-size-asian="12pt" style:font-size-complex="12pt" fo:language="en" fo:country="US"/>
    </style:style>
    <style:style style:name="T552" style:parent-style-name="DefaultParagraphFont" style:family="text">
      <style:text-properties style:font-name="Times New Roman" fo:font-size="12pt" style:font-size-asian="12pt" style:font-size-complex="12pt" fo:language="en" fo:country="US"/>
    </style:style>
    <style:style style:name="P553" style:parent-style-name="Standard" style:family="paragraph">
      <style:paragraph-properties fo:text-align="start" fo:text-indent="0.4916in"/>
    </style:style>
    <style:style style:name="T554" style:parent-style-name="Absatz-Standardschriftart" style:family="text">
      <style:text-properties style:font-name="Times New Roman" fo:font-size="12pt" style:font-size-asian="12pt" style:font-size-complex="12pt" fo:language="en" fo:country="US"/>
    </style:style>
    <style:style style:name="T555" style:parent-style-name="Absatz-Standardschriftart" style:family="text">
      <style:text-properties style:font-name="Times New Roman" fo:font-size="12pt" style:font-size-asian="12pt" style:font-size-complex="12pt" fo:language="en" fo:country="US"/>
    </style:style>
    <style:style style:name="T556" style:parent-style-name="Absatz-Standardschriftart" style:family="text">
      <style:text-properties style:font-name="Times New Roman" fo:font-size="12pt" style:font-size-asian="12pt" style:font-size-complex="12pt" fo:language="en" fo:country="US"/>
    </style:style>
    <style:style style:name="T557" style:parent-style-name="Absatz-Standardschriftart" style:family="text">
      <style:text-properties style:font-name="Times New Roman" fo:font-size="12pt" style:font-size-asian="12pt" style:font-size-complex="12pt" fo:language="en" fo:country="US"/>
    </style:style>
    <style:style style:name="T558" style:parent-style-name="Absatz-Standardschriftart" style:family="text">
      <style:text-properties style:font-name="Times New Roman" fo:font-size="12pt" style:font-size-asian="12pt" style:font-size-complex="12pt" fo:language="en" fo:country="US"/>
    </style:style>
    <style:style style:name="T559" style:parent-style-name="Absatz-Standardschriftart" style:family="text">
      <style:text-properties style:font-name="Times New Roman" fo:font-size="12pt" style:font-size-asian="12pt" style:font-size-complex="12pt" fo:language="en" fo:country="US"/>
    </style:style>
    <style:style style:name="T560" style:parent-style-name="Absatz-Standardschriftart" style:family="text">
      <style:text-properties style:font-name="Times New Roman" fo:font-size="12pt" style:font-size-asian="12pt" style:font-size-complex="12pt" fo:language="en" fo:country="US"/>
    </style:style>
    <style:style style:name="T561" style:parent-style-name="Absatz-Standardschriftart" style:family="text">
      <style:text-properties style:font-name="Times New Roman" fo:font-size="12pt" style:font-size-asian="12pt" style:font-size-complex="12pt" fo:language="en" fo:country="US"/>
    </style:style>
    <style:style style:name="T562" style:parent-style-name="Absatz-Standardschriftart" style:family="text">
      <style:text-properties style:font-name="Times New Roman" fo:font-size="12pt" style:font-size-asian="12pt" style:font-size-complex="12pt" fo:language="en" fo:country="US"/>
    </style:style>
    <style:style style:name="T563" style:parent-style-name="Absatz-Standardschriftart" style:family="text">
      <style:text-properties style:font-name="Times New Roman" fo:font-size="12pt" style:font-size-asian="12pt" style:font-size-complex="12pt" fo:language="en" fo:country="US"/>
    </style:style>
    <style:style style:name="T564" style:parent-style-name="Absatz-Standardschriftart" style:family="text">
      <style:text-properties style:font-name="Times New Roman" fo:font-size="12pt" style:font-size-asian="12pt" style:font-size-complex="12pt" fo:language="en" fo:country="US"/>
    </style:style>
    <style:style style:name="T565" style:parent-style-name="Absatz-Standardschriftart" style:family="text">
      <style:text-properties style:font-name="Times New Roman" fo:font-size="12pt" style:font-size-asian="12pt" style:font-size-complex="12pt" fo:language="en" fo:country="US"/>
    </style:style>
    <style:style style:name="P566" style:parent-style-name="CommentText" style:family="paragraph">
      <style:paragraph-properties fo:text-align="start" fo:text-indent="0in"/>
    </style:style>
    <style:style style:name="T567" style:parent-style-name="Absatz-Standardschriftart" style:family="text">
      <style:text-properties style:font-name="Times New Roman" fo:font-size="12pt" style:font-size-asian="12pt" style:font-size-complex="12pt" fo:language="en" fo:country="US"/>
    </style:style>
    <style:style style:name="T568" style:parent-style-name="Absatz-Standardschriftart" style:family="text">
      <style:text-properties style:font-name="Times New Roman" fo:font-size="12pt" style:font-size-asian="12pt" style:font-size-complex="12pt" fo:language="en" fo:country="US"/>
    </style:style>
    <style:style style:name="T569" style:parent-style-name="Absatz-Standardschriftart" style:family="text">
      <style:text-properties style:font-name="Times New Roman" fo:font-size="12pt" style:font-size-asian="12pt" style:font-size-complex="12pt" fo:language="en" fo:country="US"/>
    </style:style>
    <style:style style:name="T570" style:parent-style-name="Absatz-Standardschriftart" style:family="text">
      <style:text-properties style:font-name="Times New Roman" fo:font-size="12pt" style:font-size-asian="12pt" style:font-size-complex="12pt" fo:language="en" fo:country="US"/>
    </style:style>
    <style:style style:name="T571" style:parent-style-name="DefaultParagraphFont" style:family="text">
      <style:text-properties style:font-name="Times New Roman" fo:font-size="12pt" style:font-size-asian="12pt" style:font-size-complex="12pt" fo:language="en" fo:country="US"/>
    </style:style>
    <style:style style:name="T572" style:parent-style-name="Absatz-Standardschriftart" style:family="text">
      <style:text-properties style:font-name="Times New Roman" fo:font-size="12pt" style:font-size-asian="12pt" style:font-size-complex="12pt" fo:language="en" fo:country="US"/>
    </style:style>
    <style:style style:name="T573" style:parent-style-name="Absatz-Standardschriftart" style:family="text">
      <style:text-properties style:font-name="Times New Roman" fo:font-size="12pt" style:font-size-asian="12pt" style:font-size-complex="12pt" fo:language="en" fo:country="US"/>
    </style:style>
    <style:style style:name="T574" style:parent-style-name="Absatz-Standardschriftart" style:family="text">
      <style:text-properties style:font-name="Times New Roman" fo:font-size="12pt" style:font-size-asian="12pt" style:font-size-complex="12pt" fo:language="en" fo:country="US"/>
    </style:style>
    <style:style style:name="T575" style:parent-style-name="Absatz-Standardschriftart" style:family="text">
      <style:text-properties style:font-name="Times New Roman" fo:font-size="12pt" style:font-size-asian="12pt" style:font-size-complex="12pt" fo:language="en" fo:country="US"/>
    </style:style>
    <style:style style:name="T576" style:parent-style-name="Absatz-Standardschriftart" style:family="text">
      <style:text-properties style:font-name="Times New Roman" fo:font-size="12pt" style:font-size-asian="12pt" style:font-size-complex="12pt" fo:language="en" fo:country="US"/>
    </style:style>
    <style:style style:name="T577" style:parent-style-name="Absatz-Standardschriftart" style:family="text">
      <style:text-properties style:font-name="Times New Roman" fo:font-size="12pt" style:font-size-asian="12pt" style:font-size-complex="12pt" fo:language="en" fo:country="US"/>
    </style:style>
    <style:style style:name="T578" style:parent-style-name="DefaultParagraphFont" style:family="text">
      <style:text-properties fo:language="en" fo:country="US"/>
    </style:style>
    <style:style style:name="T579" style:parent-style-name="Absatz-Standardschriftart" style:family="text">
      <style:text-properties style:font-name="Times New Roman" fo:font-size="12pt" style:font-size-asian="12pt" style:font-size-complex="12pt" fo:language="en" fo:country="US"/>
    </style:style>
    <style:style style:name="T580" style:parent-style-name="Absatz-Standardschriftart" style:family="text">
      <style:text-properties style:font-name="Times New Roman" fo:font-size="12pt" style:font-size-asian="12pt" style:font-size-complex="12pt" fo:language="en" fo:country="US"/>
    </style:style>
    <style:style style:name="P581" style:parent-style-name="CommentText" style:family="paragraph">
      <style:paragraph-properties fo:text-align="start" fo:text-indent="0in"/>
    </style:style>
    <style:style style:name="T582" style:parent-style-name="Absatz-Standardschriftart" style:family="text">
      <style:text-properties style:font-name="Times New Roman" fo:font-size="12pt" style:font-size-asian="12pt" style:font-size-complex="12pt" fo:language="en" fo:country="US"/>
    </style:style>
    <style:style style:name="T583" style:parent-style-name="Absatz-Standardschriftart" style:family="text">
      <style:text-properties style:font-name="Times New Roman" fo:font-size="12pt" style:font-size-asian="12pt" style:font-size-complex="12pt" fo:language="en" fo:country="US"/>
    </style:style>
    <style:style style:name="T584" style:parent-style-name="Absatz-Standardschriftart" style:family="text">
      <style:text-properties style:font-name="Times New Roman" fo:font-size="12pt" style:font-size-asian="12pt" style:font-size-complex="12pt" fo:language="en" fo:country="US"/>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T587" style:parent-style-name="CommentReference" style:family="text">
      <style:text-properties style:font-name="Times New Roman" fo:font-size="12pt" style:font-size-asian="12pt" style:font-size-complex="12pt"/>
    </style:style>
    <style:style style:name="T588" style:parent-style-name="CommentReference" style:family="text">
      <style:text-properties style:font-name="Times New Roman" fo:font-size="12pt" style:font-size-asian="12pt" style:font-size-complex="12pt"/>
    </style:style>
    <style:style style:name="T589" style:parent-style-name="Absatz-Standardschriftart" style:family="text">
      <style:text-properties style:font-name="Times New Roman" fo:font-size="12pt" style:font-size-asian="12pt" style:font-size-complex="12pt" fo:language="en" fo:country="US"/>
    </style:style>
    <style:style style:name="T590" style:parent-style-name="Absatz-Standardschriftart" style:family="text">
      <style:text-properties style:font-name="Times New Roman" fo:font-size="12pt" style:font-size-asian="12pt" style:font-size-complex="12pt" fo:language="en" fo:country="US"/>
    </style:style>
    <style:style style:name="P591" style:parent-style-name="Standard" style:family="paragraph">
      <style:paragraph-properties fo:text-align="start" fo:text-indent="0.4916in"/>
    </style:style>
    <style:style style:name="T592" style:parent-style-name="DefaultParagraphFont" style:family="text">
      <style:text-properties style:font-name="Times New Roman" fo:font-size="12pt" style:font-size-asian="12pt" style:font-size-complex="12pt" fo:language="en" fo:country="US"/>
    </style:style>
    <style:style style:name="T593" style:parent-style-name="DefaultParagraphFont" style:family="text">
      <style:text-properties style:font-name="Times New Roman" fo:font-size="12pt" style:font-size-asian="12pt" style:font-size-complex="12pt" fo:language="en" fo:country="US"/>
    </style:style>
    <style:style style:name="T594" style:parent-style-name="DefaultParagraphFont" style:family="text">
      <style:text-properties style:font-name="Times New Roman" fo:font-size="12pt" style:font-size-asian="12pt" style:font-size-complex="12pt" fo:language="en" fo:country="US"/>
    </style:style>
    <style:style style:name="T595" style:parent-style-name="DefaultParagraphFont" style:family="text">
      <style:text-properties style:font-name="Times New Roman" fo:font-size="12pt" style:font-size-asian="12pt" style:font-size-complex="12pt" fo:language="en" fo:country="US"/>
    </style:style>
    <style:style style:name="P596" style:parent-style-name="CommentText" style:family="paragraph">
      <style:paragraph-properties fo:text-align="start" fo:text-indent="0in"/>
    </style:style>
    <style:style style:name="T597" style:parent-style-name="DefaultParagraphFont" style:family="text">
      <style:text-properties style:font-name="Times New Roman" fo:font-size="12pt" style:font-size-asian="12pt" style:font-size-complex="12pt" fo:language="en" fo:country="US"/>
    </style:style>
    <style:style style:name="T598" style:parent-style-name="DefaultParagraphFont" style:family="text">
      <style:text-properties style:font-name="Times New Roman" fo:font-size="12pt" style:font-size-asian="12pt" style:font-size-complex="12pt" fo:language="en" fo:country="US"/>
    </style:style>
    <style:style style:name="T599" style:parent-style-name="DefaultParagraphFont" style:family="text">
      <style:text-properties style:font-name="Times New Roman" fo:font-size="12pt" style:font-size-asian="12pt" style:font-size-complex="12pt" fo:language="en" fo:country="US"/>
    </style:style>
    <style:style style:name="T600" style:parent-style-name="DefaultParagraphFont" style:family="text">
      <style:text-properties style:font-name="Times New Roman" fo:font-size="12pt" style:font-size-asian="12pt" style:font-size-complex="12pt" fo:language="en" fo:country="US"/>
    </style:style>
    <style:style style:name="P601" style:parent-style-name="CommentText" style:family="paragraph">
      <style:paragraph-properties fo:text-align="start" fo:text-indent="0in"/>
    </style:style>
    <style:style style:name="P602" style:parent-style-name="CommentText" style:family="paragraph">
      <style:paragraph-properties fo:text-align="start" fo:text-indent="0in"/>
    </style:style>
    <style:style style:name="T603" style:parent-style-name="DefaultParagraphFont" style:family="text">
      <style:text-properties fo:language="en" fo:country="US"/>
    </style:style>
    <style:style style:name="T604" style:parent-style-name="DefaultParagraphFont" style:family="text">
      <style:text-properties style:font-name="Times New Roman" fo:font-size="12pt" style:font-size-asian="12pt" style:font-size-complex="12pt" fo:language="en" fo:country="US"/>
    </style:style>
    <style:style style:name="T605" style:parent-style-name="DefaultParagraphFont" style:family="text">
      <style:text-properties style:font-name="Times New Roman" fo:font-size="12pt" style:font-size-asian="12pt" style:font-size-complex="12pt" fo:language="en" fo:country="US"/>
    </style:style>
    <style:style style:name="T606" style:parent-style-name="DefaultParagraphFont" style:family="text">
      <style:text-properties style:font-name="Times New Roman" fo:font-size="12pt" style:font-size-asian="12pt" style:font-size-complex="12pt" fo:language="en" fo:country="US"/>
    </style:style>
    <style:style style:name="T607" style:parent-style-name="DefaultParagraphFont" style:family="text">
      <style:text-properties style:font-name="Times New Roman" fo:font-size="12pt" style:font-size-asian="12pt" style:font-size-complex="12pt" fo:language="en" fo:country="US"/>
    </style:style>
    <style:style style:name="T608" style:parent-style-name="DefaultParagraphFont" style:family="text">
      <style:text-properties style:font-name="Times New Roman" fo:font-size="12pt" style:font-size-asian="12pt" style:font-size-complex="12pt" fo:language="en" fo:country="US"/>
    </style:style>
    <style:style style:name="T609" style:parent-style-name="DefaultParagraphFont" style:family="text">
      <style:text-properties style:font-name="Times New Roman" fo:font-size="12pt" style:font-size-asian="12pt" style:font-size-complex="12pt" fo:language="en" fo:country="US"/>
    </style:style>
    <style:style style:name="T610" style:parent-style-name="DefaultParagraphFont" style:family="text">
      <style:text-properties style:font-name="Times New Roman"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DefaultParagraphFont" style:family="text">
      <style:text-properties style:font-name="Times New Roman" fo:font-size="12pt" style:font-size-asian="12pt" style:font-size-complex="12pt" fo:language="en" fo:country="US"/>
    </style:style>
    <style:style style:name="T613" style:parent-style-name="DefaultParagraphFont" style:family="text">
      <style:text-properties style:font-name="Times New Roman" fo:font-size="12pt" style:font-size-asian="12pt" style:font-size-complex="12pt" fo:language="en" fo:country="US"/>
    </style:style>
    <style:style style:name="P614" style:parent-style-name="Standard" style:family="paragraph">
      <style:paragraph-properties fo:text-align="start" fo:text-indent="0.4916in"/>
    </style:style>
    <style:style style:name="T615" style:parent-style-name="DefaultParagraphFont" style:family="text">
      <style:text-properties style:font-name="Times New Roman" fo:font-size="12pt" style:font-size-asian="12pt" style:font-size-complex="12pt" fo:language="en" fo:country="US"/>
    </style:style>
    <style:style style:name="T616" style:parent-style-name="DefaultParagraphFont" style:family="text">
      <style:text-properties style:font-name="Times New Roman" fo:font-size="12pt" style:font-size-asian="12pt" style:font-size-complex="12pt" fo:language="en" fo:country="US"/>
    </style:style>
    <style:style style:name="T617" style:parent-style-name="DefaultParagraphFont" style:family="text">
      <style:text-properties style:font-name="Times New Roman" fo:font-size="12pt" style:font-size-asian="12pt" style:font-size-complex="12pt" fo:language="en" fo:country="US"/>
    </style:style>
    <style:style style:name="T618" style:parent-style-name="DefaultParagraphFont" style:family="text">
      <style:text-properties style:font-name="Times New Roman" fo:font-size="12pt" style:font-size-asian="12pt" style:font-size-complex="12pt" fo:language="en" fo:country="US"/>
    </style:style>
    <style:style style:name="T619" style:parent-style-name="DefaultParagraphFont" style:family="text">
      <style:text-properties style:font-name="Times New Roman" fo:font-size="12pt" style:font-size-asian="12pt" style:font-size-complex="12pt" fo:language="en" fo:country="US"/>
    </style:style>
    <style:style style:name="T620" style:parent-style-name="DefaultParagraphFont" style:family="text">
      <style:text-properties style:font-name="Times New Roman" fo:font-size="12pt" style:font-size-asian="12pt" style:font-size-complex="12pt" fo:language="en" fo:country="US"/>
    </style:style>
    <style:style style:name="T62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22" style:parent-style-name="CommentText" style:family="paragraph">
      <style:paragraph-properties fo:text-align="start" fo:text-indent="0in"/>
    </style:style>
    <style:style style:name="P623" style:parent-style-name="CommentText" style:family="paragraph">
      <style:paragraph-properties fo:text-align="start" fo:text-indent="0in"/>
    </style:style>
    <style:style style:name="T624" style:parent-style-name="Hyperlink" style:family="text">
      <style:text-properties fo:font-weight="bold" style:font-weight-asian="bold" style:font-weight-complex="bold" fo:language="da" fo:country="DK"/>
    </style:style>
    <style:style style:name="T62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26" style:parent-style-name="DefaultParagraphFont" style:family="text">
      <style:text-properties style:font-name="Times New Roman" fo:font-size="12pt" style:font-size-asian="12pt" style:font-size-complex="12pt" fo:language="en" fo:country="US"/>
    </style:style>
    <style:style style:name="T62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28" style:parent-style-name="DefaultParagraphFont" style:family="text">
      <style:text-properties style:font-name="Times New Roman" fo:font-size="12pt" style:font-size-asian="12pt" style:font-size-complex="12pt" fo:language="en" fo:country="US"/>
    </style:style>
    <style:style style:name="T629" style:parent-style-name="DefaultParagraphFont" style:family="text">
      <style:text-properties style:font-name="Times New Roman" fo:font-size="12pt" style:font-size-asian="12pt" style:font-size-complex="12pt" fo:language="en" fo:country="US"/>
    </style:style>
    <style:style style:name="P630" style:parent-style-name="Standard" style:family="paragraph">
      <style:paragraph-properties fo:text-align="start" fo:text-indent="0.4916in"/>
    </style:style>
    <style:style style:name="T631" style:parent-style-name="DefaultParagraphFont" style:family="text">
      <style:text-properties style:font-name="Times New Roman" fo:font-size="12pt" style:font-size-asian="12pt" style:font-size-complex="12pt" fo:language="en" fo:country="US"/>
    </style:style>
    <style:style style:name="T632" style:parent-style-name="DefaultParagraphFont" style:family="text">
      <style:text-properties style:font-name="Times New Roman" fo:font-size="12pt" style:font-size-asian="12pt" style:font-size-complex="12pt" fo:language="en" fo:country="US"/>
    </style:style>
    <style:style style:name="T6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34" style:parent-style-name="DefaultParagraphFont" style:family="text">
      <style:text-properties style:font-name="Times New Roman" fo:font-size="12pt" style:font-size-asian="12pt" style:font-size-complex="12pt" fo:language="en" fo:country="US"/>
    </style:style>
    <style:style style:name="T63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36" style:parent-style-name="DefaultParagraphFont" style:family="text">
      <style:text-properties style:font-name="Times New Roman" fo:font-size="12pt" style:font-size-asian="12pt" style:font-size-complex="12pt" fo:language="en" fo:country="US"/>
    </style:style>
    <style:style style:name="T637" style:parent-style-name="DefaultParagraphFont" style:family="text">
      <style:text-properties style:font-name="Times New Roman" fo:font-size="12pt" style:font-size-asian="12pt" style:font-size-complex="12pt" fo:language="en" fo:country="US"/>
    </style:style>
    <style:style style:name="T638" style:parent-style-name="DefaultParagraphFont" style:family="text">
      <style:text-properties style:font-name="Times New Roman" fo:font-size="12pt" style:font-size-asian="12pt" style:font-size-complex="12pt" fo:language="en" fo:country="US"/>
    </style:style>
    <style:style style:name="P639" style:parent-style-name="CommentText" style:family="paragraph">
      <style:paragraph-properties fo:text-align="start" fo:text-indent="0in"/>
    </style:style>
    <style:style style:name="T640" style:parent-style-name="CommentReference" style:family="text">
      <style:text-properties style:font-name="Times New Roman" fo:font-size="12pt" style:font-size-asian="12pt" style:font-size-complex="12pt"/>
    </style:style>
    <style:style style:name="T641" style:parent-style-name="DefaultParagraphFont" style:family="text">
      <style:text-properties style:font-name="Times New Roman" fo:font-size="12pt" style:font-size-asian="12pt" style:font-size-complex="12pt" fo:language="en" fo:country="US"/>
    </style:style>
    <style:style style:name="T642" style:parent-style-name="DefaultParagraphFont" style:family="text">
      <style:text-properties style:font-name="Times New Roman" fo:font-size="12pt" style:font-size-asian="12pt" style:font-size-complex="12pt" fo:language="en" fo:country="US"/>
    </style:style>
    <style:style style:name="T643" style:parent-style-name="DefaultParagraphFont" style:family="text">
      <style:text-properties style:font-name="Times New Roman" fo:font-size="12pt" style:font-size-asian="12pt" style:font-size-complex="12pt" fo:language="en" fo:country="US"/>
    </style:style>
    <style:style style:name="T644" style:parent-style-name="Absatz-Standardschriftart" style:family="text">
      <style:text-properties style:font-name="Times New Roman" fo:font-size="12pt" style:font-size-asian="12pt" style:font-size-complex="12pt" fo:language="en" fo:country="US"/>
    </style:style>
    <style:style style:name="T645" style:parent-style-name="DefaultParagraphFont" style:family="text">
      <style:text-properties style:font-name="Times New Roman" fo:font-size="12pt" style:font-size-asian="12pt" style:font-size-complex="12pt" fo:language="en" fo:country="US"/>
    </style:style>
    <style:style style:name="T646" style:parent-style-name="DefaultParagraphFont" style:family="text">
      <style:text-properties style:font-name="Times New Roman" fo:font-size="12pt" style:font-size-asian="12pt" style:font-size-complex="12pt" fo:language="en" fo:country="US"/>
    </style:style>
    <style:style style:name="T647" style:parent-style-name="DefaultParagraphFont" style:family="text">
      <style:text-properties style:font-name="Times New Roman" fo:font-size="12pt" style:font-size-asian="12pt" style:font-size-complex="12pt" fo:language="en" fo:country="US"/>
    </style:style>
    <style:style style:name="T648" style:parent-style-name="DefaultParagraphFont" style:family="text">
      <style:text-properties style:font-name="Times New Roman" fo:font-size="12pt" style:font-size-asian="12pt" style:font-size-complex="12pt" fo:language="en" fo:country="US"/>
    </style:style>
    <style:style style:name="T649" style:parent-style-name="DefaultParagraphFont" style:family="text">
      <style:text-properties style:font-name="Times New Roman" fo:font-size="12pt" style:font-size-asian="12pt" style:font-size-complex="12pt" fo:language="en" fo:country="US"/>
    </style:style>
    <style:style style:name="P650" style:parent-style-name="Standard" style:family="paragraph">
      <style:paragraph-properties fo:text-align="start" fo:text-indent="0.4916in"/>
    </style:style>
    <style:style style:name="T651" style:parent-style-name="DefaultParagraphFont" style:family="text">
      <style:text-properties style:font-name="Times New Roman" fo:font-size="12pt" style:font-size-asian="12pt" style:font-size-complex="12pt" fo:language="en" fo:country="US"/>
    </style:style>
    <style:style style:name="T652" style:parent-style-name="DefaultParagraphFont" style:family="text">
      <style:text-properties style:font-name="Times New Roman" fo:font-size="12pt" style:font-size-asian="12pt" style:font-size-complex="12pt" fo:language="en" fo:country="US"/>
    </style:style>
    <style:style style:name="P653" style:parent-style-name="CommentText" style:family="paragraph">
      <style:paragraph-properties fo:text-align="start" fo:text-indent="0in"/>
    </style:style>
    <style:style style:name="T654" style:parent-style-name="DefaultParagraphFont" style:family="text">
      <style:text-properties style:font-name="Times New Roman" fo:font-size="12pt" style:font-size-asian="12pt" style:font-size-complex="12pt" fo:language="en" fo:country="US"/>
    </style:style>
    <style:style style:name="T655" style:parent-style-name="DefaultParagraphFont" style:family="text">
      <style:text-properties style:font-name="Times New Roman" fo:font-size="12pt" style:font-size-asian="12pt" style:font-size-complex="12pt" fo:language="en" fo:country="US"/>
    </style:style>
    <style:style style:name="T656" style:parent-style-name="DefaultParagraphFont" style:family="text">
      <style:text-properties style:font-name="Times New Roman" fo:font-size="12pt" style:font-size-asian="12pt" style:font-size-complex="12pt" fo:language="en" fo:country="US"/>
    </style:style>
    <style:style style:name="P657" style:parent-style-name="CommentText" style:family="paragraph">
      <style:paragraph-properties fo:text-align="start" fo:text-indent="0in"/>
    </style:style>
    <style:style style:name="T658" style:parent-style-name="DefaultParagraphFont" style:family="text">
      <style:text-properties style:font-name="Times New Roman" fo:font-size="12pt" style:font-size-asian="12pt" style:font-size-complex="12pt" fo:language="en" fo:country="US"/>
    </style:style>
    <style:style style:name="P6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1" style:parent-style-name="Normal" style:family="paragraph">
      <style:paragraph-properties fo:text-align="start" fo:text-indent="0in"/>
      <style:text-properties style:font-name="Times New Roman" fo:font-size="12pt" style:font-size-asian="12pt" style:font-size-complex="12pt" fo:language="en" fo:country="US"/>
    </style:style>
    <style:style style:name="P662" style:parent-style-name="Standard" style:family="paragraph">
      <style:paragraph-properties fo:text-align="start" fo:text-indent="0in"/>
    </style:style>
    <style:style style:name="T663" style:parent-style-name="DefaultParagraphFont" style:family="text">
      <style:text-properties style:font-name="Times New Roman" fo:font-size="12pt" style:font-size-asian="12pt" style:font-size-complex="12pt" fo:language="en" fo:country="US"/>
    </style:style>
    <style:style style:name="T6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65" style:parent-style-name="Standard" style:family="paragraph">
      <style:paragraph-properties fo:text-align="start" fo:text-indent="0.4916in"/>
    </style:style>
    <style:style style:name="T666" style:parent-style-name="DefaultParagraphFont" style:family="text">
      <style:text-properties style:font-name="Times New Roman" fo:font-size="12pt" style:font-size-asian="12pt" style:font-size-complex="12pt" fo:language="en" fo:country="US"/>
    </style:style>
    <style:style style:name="T667" style:parent-style-name="DefaultParagraphFont" style:family="text">
      <style:text-properties style:font-name="Times New Roman" fo:font-size="12pt" style:font-size-asian="12pt" style:font-size-complex="12pt" fo:language="en" fo:country="US"/>
    </style:style>
    <style:style style:name="T668" style:parent-style-name="DefaultParagraphFont" style:family="text">
      <style:text-properties style:font-name="Times New Roman" fo:font-size="12pt" style:font-size-asian="12pt" style:font-size-complex="12pt" fo:language="en" fo:country="US"/>
    </style:style>
    <style:style style:name="T669" style:parent-style-name="DefaultParagraphFont" style:family="text">
      <style:text-properties style:font-name="Times New Roman" fo:font-size="12pt" style:font-size-asian="12pt" style:font-size-complex="12pt" fo:language="en" fo:country="US"/>
    </style:style>
    <style:style style:name="T670" style:parent-style-name="DefaultParagraphFont" style:family="text">
      <style:text-properties style:font-name="Times New Roman" fo:font-size="12pt" style:font-size-asian="12pt" style:font-size-complex="12pt" fo:language="en" fo:country="US"/>
    </style:style>
    <style:style style:name="T671" style:parent-style-name="Absatz-Standardschriftart" style:family="text">
      <style:text-properties style:font-name="Times New Roman" fo:font-size="12pt" style:font-size-asian="12pt" style:font-size-complex="12pt" fo:language="en" fo:country="US"/>
    </style:style>
    <style:style style:name="T672" style:parent-style-name="Absatz-Standardschriftart" style:family="text">
      <style:text-properties style:font-name="Times New Roman" fo:font-size="12pt" style:font-size-asian="12pt" style:font-size-complex="12pt" fo:language="en" fo:country="US"/>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T675" style:parent-style-name="Absatz-Standardschriftart" style:family="text">
      <style:text-properties style:font-name="Times New Roman" fo:font-size="12pt" style:font-size-asian="12pt" style:font-size-complex="12pt" fo:language="en" fo:country="US"/>
    </style:style>
    <style:style style:name="T676" style:parent-style-name="Absatz-Standardschriftart" style:family="text">
      <style:text-properties style:font-name="Times New Roman" fo:font-size="12pt" style:font-size-asian="12pt" style:font-size-complex="12pt" fo:language="en" fo:country="US"/>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T679" style:parent-style-name="Absatz-Standardschriftart" style:family="text">
      <style:text-properties style:font-name="Times New Roman" fo:font-size="12pt" style:font-size-asian="12pt" style:font-size-complex="12pt" fo:language="en" fo:country="US"/>
    </style:style>
    <style:style style:name="T680" style:parent-style-name="DefaultParagraphFont" style:family="text">
      <style:text-properties style:font-name="Times New Roman" fo:font-size="12pt" style:font-size-asian="12pt" style:font-size-complex="12pt" fo:language="en" fo:country="US"/>
    </style:style>
    <style:style style:name="T681" style:parent-style-name="DefaultParagraphFont" style:family="text">
      <style:text-properties style:font-name="Times New Roman" fo:font-size="12pt" style:font-size-asian="12pt" style:font-size-complex="12pt" fo:language="en" fo:country="US"/>
    </style:style>
    <style:style style:name="P682" style:parent-style-name="CommentText" style:family="paragraph">
      <style:paragraph-properties fo:text-align="start" fo:text-indent="0in"/>
    </style:style>
    <style:style style:name="P683" style:parent-style-name="CommentText" style:family="paragraph">
      <style:paragraph-properties fo:text-align="start" fo:text-indent="0in"/>
    </style:style>
    <style:style style:name="T684" style:parent-style-name="CommentReference" style:family="text">
      <style:text-properties style:font-name="Times New Roman" fo:font-size="12pt" style:font-size-asian="12pt" style:font-size-complex="12pt"/>
    </style:style>
    <style:style style:name="T685" style:parent-style-name="CommentReference" style:family="text">
      <style:text-properties style:font-name="Times New Roman" fo:font-size="12pt" style:font-size-asian="12pt" style:font-size-complex="12pt"/>
    </style:style>
    <style:style style:name="T686" style:parent-style-name="DefaultParagraphFont" style:family="text">
      <style:text-properties style:font-name="Times New Roman" fo:font-size="12pt" style:font-size-asian="12pt" style:font-size-complex="12pt" fo:language="en" fo:country="US"/>
    </style:style>
    <style:style style:name="T687" style:parent-style-name="Absatz-Standardschriftart" style:family="text">
      <style:text-properties style:font-name="Times New Roman" fo:font-size="12pt" style:font-size-asian="12pt" style:font-size-complex="12pt" fo:language="en" fo:country="US"/>
    </style:style>
    <style:style style:name="T688" style:parent-style-name="Absatz-Standardschriftart" style:family="text">
      <style:text-properties style:font-name="Times New Roman" fo:font-size="12pt" style:font-size-asian="12pt" style:font-size-complex="12pt" fo:language="en" fo:country="US"/>
    </style:style>
    <style:style style:name="T689" style:parent-style-name="DefaultParagraphFont" style:family="text">
      <style:text-properties style:font-name="Times New Roman" fo:font-size="12pt" style:font-size-asian="12pt" style:font-size-complex="12pt" fo:language="en" fo:country="US"/>
    </style:style>
    <style:style style:name="P690" style:parent-style-name="CommentText" style:family="paragraph">
      <style:paragraph-properties fo:text-align="start" fo:text-indent="0in"/>
    </style:style>
    <style:style style:name="P691" style:parent-style-name="CommentText" style:family="paragraph">
      <style:paragraph-properties fo:text-align="start" fo:text-indent="0in"/>
    </style:style>
    <style:style style:name="T692" style:parent-style-name="DefaultParagraphFont" style:family="text">
      <style:text-properties style:font-name="Times New Roman" fo:font-size="12pt" style:font-size-asian="12pt" style:font-size-complex="12pt" fo:language="en" fo:country="US"/>
    </style:style>
    <style:style style:name="T693" style:parent-style-name="DefaultParagraphFont" style:family="text">
      <style:text-properties style:font-name="Times New Roman" fo:font-size="12pt" style:font-size-asian="12pt" style:font-size-complex="12pt" fo:language="en" fo:country="US"/>
    </style:style>
    <style:style style:name="T694" style:parent-style-name="DefaultParagraphFont" style:family="text">
      <style:text-properties style:font-name="Times New Roman" fo:font-size="12pt" style:font-size-asian="12pt" style:font-size-complex="12pt" fo:language="en" fo:country="US"/>
    </style:style>
    <style:style style:name="T695" style:parent-style-name="DefaultParagraphFont" style:family="text">
      <style:text-properties style:font-name="Times New Roman" fo:font-size="12pt" style:font-size-asian="12pt" style:font-size-complex="12pt" fo:language="en" fo:country="US"/>
    </style:style>
    <style:style style:name="T696" style:parent-style-name="DefaultParagraphFont" style:family="text">
      <style:text-properties style:font-name="Times New Roman" fo:font-size="12pt" style:font-size-asian="12pt" style:font-size-complex="12pt" fo:language="en" fo:country="US"/>
    </style:style>
    <style:style style:name="T697" style:parent-style-name="DefaultParagraphFont" style:family="text">
      <style:text-properties style:font-name="Times New Roman" fo:font-size="12pt" style:font-size-asian="12pt" style:font-size-complex="12pt" fo:language="en" fo:country="US"/>
    </style:style>
    <style:style style:name="T698" style:parent-style-name="DefaultParagraphFont" style:family="text">
      <style:text-properties style:font-name="Times New Roman" fo:font-size="12pt" style:font-size-asian="12pt" style:font-size-complex="12pt" fo:language="en" fo:country="US"/>
    </style:style>
    <style:style style:name="T699" style:parent-style-name="DefaultParagraphFont" style:family="text">
      <style:text-properties style:font-name="Times New Roman" fo:font-size="12pt" style:font-size-asian="12pt" style:font-size-complex="12pt" fo:language="en" fo:country="US"/>
    </style:style>
    <style:style style:name="T700" style:parent-style-name="DefaultParagraphFont" style:family="text">
      <style:text-properties style:font-name="Times New Roman"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DefaultParagraphFont" style:family="text">
      <style:text-properties style:font-name="Times New Roman" fo:font-size="12pt" style:font-size-asian="12pt" style:font-size-complex="12pt" fo:language="en" fo:country="US"/>
    </style:style>
    <style:style style:name="T703" style:parent-style-name="DefaultParagraphFont" style:family="text">
      <style:text-properties style:font-name="Times New Roman" fo:font-size="12pt" style:font-size-asian="12pt" style:font-size-complex="12pt" fo:language="en" fo:country="US"/>
    </style:style>
    <style:style style:name="T704" style:parent-style-name="DefaultParagraphFont" style:family="text">
      <style:text-properties style:font-name="Times New Roman" fo:font-size="12pt" style:font-size-asian="12pt" style:font-size-complex="12pt" fo:language="en" fo:country="US"/>
    </style:style>
    <style:style style:name="T705" style:parent-style-name="DefaultParagraphFont" style:family="text">
      <style:text-properties style:font-name="Times New Roman" fo:font-size="12pt" style:font-size-asian="12pt" style:font-size-complex="12pt" fo:language="en" fo:country="US"/>
    </style:style>
    <style:style style:name="T706" style:parent-style-name="DefaultParagraphFont" style:family="text">
      <style:text-properties style:font-name="Times New Roman" fo:font-size="12pt" style:font-size-asian="12pt" style:font-size-complex="12pt" fo:language="en" fo:country="US"/>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T709" style:parent-style-name="CommentReference" style:family="text">
      <style:text-properties style:font-name="Times New Roman" fo:font-size="12pt" style:font-size-asian="12pt" style:font-size-complex="12pt"/>
    </style:style>
    <style:style style:name="T710" style:parent-style-name="CommentReference" style:family="text">
      <style:text-properties style:font-name="Times New Roman" fo:font-size="12pt" style:font-size-asian="12pt" style:font-size-complex="12pt"/>
    </style:style>
    <style:style style:name="T711" style:parent-style-name="DefaultParagraphFont" style:family="text">
      <style:text-properties style:font-name="Times New Roman" fo:font-size="12pt" style:font-size-asian="12pt" style:font-size-complex="12pt" fo:language="en" fo:country="US"/>
    </style:style>
    <style:style style:name="T712" style:parent-style-name="DefaultParagraphFont" style:family="text">
      <style:text-properties style:font-name="Times New Roman" fo:font-size="12pt" style:font-size-asian="12pt" style:font-size-complex="12pt" fo:language="en" fo:country="US"/>
    </style:style>
    <style:style style:name="T713" style:parent-style-name="DefaultParagraphFont" style:family="text">
      <style:text-properties style:font-name="Times New Roman" fo:font-size="12pt" style:font-size-asian="12pt" style:font-size-complex="12pt" fo:language="en" fo:country="US"/>
    </style:style>
    <style:style style:name="T714" style:parent-style-name="Absatz-Standardschriftart" style:family="text">
      <style:text-properties style:font-name="Times New Roman" fo:font-size="12pt" style:font-size-asian="12pt" style:font-size-complex="12pt" fo:language="en" fo:country="US"/>
    </style:style>
    <style:style style:name="T715" style:parent-style-name="Absatz-Standardschriftart" style:family="text">
      <style:text-properties style:font-name="Times New Roman" fo:font-size="12pt" style:font-size-asian="12pt" style:font-size-complex="12pt" fo:language="en" fo:country="US"/>
    </style:style>
    <style:style style:name="T716" style:parent-style-name="Absatz-Standardschriftart" style:family="text">
      <style:text-properties style:font-name="Times New Roman" fo:font-size="12pt" style:font-size-asian="12pt" style:font-size-complex="12pt" fo:background-color="#FFFF00" fo:language="en" fo:country="US"/>
    </style:style>
    <style:style style:name="T717" style:parent-style-name="Absatz-Standardschriftart" style:family="text">
      <style:text-properties style:font-name="Times New Roman" fo:font-size="12pt" style:font-size-asian="12pt" style:font-size-complex="12pt" fo:language="en" fo:country="US"/>
    </style:style>
    <style:style style:name="T718" style:parent-style-name="Absatz-Standardschriftart" style:family="text">
      <style:text-properties style:font-name="Times New Roman" fo:font-size="12pt" style:font-size-asian="12pt" style:font-size-complex="12pt" fo:background-color="#FFFF00" fo:language="en" fo:country="US"/>
    </style:style>
    <style:style style:name="T719" style:parent-style-name="Absatz-Standardschriftart" style:family="text">
      <style:text-properties style:font-name="Times New Roman" fo:font-size="12pt" style:font-size-asian="12pt" style:font-size-complex="12pt" fo:language="en" fo:country="US"/>
    </style:style>
    <style:style style:name="P720" style:parent-style-name="Standard" style:family="paragraph">
      <style:paragraph-properties fo:text-align="start" fo:text-indent="0.4916in"/>
    </style:style>
    <style:style style:name="T721" style:parent-style-name="Absatz-Standardschriftart" style:family="text">
      <style:text-properties style:font-name="Times New Roman" fo:font-size="12pt" style:font-size-asian="12pt" style:font-size-complex="12pt" fo:language="en" fo:country="US"/>
    </style:style>
    <style:style style:name="P722" style:parent-style-name="Standard" style:family="paragraph">
      <style:paragraph-properties fo:text-align="start" fo:text-indent="0.4916in"/>
    </style:style>
    <style:style style:name="T723" style:parent-style-name="Absatz-Standardschriftart" style:family="text">
      <style:text-properties style:font-name="Times New Roman" fo:font-size="12pt" style:font-size-asian="12pt" style:font-size-complex="12pt" fo:language="en" fo:country="US"/>
    </style:style>
    <style:style style:name="T724" style:parent-style-name="Absatz-Standardschriftart" style:family="text">
      <style:text-properties style:font-name="Times New Roman" fo:font-size="12pt" style:font-size-asian="12pt" style:font-size-complex="12pt" fo:background-color="#FFFF00" fo:language="en" fo:country="US"/>
    </style:style>
    <style:style style:name="T725" style:parent-style-name="Absatz-Standardschriftart" style:family="text">
      <style:text-properties style:font-name="Times New Roman" fo:font-size="12pt" style:font-size-asian="12pt" style:font-size-complex="12pt" fo:language="en" fo:country="US"/>
    </style:style>
    <style:style style:name="P726" style:parent-style-name="Standard" style:family="paragraph">
      <style:paragraph-properties fo:text-align="start" fo:text-indent="0.4916in"/>
    </style:style>
    <style:style style:name="T727" style:parent-style-name="DefaultParagraphFont" style:family="text">
      <style:text-properties style:font-name="Times New Roman" fo:font-size="12pt" style:font-size-asian="12pt" style:font-size-complex="12pt" fo:language="en" fo:country="US"/>
    </style:style>
    <style:style style:name="T728" style:parent-style-name="DefaultParagraphFont" style:family="text">
      <style:text-properties style:font-name="Times New Roman" fo:font-size="12pt" style:font-size-asian="12pt" style:font-size-complex="12pt" fo:language="en" fo:country="US"/>
    </style:style>
    <style:style style:name="T7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730" style:parent-style-name="DefaultParagraphFont" style:family="text">
      <style:text-properties style:font-name="Times New Roman" fo:font-size="12pt" style:font-size-asian="12pt" style:font-size-complex="12pt" fo:language="en" fo:country="US"/>
    </style:style>
    <style:style style:name="T731" style:parent-style-name="DefaultParagraphFont" style:family="text">
      <style:text-properties style:font-name="Times New Roman" fo:font-size="12pt" style:font-size-asian="12pt" style:font-size-complex="12pt" fo:language="en" fo:country="US"/>
    </style:style>
    <style:style style:name="P73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3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da" fo:country="DK"/>
    </style:style>
    <style:style style:name="P734" style:parent-style-name="Standard" style:family="paragraph">
      <style:paragraph-properties fo:text-align="start" fo:text-indent="0.4916in"/>
    </style:style>
    <style:style style:name="T735" style:parent-style-name="DefaultParagraphFont" style:family="text">
      <style:text-properties style:font-name="Times New Roman" fo:font-size="12pt" style:font-size-asian="12pt" style:font-size-complex="12pt" fo:language="en" fo:country="US"/>
    </style:style>
    <style:style style:name="T736" style:parent-style-name="DefaultParagraphFont" style:family="text">
      <style:text-properties style:font-name="Times New Roman" fo:font-size="12pt" style:font-size-asian="12pt" style:font-size-complex="12pt" fo:language="en" fo:country="US"/>
    </style:style>
    <style:style style:name="T737" style:parent-style-name="DefaultParagraphFont" style:family="text">
      <style:text-properties style:font-name="Times New Roman" fo:font-size="12pt" style:font-size-asian="12pt" style:font-size-complex="12pt" fo:language="en" fo:country="US"/>
    </style:style>
    <style:style style:name="T738" style:parent-style-name="DefaultParagraphFont" style:family="text">
      <style:text-properties style:font-name="Times New Roman" fo:font-size="12pt" style:font-size-asian="12pt" style:font-size-complex="12pt" fo:language="en" fo:country="US"/>
    </style:style>
    <style:style style:name="T739" style:parent-style-name="DefaultParagraphFont" style:family="text">
      <style:text-properties style:font-name="Times New Roman" fo:font-size="12pt" style:font-size-asian="12pt" style:font-size-complex="12pt" fo:language="en" fo:country="US"/>
    </style:style>
    <style:style style:name="T740" style:parent-style-name="DefaultParagraphFont" style:family="text">
      <style:text-properties style:font-name="Times New Roman" fo:font-size="12pt" style:font-size-asian="12pt" style:font-size-complex="12pt" fo:language="en" fo:country="US"/>
    </style:style>
    <style:style style:name="T741" style:parent-style-name="Absatz-Standardschriftart" style:family="text">
      <style:text-properties style:font-name="Times New Roman" fo:font-size="12pt" style:font-size-asian="12pt" style:font-size-complex="12pt" fo:language="en" fo:country="US"/>
    </style:style>
    <style:style style:name="P742" style:parent-style-name="CommentText" style:family="paragraph">
      <style:paragraph-properties fo:text-align="start" fo:text-indent="0in"/>
    </style:style>
    <style:style style:name="P743" style:parent-style-name="CommentText" style:family="paragraph">
      <style:paragraph-properties fo:text-align="start" fo:text-indent="0in"/>
    </style:style>
    <style:style style:name="T744" style:parent-style-name="Absatz-Standardschriftart" style:family="text">
      <style:text-properties style:font-name="Times New Roman" fo:font-size="12pt" style:font-size-asian="12pt" style:font-size-complex="12pt" fo:language="en" fo:country="US"/>
    </style:style>
    <style:style style:name="T745" style:parent-style-name="DefaultParagraphFont" style:family="text">
      <style:text-properties style:font-name="Times New Roman" fo:font-size="12pt" style:font-size-asian="12pt" style:font-size-complex="12pt" fo:language="en" fo:country="US"/>
    </style:style>
    <style:style style:name="T746" style:parent-style-name="DefaultParagraphFont" style:family="text">
      <style:text-properties style:font-name="Times New Roman" fo:font-size="12pt" style:font-size-asian="12pt" style:font-size-complex="12pt" fo:language="en" fo:country="US"/>
    </style:style>
    <style:style style:name="P747" style:parent-style-name="CommentText" style:family="paragraph">
      <style:paragraph-properties fo:text-align="start" fo:text-indent="0in"/>
    </style:style>
    <style:style style:name="P748" style:parent-style-name="CommentText" style:family="paragraph">
      <style:paragraph-properties fo:text-align="start" fo:text-indent="0in"/>
    </style:style>
    <style:style style:name="T749" style:parent-style-name="CommentReference" style:family="text">
      <style:text-properties style:font-name="Times New Roman" fo:font-size="12pt" style:font-size-asian="12pt" style:font-size-complex="12pt"/>
    </style:style>
    <style:style style:name="T750" style:parent-style-name="CommentReference" style:family="text">
      <style:text-properties style:font-name="Times New Roman" fo:font-size="12pt" style:font-size-asian="12pt" style:font-size-complex="12pt"/>
    </style:style>
    <style:style style:name="T751" style:parent-style-name="DefaultParagraphFont" style:family="text">
      <style:text-properties style:font-name="Times New Roman" fo:font-size="12pt" style:font-size-asian="12pt" style:font-size-complex="12pt" fo:language="en" fo:country="US"/>
    </style:style>
    <style:style style:name="T752" style:parent-style-name="DefaultParagraphFont" style:family="text">
      <style:text-properties style:font-name="Times New Roman" fo:font-size="12pt" style:font-size-asian="12pt" style:font-size-complex="12pt" fo:language="en" fo:country="US"/>
    </style:style>
    <style:style style:name="T753" style:parent-style-name="DefaultParagraphFont" style:family="text">
      <style:text-properties style:font-name="Times New Roman" fo:font-size="12pt" style:font-size-asian="12pt" style:font-size-complex="12pt" fo:language="en" fo:country="US"/>
    </style:style>
    <style:style style:name="T754" style:parent-style-name="DefaultParagraphFont" style:family="text">
      <style:text-properties style:font-name="Times New Roman" fo:font-size="12pt" style:font-size-asian="12pt" style:font-size-complex="12pt" fo:language="en" fo:country="US"/>
    </style:style>
    <style:style style:name="T755" style:parent-style-name="DefaultParagraphFont" style:family="text">
      <style:text-properties style:font-name="Times New Roman" fo:font-size="12pt" style:font-size-asian="12pt" style:font-size-complex="12pt" fo:language="en" fo:country="US"/>
    </style:style>
    <style:style style:name="T756" style:parent-style-name="DefaultParagraphFont" style:family="text">
      <style:text-properties style:font-name="Times New Roman" fo:font-size="12pt" style:font-size-asian="12pt" style:font-size-complex="12pt" fo:language="en" fo:country="US"/>
    </style:style>
    <style:style style:name="P757" style:parent-style-name="CommentText" style:family="paragraph">
      <style:paragraph-properties fo:text-align="start" fo:text-indent="0in"/>
    </style:style>
    <style:style style:name="P758" style:parent-style-name="CommentText" style:family="paragraph">
      <style:paragraph-properties fo:text-align="start" fo:text-indent="0in"/>
    </style:style>
    <style:style style:name="T759" style:parent-style-name="CommentReference" style:family="text">
      <style:text-properties style:font-name="Times New Roman" fo:font-size="12pt" style:font-size-asian="12pt" style:font-size-complex="12pt"/>
    </style:style>
    <style:style style:name="T760" style:parent-style-name="CommentReference" style:family="text">
      <style:text-properties style:font-name="Times New Roman" fo:font-size="12pt" style:font-size-asian="12pt" style:font-size-complex="12pt"/>
    </style:style>
    <style:style style:name="T761" style:parent-style-name="DefaultParagraphFont" style:family="text">
      <style:text-properties style:font-name="Times New Roman" fo:font-size="12pt" style:font-size-asian="12pt" style:font-size-complex="12pt" fo:language="en" fo:country="US"/>
    </style:style>
    <style:style style:name="T762" style:parent-style-name="DefaultParagraphFont" style:family="text">
      <style:text-properties style:font-name="Times New Roman" fo:font-size="12pt" style:font-size-asian="12pt" style:font-size-complex="12pt" fo:language="en" fo:country="US"/>
    </style:style>
    <style:style style:name="P763" style:parent-style-name="Standard" style:family="paragraph">
      <style:paragraph-properties fo:text-align="start" fo:text-indent="0in"/>
      <style:text-properties fo:language="en" fo:country="US"/>
    </style:style>
    <style:style style:name="P7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8" style:parent-style-name="Standard" style:family="paragraph">
      <style:paragraph-properties fo:text-align="start" fo:text-indent="0in"/>
      <style:text-properties fo:font-weight="bold" style:font-weight-asian="bold" style:font-weight-complex="bold" fo:language="en" fo:country="US"/>
    </style:style>
    <style:style style:name="P769" style:parent-style-name="Standard" style:family="paragraph">
      <style:paragraph-properties fo:text-align="start" fo:text-indent="0in"/>
      <style:text-properties fo:font-weight="bold" style:font-weight-asian="bold" style:font-weight-complex="bold" fo:language="en" fo:country="US"/>
    </style:style>
    <style:style style:name="P770" style:parent-style-name="Standard" style:family="paragraph">
      <style:paragraph-properties fo:text-align="start" fo:text-indent="0in"/>
      <style:text-properties fo:font-weight="bold" style:font-weight-asian="bold" style:font-weight-complex="bold" fo:language="en" fo:country="US"/>
    </style:style>
    <style:style style:name="P771" style:parent-style-name="Standard" style:family="paragraph">
      <style:paragraph-properties fo:text-align="start" fo:text-indent="0in"/>
      <style:text-properties fo:font-weight="bold" style:font-weight-asian="bold" style:font-weight-complex="bold" fo:language="en" fo:country="US"/>
    </style:style>
    <style:style style:name="P772" style:parent-style-name="Standard" style:family="paragraph">
      <style:paragraph-properties fo:text-align="start" fo:text-indent="0in"/>
      <style:text-properties fo:font-weight="bold" style:font-weight-asian="bold" style:font-weight-complex="bold" fo:language="en" fo:country="US"/>
    </style:style>
    <style:style style:name="P773" style:parent-style-name="Standard" style:family="paragraph">
      <style:paragraph-properties fo:text-align="start" fo:text-indent="0in"/>
      <style:text-properties fo:font-weight="bold" style:font-weight-asian="bold" style:font-weight-complex="bold" fo:language="en" fo:country="US"/>
    </style:style>
    <style:style style:name="P774" style:parent-style-name="Standard" style:family="paragraph">
      <style:paragraph-properties fo:text-align="start" fo:text-indent="0in"/>
      <style:text-properties fo:font-weight="bold" style:font-weight-asian="bold" style:font-weight-complex="bold" fo:language="en" fo:country="US"/>
    </style:style>
    <style:style style:name="P775" style:parent-style-name="Standard" style:family="paragraph">
      <style:paragraph-properties fo:text-align="start" fo:text-indent="0in"/>
      <style:text-properties fo:language="en" fo:country="US"/>
    </style:style>
    <style:style style:name="P776" style:parent-style-name="Standard" style:family="paragraph">
      <style:paragraph-properties fo:text-align="start" fo:text-indent="0in"/>
      <style:text-properties fo:font-weight="bold" style:font-weight-asian="bold" style:font-weight-complex="bold" fo:language="en" fo:country="US"/>
    </style:style>
    <style:style style:name="P777" style:parent-style-name="Standard" style:family="paragraph">
      <style:paragraph-properties fo:text-align="start" fo:text-indent="0in"/>
      <style:text-properties fo:language="en" fo:country="US"/>
    </style:style>
    <style:style style:name="P778" style:parent-style-name="Standard" style:family="paragraph">
      <style:paragraph-properties fo:text-align="start" fo:text-indent="0in"/>
      <style:text-properties fo:font-weight="bold" style:font-weight-asian="bold" style:font-weight-complex="bold" fo:language="en" fo:country="US"/>
    </style:style>
    <style:style style:name="P779" style:parent-style-name="Standard" style:family="paragraph">
      <style:paragraph-properties fo:text-align="start" fo:text-indent="0in"/>
      <style:text-properties fo:font-weight="bold" style:font-weight-asian="bold" style:font-weight-complex="bold" fo:language="en" fo:country="US"/>
    </style:style>
    <style:style style:name="P780" style:parent-style-name="Standard" style:family="paragraph">
      <style:paragraph-properties fo:text-align="start" fo:text-indent="0in"/>
      <style:text-properties fo:font-weight="bold" style:font-weight-asian="bold" style:font-weight-complex="bold" fo:language="en" fo:country="US"/>
    </style:style>
    <style:style style:name="P781" style:parent-style-name="Standard" style:family="paragraph">
      <style:paragraph-properties fo:text-align="start" fo:text-indent="0in"/>
      <style:text-properties fo:font-weight="bold" style:font-weight-asian="bold" style:font-weight-complex="bold" fo:language="en" fo:country="US"/>
    </style:style>
    <style:style style:name="P782" style:parent-style-name="Standard" style:family="paragraph">
      <style:paragraph-properties fo:text-align="start" fo:text-indent="0in"/>
      <style:text-properties fo:font-weight="bold" style:font-weight-asian="bold" style:font-weight-complex="bold" fo:language="en" fo:country="US"/>
    </style:style>
    <style:style style:name="P783" style:parent-style-name="Standard" style:family="paragraph">
      <style:paragraph-properties fo:text-align="start" fo:text-indent="0in"/>
      <style:text-properties fo:font-weight="bold" style:font-weight-asian="bold" style:font-weight-complex="bold" fo:language="en" fo:country="US"/>
    </style:style>
    <style:style style:name="P784" style:parent-style-name="Standard" style:family="paragraph">
      <style:paragraph-properties fo:text-align="start" fo:text-indent="0in"/>
      <style:text-properties fo:font-weight="bold" style:font-weight-asian="bold" style:font-weight-complex="bold" fo:language="en" fo:country="US"/>
    </style:style>
    <style:style style:name="P785" style:parent-style-name="Standard" style:family="paragraph">
      <style:paragraph-properties fo:text-align="start" fo:text-indent="0in"/>
      <style:text-properties fo:font-weight="bold" style:font-weight-asian="bold" style:font-weight-complex="bold" fo:language="en" fo:country="US"/>
    </style:style>
    <style:style style:name="P786" style:parent-style-name="Standard" style:family="paragraph">
      <style:paragraph-properties fo:text-align="start" fo:text-indent="0in"/>
      <style:text-properties fo:font-weight="bold" style:font-weight-asian="bold" style:font-weight-complex="bold" fo:language="en" fo:country="US"/>
    </style:style>
    <style:style style:name="P787" style:parent-style-name="Standard" style:family="paragraph">
      <style:paragraph-properties fo:text-align="start" fo:text-indent="0in"/>
      <style:text-properties fo:font-weight="bold" style:font-weight-asian="bold" style:font-weight-complex="bold" fo:language="en" fo:country="US"/>
    </style:style>
    <style:style style:name="P788" style:parent-style-name="Standard" style:family="paragraph">
      <style:paragraph-properties fo:text-align="start" fo:text-indent="0in"/>
      <style:text-properties fo:font-weight="bold" style:font-weight-asian="bold" style:font-weight-complex="bold" fo:language="en" fo:country="US"/>
    </style:style>
    <style:style style:name="P789" style:parent-style-name="Standard" style:family="paragraph">
      <style:paragraph-properties fo:text-align="start" fo:text-indent="0in"/>
      <style:text-properties fo:font-weight="bold" style:font-weight-asian="bold" style:font-weight-complex="bold" fo:language="en" fo:country="US"/>
    </style:style>
    <style:style style:name="P790" style:parent-style-name="Standard" style:family="paragraph">
      <style:paragraph-properties fo:text-align="start" fo:text-indent="0in"/>
      <style:text-properties fo:font-weight="bold" style:font-weight-asian="bold" style:font-weight-complex="bold" fo:language="en" fo:country="US"/>
    </style:style>
    <style:style style:name="P791" style:parent-style-name="Standard" style:family="paragraph">
      <style:paragraph-properties fo:text-align="start" fo:text-indent="0in"/>
      <style:text-properties fo:font-weight="bold" style:font-weight-asian="bold" style:font-weight-complex="bold" fo:language="en" fo:country="US"/>
    </style:style>
    <style:style style:name="P792" style:parent-style-name="Standard" style:family="paragraph">
      <style:paragraph-properties fo:text-align="start" fo:text-indent="0in"/>
      <style:text-properties fo:font-weight="bold" style:font-weight-asian="bold" style:font-weight-complex="bold" fo:language="en" fo:country="US"/>
    </style:style>
    <style:style style:name="P793" style:parent-style-name="Standard" style:family="paragraph">
      <style:paragraph-properties fo:text-align="start" fo:text-indent="0in"/>
      <style:text-properties fo:font-weight="bold" style:font-weight-asian="bold" style:font-weight-complex="bold" fo:language="en" fo:country="US"/>
    </style:style>
    <style:style style:name="P794" style:parent-style-name="Standard" style:family="paragraph">
      <style:paragraph-properties fo:text-align="start" fo:text-indent="0in"/>
      <style:text-properties fo:font-weight="bold" style:font-weight-asian="bold" style:font-weight-complex="bold" fo:language="en" fo:country="US"/>
    </style:style>
    <style:style style:name="P795" style:parent-style-name="Standard" style:family="paragraph">
      <style:paragraph-properties fo:text-align="start" fo:text-indent="0in"/>
      <style:text-properties fo:font-weight="bold" style:font-weight-asian="bold" style:font-weight-complex="bold" fo:language="en" fo:country="US"/>
    </style:style>
    <style:style style:name="P796" style:parent-style-name="Standard" style:family="paragraph">
      <style:paragraph-properties fo:text-align="start" fo:text-indent="0in"/>
      <style:text-properties fo:font-weight="bold" style:font-weight-asian="bold" style:font-weight-complex="bold" fo:language="en" fo:country="US"/>
    </style:style>
    <style:style style:name="P79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1" style:parent-style-name="Standard" style:family="paragraph">
      <style:paragraph-properties fo:text-align="start" fo:text-indent="0.4916in"/>
    </style:style>
    <style:style style:name="T802" style:parent-style-name="Absatz-Standardschriftart" style:family="text">
      <style:text-properties style:font-name="Times New Roman" fo:font-size="12pt" style:font-size-asian="12pt" style:font-size-complex="12pt" fo:language="en" fo:country="US"/>
    </style:style>
    <style:style style:name="P803" style:parent-style-name="Standard" style:family="paragraph">
      <style:paragraph-properties fo:text-align="start" fo:text-indent="0in"/>
      <style:text-properties fo:language="en" fo:country="US"/>
    </style:style>
    <style:style style:name="P804" style:parent-style-name="Standard" style:family="paragraph">
      <style:paragraph-properties fo:text-align="start" fo:text-indent="0in"/>
    </style:style>
    <style:style style:name="T805" style:parent-style-name="Absatz-Standardschriftart" style:family="text">
      <style:text-properties style:font-name="Times New Roman" fo:font-size="12pt" style:font-size-asian="12pt" style:font-size-complex="12pt" fo:language="en" fo:country="US"/>
    </style:style>
    <style:style style:name="P806" style:parent-style-name="Standard" style:family="paragraph">
      <style:paragraph-properties fo:text-align="start" fo:text-indent="0in"/>
      <style:text-properties fo:font-weight="bold" style:font-weight-asian="bold" style:font-weight-complex="bold" fo:language="en" fo:country="US"/>
    </style:style>
    <style:style style:name="P807" style:parent-style-name="Standard" style:family="paragraph">
      <style:paragraph-properties fo:text-align="start" fo:text-indent="0in"/>
    </style:style>
    <style:style style:name="T808"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809" style:parent-style-name="CommentText" style:family="paragraph">
      <style:paragraph-properties fo:text-align="start" fo:text-indent="0in"/>
    </style:style>
    <style:style style:name="P810" style:parent-style-name="CommentText" style:family="paragraph">
      <style:paragraph-properties fo:text-align="start" fo:text-indent="0in"/>
    </style:style>
    <style:style style:name="T811"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812" style:parent-style-name="Standard" style:family="paragraph">
      <style:paragraph-properties fo:text-align="start" fo:text-indent="0in"/>
    </style:style>
    <style:style style:name="T813" style:parent-style-name="DefaultParagraphFont" style:family="text">
      <style:text-properties style:font-name="Times New Roman" fo:font-size="12pt" style:font-size-asian="12pt" style:font-size-complex="12pt" fo:language="en" fo:country="US"/>
    </style:style>
    <style:style style:name="P814" style:parent-style-name="CommentText" style:family="paragraph">
      <style:paragraph-properties fo:text-align="start" fo:text-indent="0in"/>
    </style:style>
    <style:style style:name="P8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6" style:parent-style-name="Standard" style:family="paragraph">
      <style:paragraph-properties fo:text-align="start" fo:text-indent="0in"/>
      <style:text-properties fo:font-weight="bold" style:font-weight-asian="bold" style:font-weight-complex="bold" fo:language="en" fo:country="US"/>
    </style:style>
    <style:style style:name="P817" style:parent-style-name="Standard"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Imagine waking up one day feeling disoriented, unable to concentrate, or struggling to remember simple tasks from the day before. For many individuals recovering from COVID-19, this mental cloudiness, often described as "</text:span><text:span text:style-name="T4"><office:annotation office:name="0" xml:id="860640688"><dc:creator>Janka Hauffe</dc:creator><dc:date>2025-02-02T15:28:00</dc:date><meta:creator-initials>JH</meta:creator-initials><text:p text:style-name="P5">I need citation here</text:p></office:annotation>brain fog,"<text:s/></text:span><text:span text:style-name="T6"><office:annotation-end office:name="0"/></text:span><text:span text:style-name="T7">is a persistent reminder of their illness. These cognitive challenges, along with fatigue and other lingering symptoms, affect their daily lives long after the infection has passed.</text:span></text:p>
      <text:p text:style-name="P8"><text:span text:style-name="T9">Cognition is the most complex function of the brain (</text:span><text:span text:style-name="T10"><office:annotation office:name="1" xml:id="980922611"><dc:creator>Janka Hauffe</dc:creator><dc:date>2025-02-02T13:34:00</dc:date><meta:creator-initials>JH</meta:creator-initials><text:p text:style-name="P11">@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2" xml:id="858514462"><dc:creator>Janka Hauffe</dc:creator><dc:date>2025-02-02T13:34:00</dc:date><meta:creator-initials>JH</meta:creator-initials><text:p text:style-name="P12">https://doi.org/10.1007/s10072-020-04737-3<text:s/></text:p></office:annotation>Birle et al., 2020</text:span><text:span text:style-name="T13"><office:annotation-end office:name="1"/></text:span><text:span text:style-name="T14"><office:annotation-end office:name="2"/></text:span><text:span text:style-name="T15">) and is defined as “the mental action or process of acquiring knowledge and understanding through thought, experience, and the senses” (Cambridge Cognition, 2015). It<text:s/></text:span><text:span text:style-name="T16">is essential for navigating the complexities of everyday life (Cambridge Cognition, 2015;<text:s/></text:span><text:span text:style-name="T17"><office:annotation office:name="3" xml:id="1443350534"><dc:creator>Janka Hauffe</dc:creator><dc:date>2025-02-02T15:04:00</dc:date><meta:creator-initials>JH</meta:creator-initials><text:p text:style-name="P18">@book{eysenck2018fundamentals, title={Fundamentals of cognition}, author={Eysenck, Michael W and Brysbaert, Marc}, year={2018}, publisher={Routledge} }<text:s/></text:p></office:annotation><office:annotation office:name="4" xml:id="1122986690"><dc:creator>Janka Hauffe</dc:creator><dc:date>2025-02-02T15:04:00</dc:date><meta:creator-initials>JH</meta:creator-initials><text:p text:style-name="P19"><text:a xlink:href="https://doi.org/10.4324/9781315617633" office:target-frame-name="_top" xlink:show="replace"><text:span text:style-name="Hyperlink">https://doi.org/10.4324/9781315617633</text:span></text:a></text:p></office:annotation>Eysenck &amp; Brysbaert, 2018</text:span><text:span text:style-name="T20"><office:annotation-end office:name="3"/></text:span><text:span text:style-name="T21"><office:annotation-end office:name="4"/></text:span><text:span text:style-name="T22">; Liu, Wang, Xin, Jiang &amp; Meng, 2024), enabling us to understand and interact with the world around us (Eysenck &amp; Brysbaert, 2018). Cognition encompasses a<text:s/></text:span><text:span text:style-name="T23">range of mental processes such as the acquisition, storage, manipulation, selection and retrieval of information (Cambridge Cognition, 2015;<text:s/></text:span><text:span text:style-name="T24"><office:annotation office:name="5" xml:id="57336690"><dc:creator>Janka Hauffe</dc:creator><dc:date>2025-02-02T13:47:00</dc:date><meta:creator-initials>JH</meta:creator-initials><text:p text:style-name="P2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6" xml:id="671001686"><dc:creator>Janka Hauffe</dc:creator><dc:date>2025-02-02T13:47:00</dc:date><meta:creator-initials>JH</meta:creator-initials><text:p text:style-name="P26"><text:a xlink:href="https://doi.org/10.1186/s12877-024-05041-x" office:target-frame-name="_top" xlink:show="replace"><text:span text:style-name="T27">https://doi.org/10.1186/s12877-024-05041-x</text:span></text:a></text:p></office:annotation>Liu, Wang, Xin, Wang, Jiang &amp; Meng, 2024)</text:span><text:span text:style-name="T28"><office:annotation-end office:name="5"/></text:span><text:span text:style-name="T29"><office:annotation-end office:name="6"/></text:span><text:span text:style-name="T30">, 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31"><text:span text:style-name="T32">But what happens when these vital cognitive abilities begin to</text:span><text:span text:style-name="T33"><office:annotation office:name="7" xml:id="1391069361"><dc:creator>Janka Hauffe</dc:creator><dc:date>2025-02-02T15:11:00</dc:date><meta:creator-initials>JH</meta:creator-initials><text:p text:style-name="P34">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8" xml:id="355680813"><dc:creator>Janka Hauffe</dc:creator><dc:date>2025-02-02T15:22:00</dc:date><meta:creator-initials>JH</meta:creator-initials><text:p text:style-name="P35">But how do we cope when these essential cognitive abilities begin to decline?<text:s/></text:p></office:annotation><text:s/>decline</text:span><text:span text:style-name="CommentReference"><office:annotation-end office:name="7"/></text:span><text:span text:style-name="CommentReference"><office:annotation-end office:name="8"/></text:span><text:span text:style-name="T36">? 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impairment, to mild cognitive impairment, where ….. (citation), to more severe forms like dementia, which significantly impact daily life ….. (citation).<text:s/></text:span><text:span text:style-name="T37"><office:annotation office:name="9" xml:id="1300157341"><dc:creator>Janka Hauffe</dc:creator><dc:date>2025-02-02T15:22:00</dc:date><meta:creator-initials>JH</meta:creator-initials><text:p text:style-name="P38">Sentence is stolen</text:p></office:annotation>Cognition can be measured using a variety of methods, each varying in their level of objectivity and sensitivity<text:s/></text:span><text:span text:style-name="CommentReference"><office:annotation-end office:name="9"/></text:span><text:span text:style-name="T39">(Cambridge Cognition, 2015).</text:span><text:span text:style-name="T40"><text:s/></text:span><text:span text:style-name="T41"><office:annotation office:name="10" xml:id="1606786731"><dc:creator>Janka Hauffe</dc:creator><dc:date>2025-02-02T15:20:00</dc:date><meta:creator-initials>JH</meta:creator-initials><text:p text:style-name="P42">Stolen from chat gpt</text:p></office:annotation>Understanding the importance of cognition undesorces the profound effects that impairments can have on an individual’s independence an quality of life.<text:s/></text:span><text:span text:style-name="CommentReference"><office:annotation-end office:name="10"/></text:span></text:p>
      <text:p text:style-name="P43"><text:span text:style-name="T44">This thesis focuses on cognitive decline in individuals experiencing Post COVID-19 Syndrome, and their general well-being. By explaining …<text:s/></text:span><text:span text:style-name="T45"><office:annotation office:name="11" xml:id="52794637"><dc:creator>Janka Hauffe</dc:creator><dc:date>2025-02-02T15:26:00</dc:date><meta:creator-initials>JH</meta:creator-initials><text:p text:style-name="P46"><text:span text:style-name="T4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span></text:p><text:p text:style-name="P48"><text:span text:style-name="T49">First, the dopaminergic system, closely related to the basal ganglia, is introduced, as it</text:span></text:p><text:p text:style-name="P50"><text:span text:style-name="T5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span></text:p></office:annotation>looking at …. Etc.<text:s/></text:span><text:span text:style-name="CommentReference"><office:annotation-end office:name="11"/></text:span><text:span text:style-name="T52">In order to understand it is important to look at … … …</text:span></text:p>
      <text:p text:style-name="P53"/>
      <text:p text:style-name="P54"/>
      <text:soft-page-break/>
      <text:p text:style-name="P55">Theoretical Background</text:p>
      <text:p text:style-name="P56"><text:span text:style-name="T5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8">Cognitive Impairment in PCS</text:p>
      <text:p text:style-name="P59"><text:span text:style-name="T6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61"><text:span text:style-name="T62">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text:s/></text:span><text:soft-page-break/><text:span text:style-name="T63">function, implying that self-reports of “brain fog” may not be reflected by objectively measured cognitive dysfunction.</text:span></text:p>
      <text:p text:style-name="P64"><text:span text:style-name="T65">The discrepancies between self-reported cognitive difficulties and objective assessments highlight the complexity of measuring cognitive impairment. Before examining how these issues manifest in PCS, it is essential to understand the fundamental concepts of subjective cognitive decline and objective cognitive impairment in a broader contex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text:span><text:span text:style-name="T66"><office:annotation office:name="12" xml:id="1797247249"><dc:creator>Janka Hauffe</dc:creator><dc:date>2025-02-10T12:37:00</dc:date><meta:creator-initials>JH</meta:creator-initials><text:p text:style-name="P67">Maybe not</text:p></office:annotation>The following sections provide an overview of both concepts, exploring their definitions, underlying mechanisms, and <text:s/>implications for research and clinical practice</text:span><text:span text:style-name="CommentReference"><office:annotation-end office:name="12"/></text:span><text:span text:style-name="T68">.<text:s/></text:span></text:p>
      <text:p text:style-name="P69"/>
      <text:p text:style-name="P70"><text:span text:style-name="T71">Subjective cognitive decline</text:span></text:p>
      <text:p text:style-name="P72"><text:span text:style-name="T73"><office:annotation office:name="13" xml:id="716635351"><dc:creator>Janka Hauffe</dc:creator><dc:date>2025-02-10T13:42:00</dc:date><meta:creator-initials>JH</meta:creator-initials><text:p text:style-name="P74">Or at the end of this section?</text:p></office:annotation>Several studies on subjective cognitive decline (SCD) do not differentiate between the terms<text:s/></text:span><text:span text:style-name="T75">impairment</text:span><text:span text:style-name="T76"><text:s/>(subjective cognitive impairment, SCI) and<text:s/></text:span><text:span text:style-name="T77">decline</text:span><text:span text:style-name="T78">. However, the term<text:s/></text:span><text:span text:style-name="T79">impairment</text:span><text:span text:style-name="T80"><text:s/>does not inherently indicate a temporal course of subjective cognitive change, as it can be of a chronic and stable nature and therefore requires an additional definition of onset. In contrast, the term<text:s/></text:span><text:span text:style-name="T81">decline</text:span><text:span text:style-name="T82"><text:s/>already includes the fact that an onset has occurred (Jessen et al. 2014). As this study focuses on cognitive difficulties in patients following infection with the SARS-CoV-2 virus, the term<text:s/></text:span><text:span text:style-name="T83">decline<text:s/></text:span><text:span text:style-name="T84">is more appropriate and will therefore be used throughout this thesis to ensure clarity and avoid confusion</text:span><text:span text:style-name="CommentReference"><office:annotation-end office:name="13"/></text:span><text:span text:style-name="T85">.<text:s/></text:span></text:p>
      <text:p text:style-name="P86"><text:span text:style-name="T87">Subjective cognitive decline (SCD) describes self-reported cognitive difficulties despite normal performance on standardized cognitive tests (</text:span><text:span text:style-name="T88"><office:annotation office:name="14" xml:id="2117673042"><dc:creator>Janka Hauffe</dc:creator><dc:date>2025-02-10T13:42:00</dc:date><meta:creator-initials>JH</meta:creator-initials><text:p text:style-name="P8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5" xml:id="1505304808"><dc:creator>Janka Hauffe</dc:creator><dc:date>2025-02-10T13:42:00</dc:date><meta:creator-initials>JH</meta:creator-initials><text:p text:style-name="P90"><text:a xlink:href="https://doi.org/10.1016/j.jalz.2014.01.001" office:target-frame-name="_top" xlink:show="replace"><text:span text:style-name="T91">https://doi.org/10.1016/j.jalz.2014.01.001</text:span></text:a></text:p></office:annotation>Jessen et al., 2014</text:span><text:span text:style-name="CommentReference"><office:annotation-end office:name="14"/></text:span><text:span text:style-name="CommentReference"><office:annotation-end office:name="15"/></text:span><text:span text:style-name="T92">;<text:s/></text:span><text:span text:style-name="T93"><office:annotation office:name="16" xml:id="1772235494"><dc:creator>Janka Hauffe</dc:creator><dc:date>2025-02-10T13:43:00</dc:date><meta:creator-initials>JH</meta:creator-initials><text:p text:style-name="P9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7" xml:id="650626805"><dc:creator>Janka Hauffe</dc:creator><dc:date>2025-02-10T13:43:00</dc:date><meta:creator-initials>JH</meta:creator-initials><text:p text:style-name="P95"><text:a xlink:href="https://doi.org/10.1016/j.biopsycho.2024.108823" office:target-frame-name="_top" xlink:show="replace"><text:span text:style-name="T96">https://doi.org/10.1016/j.biopsycho.2024.108823</text:span></text:a></text:p></office:annotation>Perez, Duque, Hidalgo &amp; Salvador, 2024</text:span><text:span text:style-name="CommentReference"><office:annotation-end office:name="16"/></text:span><text:span text:style-name="CommentReference"><office:annotation-end office:name="17"/></text:span><text:span text:style-name="T97">). The</text:span><text:span text:style-name="T98"><office:annotation office:name="18" xml:id="2134187571"><dc:creator>Janka Hauffe</dc:creator><dc:date>2025-02-10T14:01:00</dc:date><meta:creator-initials>JH</meta:creator-initials><text:p text:style-name="P99">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18"/></text:span><text:span text:style-name="T100">SCD was first introduced by researchers and clinicians in the field of AD in 2012 and has since been widely accepted (Jessen et al., 2014).<text:s/></text:span></text:p>
      <text:p text:style-name="P101"><text:span text:style-name="T102">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text:s/></text:span><text:soft-page-break/><text:span text:style-name="T103">explained by psychiatric or neurological disorders (other than AD), medical condition, medication, or substance use do not qualify for an SCD diagnosis (Jessen et al., 2014).<text:s/></text:span></text:p>
      <text:p text:style-name="P104"><text:span text:style-name="T105">As the aging population grows</text:span><text:span text:style-name="T106"><office:annotation office:name="19" xml:id="427426826"><dc:creator>Janka Hauffe</dc:creator><dc:date>2025-02-10T14:12:00</dc:date><meta:creator-initials>JH</meta:creator-initials><text:p text:style-name="P107">As the older population continues to expand, there is a growing prevalence of individuals who experience subjective cognitive decline (SCD) (Perez et al., 2024).<text:s/></text:p></office:annotation><office:annotation office:name="20" xml:id="931824428"><dc:creator>Janka Hauffe</dc:creator><dc:date>2025-02-10T14:21:00</dc:date><meta:creator-initials>JH</meta:creator-initials><text:p text:style-name="P108">… experiencing SCD is also increasing.</text:p></office:annotation>, the prevalence of individuals experiencing SCD continues to rise (Perez et al., 2024).<text:s/></text:span><text:span text:style-name="CommentReference"><office:annotation-end office:name="19"/></text:span><text:span text:style-name="CommentReference"><office:annotation-end office:name="20"/></text:span><text:span text:style-name="T109"><office:annotation office:name="21" xml:id="185383510"><dc:creator>Janka Hauffe</dc:creator><dc:date>2025-02-10T14:20:00</dc:date><meta:creator-initials>JH</meta:creator-initials><text:p text:style-name="P110">This increasing prevalence, along with its potential role as a<text:s/><text:span text:style-name="T111">preclinical marker of cognitive impairment</text:span>, particularly in<text:s/><text:span text:style-name="T112">neurodegenerative diseases like Alzheimer’s disease (AD),</text:span><text:s/>has drawn significant attention in recent years (Jessen et al., 2014).<text:s/></text:p></office:annotation>Not</text:span><text:span text:style-name="CommentReference"><office:annotation-end office:name="21"/></text:span><text:span text:style-name="T113"><text:s/>only therefore has it gained increasing attention in recent years, but also due<text:s/></text:span><text:span text:style-name="T114">to its potential role as a preclinical marker of cognitive impairment, particularly in the context of neurodegenerative diseases such as Alzheimer’s disease (AD) (Jessen et al., 2014).<text:s/></text:span><text:span text:style-name="T115">A meta-analysis of longitudinal studies on SCD with a follow-up period of at least four years estimated that 27% of individuals with SCD progressed to MCI of 27 %, while 14% developed dementia (Mitchell et al., 2014).</text:span></text:p>
      <text:p text:style-name="P116"><text:span text:style-name="T117"><office:annotation office:name="22" xml:id="23321123"><dc:creator>Janka Hauffe</dc:creator><dc:date>2025-02-10T14:39:00</dc:date><meta:creator-initials>JH</meta:creator-initials><text:p text:style-name="P118"><text:span text:style-name="T119">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2"/></text:span><text:span text:style-name="T120"><text:s/>conclusion, although individuals with SCD perform within normal ranges on neuropsychological tests they face an increased risk of objective cognitive impairment, such as<text:s/></text:span><text:span text:style-name="T121"><office:annotation office:name="23" xml:id="1049854506"><dc:creator>Janka Hauffe</dc:creator><dc:date>2025-02-10T14:40:00</dc:date><meta:creator-initials>JH</meta:creator-initials><text:p text:style-name="P122">? From me</text:p></office:annotation>MCI, AD, dementia<text:s/></text:span><text:span text:style-name="CommentReference"><office:annotation-end office:name="23"/></text:span><text:span text:style-name="T123">(L i et al., 2022; Numbers et al., 2023; Rivas-Fern´andez et al., 2023).<text:s/></text:span><text:span text:style-name="T124"><office:annotation office:name="24" xml:id="1847277030"><dc:creator>Janka Hauffe</dc:creator><dc:date>2025-02-10T14:40:00</dc:date><meta:creator-initials>JH</meta:creator-initials><text:p text:style-name="P125">Stolen from Perez et al.</text:p></office:annotation>Therefore, it would be beneficial to investigate early and reliable biomarkers for the detection and treatment of SCD in an attempt to maintain cognitive health and delay or prevent the progression to AD (Abdulrab &amp; Heun, 2008).</text:span><text:span text:style-name="CommentReference"><office:annotation-end office:name="24"/></text:span></text:p>
      <text:p text:style-name="P126"/>
      <text:p text:style-name="P127">Objective cognitive impairment</text:p>
      <text:p text:style-name="P128"><text:bookmark-start text:name="_Hlk189048451"/><text:span text:style-name="T129">Objective cognitive impairment (OCI) refers to measurable deficits in cognitive function that exceed normal age-related decline and can be observed in various neurological disorders, with dementia being one of the most prevalent (</text:span><text:span text:style-name="T130"><office:annotation office:name="25" xml:id="333492297"><dc:creator>Janka Hauffe</dc:creator><dc:date>2025-02-10T17:48:00</dc:date><meta:creator-initials>JH</meta:creator-initials><text:p text:style-name="P131">@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6" xml:id="500647757"><dc:creator>Janka Hauffe</dc:creator><dc:date>2025-02-10T17:50:00</dc:date><meta:creator-initials>JH</meta:creator-initials><text:p text:style-name="P132"><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5"/></text:span><text:span text:style-name="CommentReference"><office:annotation-end office:name="26"/></text:span><text:span text:style-name="T133">). Among the different causes of dementia, AD is the most common and extensively studied (</text:span><text:span text:style-name="T134"><office:annotation office:name="27" xml:id="473326884"><dc:creator>Janka Hauffe</dc:creator><dc:date>2025-02-10T17:54:00</dc:date><meta:creator-initials>JH</meta:creator-initials><text:p text:style-name="P135">@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8" xml:id="984312518"><dc:creator>Janka Hauffe</dc:creator><dc:date>2025-02-10T17:54:00</dc:date><meta:creator-initials>JH</meta:creator-initials><text:p text:style-name="P136"><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7"/></text:span><text:span text:style-name="CommentReference"><office:annotation-end office:name="28"/></text:span><text:span text:style-name="T137">;<text:s/></text:span><text:span text:style-name="T138"><office:annotation office:name="29" xml:id="1950195093"><dc:creator>Janka Hauffe</dc:creator><dc:date>2025-02-10T17:14:00</dc:date><meta:creator-initials>JH</meta:creator-initials><text:p text:style-name="P139">@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0" xml:id="1006547694"><dc:creator>Janka Hauffe</dc:creator><dc:date>2025-02-10T17:17:00</dc:date><meta:creator-initials>JH</meta:creator-initials><text:p text:style-name="P140"><text:a xlink:href="https://doi.org/10.1586/ern.11.155" office:target-frame-name="_top" xlink:show="replace"><text:span text:style-name="T141">https://doi.org/10.1586/ern.11.155</text:span></text:a></text:p></office:annotation>Karantzoulis &amp; Galvin</text:span><text:span text:style-name="T142"><office:annotation-end office:name="29"/></text:span><text:span text:style-name="T143"><office:annotation-end office:name="30"/></text:span><text:span text:style-name="T144"><office:annotation office:name="31" xml:id="895347886"><dc:creator>Janka Hauffe</dc:creator><dc:date>2025-02-10T17:58:00</dc:date><meta:creator-initials>JH</meta:creator-initials><text:p text:style-name="P145">Shoul I provide one or two sentences more to AD?</text:p></office:annotation>, 2011</text:span><text:span text:style-name="CommentReference"><office:annotation-end office:name="31"/></text:span><text:span text:style-name="T146">).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47"><office:annotation office:name="32" xml:id="458486353"><dc:creator>Janka Hauffe</dc:creator><dc:date>2025-02-10T18:28:00</dc:date><meta:creator-initials>JH</meta:creator-initials><text:p text:style-name="P148">@article{petersen2004mild, title={Mild cognitive impairment as a diagnostic entity}, author={Petersen, Ronald C}, journal={Journal of internal medicine}, volume={256}, number={3}, pages={183--194}, year={2004}, publisher={Wiley Online Library} }<text:s/></text:p></office:annotation><office:annotation office:name="33" xml:id="1812416433"><dc:creator>Janka Hauffe</dc:creator><dc:date>2025-02-10T18:28:00</dc:date><meta:creator-initials>JH</meta:creator-initials><text:p text:style-name="P149"><text:a xlink:href="https://doi.org/10.1111/j.1365-2796.2004.01388.x" office:target-frame-name="_top" xlink:show="replace"><text:span text:style-name="T150">https://doi.org/10.1111/j.1365-2796.2004.01388.x</text:span></text:a></text:p></office:annotation>Petersen, 2004</text:span><text:span text:style-name="CommentReference"><office:annotation-end office:name="32"/></text:span><text:span text:style-name="CommentReference"><office:annotation-end office:name="33"/></text:span><text:span text:style-name="T151">), representing a transitional stage between normal brain aging and dementia (</text:span><text:span text:style-name="T152"><office:annotation office:name="34" xml:id="392500560"><dc:creator>Janka Hauffe</dc:creator><dc:date>2025-02-10T19:23:00</dc:date><meta:creator-initials>JH</meta:creator-initials><text:p text:style-name="P153">@article{petersen2016mild, title={Mild cognitive impairment}, author={Petersen, Ronald C}, journal={CONTINUUM: lifelong Learning in Neurology}, volume={22}, number={2}, pages={404--418}, year={2016}, publisher={LWW} }</text:p></office:annotation><office:annotation office:name="35" xml:id="1706922067"><dc:creator>Janka Hauffe</dc:creator><dc:date>2025-02-10T19:24:00</dc:date><meta:creator-initials>JH</meta:creator-initials><text:p text:style-name="P154"><text:a xlink:href="https://doi.org/10.1212/CON.0000000000000313" office:target-frame-name="_top" xlink:show="replace"><text:span text:style-name="T155">https://doi.org/10.1212/CON.0000000000000313</text:span></text:a></text:p></office:annotation>Petersen, 2016</text:span><text:span text:style-name="CommentReference"><office:annotation-end office:name="34"/></text:span><text:span text:style-name="CommentReference"><office:annotation-end office:name="35"/></text:span><text:span text:style-name="T156">; Petersen et al., 2018; Robert &amp; Knopman, 2013). Noteworthy, not all patients with MCI progress to dementia</text:span><text:span text:style-name="T157"><text:s/>(Petersen, 2016). Nevertheless, MCI is associated with a high risk of conversion to dementia within a relatively short period (Bischkopf, Busse &amp; Angermeyer, 2002; Roberts &amp; Knopman, 2013), and has therefore become a significant global public health concern (</text:span><text:span text:style-name="T158"><office:annotation office:name="36" xml:id="1789108444"><dc:creator>Janka Hauffe</dc:creator><dc:date>2025-02-10T16:40:00</dc:date><meta:creator-initials>JH</meta:creator-initials><text:p text:style-name="P159">Petersen RC, Lopez O Armstrongmj, et al. Practice guideline update sum-</text:p><text:p text:style-name="P160">mary: mild cognitive impairment: report of the Guideline Development, Dis-</text:p><text:p text:style-name="P161">semination, and implementation Subcommittee of the American Academy</text:p><text:p text:style-name="P162">of neurology [J]. Neurology. 2018;90(3):126–35</text:p></office:annotation>Petersen</text:span><text:span text:style-name="T163"><office:annotation-end office:name="36"/></text:span><text:span text:style-name="T164"><text:s/>et al., 2018; Roberts &amp; Knopman, 2013). The prevalence of MCI among individuals over 60 is estimated to be between 15% and 20% (Petersen, 2016).<text:s/></text:span></text:p>
      <text:p text:style-name="P165"><text:span text:style-name="T166"><office:annotation office:name="37" xml:id="1063848586"><dc:creator>Janka Hauffe</dc:creator><dc:date>2025-02-10T18:56:00</dc:date><meta:creator-initials>JH</meta:creator-initials><text:p text:style-name="P167">Can I do that, eventhough it doesn‘t completely refers to the sentence before?</text:p></office:annotation>Of these individuals<text:s/></text:span><text:span text:style-name="CommentReference"><office:annotation-end office:name="37"/></text:span><text:span text:style-name="T168">with MCI, 10-15% develop dementia annually, compared to a 1-2% annual developing rate among healthy controls (</text:span><text:span text:style-name="T169"><office:annotation office:name="38" xml:id="2106013755"><dc:creator>Janka Hauffe</dc:creator><dc:date>2025-01-29T13:14:00</dc:date><meta:creator-initials>JH</meta:creator-initials><text:p text:style-name="P170">6 Petersen RC, Smith GE, Waring SC, Ivnik RJ, Kokmen E, Tangelos EG. Aging, memory, and mild cognitive impairment.<text:s/><text:span text:style-name="T171">Int Psychogeriatr</text:span><text:s/>1997; 9<text:s/><text:span text:style-name="T172">(</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173"><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174">7 Petersen RC, Stevens JC, Ganguli M, Tangalos EG. Practice parameter: early detection of dementia: mild cognitive impairment (an evidence-based review).<text:s/><text:span text:style-name="T175">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176"><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177">8 Shah S, Tangalos EG, Petersen RC. Mild cognitive impairment. When is it a precursor to Alzheimer's disease?<text:s/><text:span text:style-name="T178">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8"/></text:span><text:span text:style-name="T179"><text:s/></text:span></text:p>
      <text:soft-page-break/>
      <text:p text:style-name="P180"><text:span text:style-name="T181"><text:tab/></text:span><text:span text:style-name="T182"><office:annotation office:name="39" xml:id="159519275"><dc:creator>Janka Hauffe</dc:creator><dc:date>2025-02-10T19:23:00</dc:date><meta:creator-initials>JH</meta:creator-initials><text:p text:style-name="P183">The<text:s/><text:span text:style-name="T184">DSM-5</text:span><text:s/>introduced<text:s/><text:span text:style-name="T185">Mild Neurocognitive Disorder (mild NCD)</text:span><text:s/>as a<text:s/><text:span text:style-name="T186">predementia phase</text:span>, which is conceptually<text:s/><text:span text:style-name="T187">similar to Mild Cognitive Impairment (MCI)</text:span><text:s/>(Petersen, 2016). According to the DSM-5, the<text:s/><text:span text:style-name="T188">diagnostic criteria for NCD</text:span>—and therefore also for<text:s/><text:span text:style-name="T189">MCI</text:span><text:s/>(Petersen, 2016)—include:</text:p><text:list text:style-name="LFO1" text:continue-numbering="true"><text:list-item><text:p text:style-name="P190"><text:span text:style-name="T191">A decline in cognitive abilities in one or more cognitive domains</text:span>, identified through a combination of<text:s/><text:span text:style-name="T192">subjective concerns and objective assessment</text:span>, as both complement each other in the diagnostic process.</text:p></text:list-item><text:list-item><text:p text:style-name="P193"><text:span text:style-name="T194">Preserved daily functioning</text:span>, meaning that cognitive impairments do not significantly interfere with independent daily activities (also in<text:s/><text:span text:style-name="T195">MCI</text:span>) (Petersen, 2016).</text:p></text:list-item><text:list-item><text:p text:style-name="P196"><text:span text:style-name="T197">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198">introduced Mild Neurocognitive Disorder (mild NCD) (as a predementia phase), which is conceptually similar to MCI (Petersen, 2016). The diagnostic criteria for NCD (and therefore also for MCI (Petersen, 2016)) are according to<text:s/></text:span><text:span text:style-name="T199"><office:annotation office:name="40" xml:id="810421002"><dc:creator>Janka Hauffe</dc:creator><dc:date>2025-02-10T19:11:00</dc:date><meta:creator-initials>JH</meta:creator-initials><text:p text:style-name="P200">cite</text:p></office:annotation>the DSM-5</text:span><text:span text:style-name="CommentReference"><office:annotation-end office:name="40"/></text:span><text:span text:style-name="T201">: (1) A decline in cognitive abilities in one or more cognitive domains. This decline must be identified through a combination of subjective concerns and objective assessment,<text:s/></text:span><text:span text:style-name="T202"><office:annotation office:name="41" xml:id="1712858328"><dc:creator>Janka Hauffe</dc:creator><dc:date>2025-02-10T19:15:00</dc:date><meta:creator-initials>JH</meta:creator-initials><text:p text:style-name="P203">Delete?</text:p></office:annotation>as they complement each other in the diagnostic process.<text:s/></text:span><text:span text:style-name="CommentReference"><office:annotation-end office:name="41"/></text:span><text:span text:style-name="T204">(2) Daily function remains preserved (also in MCI (Petersen, 2016)) and (3) the cognitive impairment cannot be better explained through a psychological disease.<text:s/></text:span></text:p>
      <text:p text:style-name="P205"><text:span text:style-name="T206">However, MCI is not a homogeneous condition, as cognitive and functional severity can vary widely among individuals meeting the diagnostic criteria (Roberts &amp;<text:s/></text:span><text:span text:style-name="T207"><office:annotation office:name="42" xml:id="1926443052"><dc:creator>Janka Hauffe</dc:creator><dc:date>2025-02-10T19:26:00</dc:date><meta:creator-initials>JH</meta:creator-initials><text:p text:style-name="P208">This variability highlights the complexity of MCI as a clinical syndrome and underscores the importance of early and accurate assessment.<text:s/></text:p></office:annotation>Knopman, 2013</text:span><text:span text:style-name="T209"><office:annotation-end office:name="42"/></text:span><text:span text:style-name="T210">).<text:s/></text:span><text:bookmark-end text:name="_Hlk189048451"/></text:p>
      <text:p text:style-name="P211"><text:span text:style-name="T212"><office:annotation office:name="43" xml:id="197516605"><dc:creator>Janka Hauffe</dc:creator><dc:date>2025-02-10T19:30:00</dc:date><meta:creator-initials>JH</meta:creator-initials><text:p text:style-name="P213">Given its intermediate position between normal aging and dementia, MCI is particularly relevant to this study, as it represents a stage where cognitive decline is measurable but not yet severe, making early identification and intervention crucial. Investigating MCI in individuals with Post-COVID-19 Syndrome (PCS) may provide valuable insights into whether COVID-19-related cognitive impairment follows a similar trajectory to neurodegenerative processes<text:s/></text:p></office:annotation>Something about why I’m writing about MCI here – relevance to my study</text:span><text:span text:style-name="T214"><office:annotation-end office:name="43"/></text:span><text:span text:style-name="T215">.</text:span></text:p>
      <text:p text:style-name="P216"/>
      <text:p text:style-name="P217">Now transition to EEG as a tool to assess cognitive impairment<text:s/></text:p>
      <text:p text:style-name="P218"><text:span text:style-name="T219"><office:annotation office:name="44" xml:id="1895479437"><dc:creator>Janka Hauffe</dc:creator><dc:date>2025-02-11T13:14:00</dc:date><meta:creator-initials>JH</meta:creator-initials><text:p text:style-name="P220">Don‘t like it</text:p></office:annotation>Given the challenges in detecting early cognitive decline, particularly in the preclinical and MCI stages of AD, there is a need for objective, reliable, and non-invasive assessment tools</text:span><text:span text:style-name="T221"><office:annotation-end office:name="44"/></text:span><text:span text:style-name="T222">.<text:s/></text:span></text:p>
      <text:p text:style-name="P223">While traditional neuropsychological testing provides valuable insights into cognitive function, it is often influenced by factors such as education, motivation, and testing conditions. Same with SCI that might be influenced by….. Neuroimaging techniques, such as MRI and PET, offer structural and metabolic insights but can be costly and less accessible for routine monitoring. In this context, electroencephalography (EEG) emerges as a powerful alternative due to its high temporal resolution, cost-effectiveness, and ability to directly measure brain activity. Unlike behavioral tests, EEG is not significantly affected by learning effects and can be repeatedly administered to track disease progression. Furthermore, research has demonstrated that EEG can detect subtle alterations in brain connectivity and neural synchronization associated with cognitive decline, making it a promising tool for assessing both subjective cognitive complaints and objective impairments in MCI and AD.</text:p>
      <text:p text:style-name="P224"/>
      <text:p text:style-name="P225"><text:span text:style-name="T226">E</text:span><text:span text:style-name="T227"><office:annotation office:name="45" xml:id="268230818"><dc:creator>Janka Hauffe</dc:creator><dc:date>2025-02-23T09:40:00</dc:date><meta:creator-initials>JH</meta:creator-initials><text:p text:style-name="P228"><text:span text:style-name="T229">The results support the assumption that cognitive decline in dementia can be assessed by measuring the electrical activity of the brain (Dierks, Frölich, Ihl &amp; Maurer, 1994).</text:span></text:p></office:annotation>EG</text:span><text:span text:style-name="CommentReference"><office:annotation-end office:name="45"/></text:span><text:span text:style-name="T230"><text:s/>as a Tool to as</text:span><text:span text:style-name="T231"><office:annotation office:name="46" xml:id="1937836202"><dc:creator>Janka Hauffe</dc:creator><dc:date>2025-02-11T13:27:00</dc:date><meta:creator-initials>JH</meta:creator-initials><text:p text:style-name="P232">EEG is a widely used, non-invasive, and cost-effective method for assessing brain activity, making it a valuable tool for detecting cognitive impairment (Babiloni et al., 2016; Neo, Foti, Keehn &amp; Kelleher, 2023). Unlike traditional neuropsychological tests, EEG provides direct neurophysiological insights by measuring the electrical activity of neurons, primarily reflecting synaptic activity synchronized across large-scale cortical networks (Babiloni et al., 2016; Nunez et al., 2001). It has a high temporal resolution (≤1 ms), which allows for real-time analysis of neural dynamics, unlike MRI or PET, which have lower temporal resolutions (Babiloni et al., 2016; Biasiucci, Franceschiello &amp; Murray, 2019). EEG can be performed repeatedly without learning effects, making it particularly suitable for longitudinal assessments in aging populations and neurodegenerative conditions (Babiloni et al., 2016). Additionally, resting-state EEG (rsEEG) is increasingly recognized as a reliable marker of functional connectivity and neuroplasticity, capable of detecting subtle alterations in cortical network synchronization associated with cognitive decline in MCI and AD (Babiloni et al., 2016; Perez, Duque, Hidalgo &amp; Salvador, 2024).<text:s/></text:p></office:annotation>sess cognitive<text:s/></text:span><text:span text:style-name="T233"><office:annotation-end office:name="46"/></text:span><text:span text:style-name="T234">impairment</text:span></text:p>
      <text:p text:style-name="P235">Now we looked at the two concepts and now we are going to look at:<text:s/></text:p>
      <text:p text:style-name="P236"><text:span text:style-name="T237">Given the clinical importance of detecting cognitive impairment as early as possible, electroencephalography (EEG) has been proven to be a valuable tool for<text:s/></text:span><text:span text:style-name="T238"><office:annotation office:name="49" xml:id="1911527950"><dc:creator>Janka Hauffe</dc:creator><dc:date>2025-02-11T13:24:00</dc:date><meta:creator-initials>JH</meta:creator-initials><text:p text:style-name="P239">(Jessen et al., 2014; Babiloni et al., 2016<text:s/></text:p></office:annotation>assessing both SCI (</text:span><text:span text:style-name="T240"><office:annotation office:name="47" xml:id="1946662750"><dc:creator>Janka Hauffe</dc:creator><dc:date>2025-02-11T12:19:00</dc:date><meta:creator-initials>JH</meta:creator-initials><text:p text:style-name="P241">From Babiloni et al., 2016</text:p></office:annotation><office:annotation office:name="48" xml:id="1144727041"><dc:creator>Janka Hauffe</dc:creator><dc:date>2025-02-11T15:33:00</dc:date><meta:creator-initials>JH</meta:creator-initials><text:p text:style-name="P242"><text:span text:style-name="T243">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span></text:p></office:annotation>Rossini et al., 2007</text:span><text:span text:style-name="T244"><office:annotation-end office:name="47"/></text:span><text:span text:style-name="CommentReference"><office:annotation-end office:name="48"/></text:span><text:span text:style-name="T245">) and MCI/AD</text:span><text:span text:style-name="T246"><office:annotation-end office:name="49"/></text:span><text:span text:style-name="T247"><text:s/>(Babiloni et al., 2011;<text:s/></text:span><text:span text:style-name="T248"><office:annotation office:name="50" xml:id="2112554087"><dc:creator>Janka Hauffe</dc:creator><dc:date>2025-02-11T12:12:00</dc:date><meta:creator-initials>JH</meta:creator-initials><text:p text:style-name="P249">@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office:annotation office:name="51" xml:id="326174352"><dc:creator>Janka Hauffe</dc:creator><dc:date>2025-02-11T12:13:00</dc:date><meta:creator-initials>JH</meta:creator-initials><text:p text:style-name="P250"><text:a xlink:href="https://doi.org/10.1007/BF01271469" office:target-frame-name="_top" xlink:show="replace"><text:span text:style-name="Hyperlink">https://doi.org/10.1007/BF01271469</text:span></text:a></text:p></office:annotation>Dierks, Frölich, Ihl &amp; Maurer, 1994</text:span><text:span text:style-name="T251"><office:annotation-end office:name="50"/></text:span><text:span text:style-name="T252"><office:annotation-end office:name="51"/></text:span><text:span text:style-name="T253">; Jeong, 2024;<text:s/></text:span><text:span text:style-name="T254"><office:annotation office:name="52" xml:id="1705201920"><dc:creator>Janka Hauffe</dc:creator><dc:date>2025-02-11T12:08:00</dc:date><meta:creator-initials>JH</meta:creator-initials><text:p text:style-name="P255">@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53" xml:id="448818717"><dc:creator>Janka Hauffe</dc:creator><dc:date>2025-02-11T12:09:00</dc:date><meta:creator-initials>JH</meta:creator-initials><text:p text:style-name="P256"><text:a xlink:href="https://doi.org/10.1016/j.biopsycho.2024.108823" office:target-frame-name="_top" xlink:show="replace"><text:span text:style-name="T257">https://doi.org/10.1016/j.biopsycho.2024.108823</text:span></text:a></text:p></office:annotation>Perez, Duque, Hidalgo &amp; Salvador, 2024</text:span><text:span text:style-name="T258"><office:annotation-end office:name="52"/></text:span><text:span text:style-name="T259"><office:annotation-end office:name="53"/></text:span><text:span text:style-name="T260">;<text:s/></text:span><text:span text:style-name="T261"><office:annotation office:name="54" xml:id="1384163821"><dc:creator>Janka Hauffe</dc:creator><dc:date>2025-02-11T12:21:00</dc:date><meta:creator-initials>JH</meta:creator-initials><text:p text:style-name="P262">From Babiloni et al., 2016</text:p></office:annotation>Celesia et al., 1987, Rossini et al., 2007, Rossini, 2009, Yener et al., 2008, Yener et al., 2009</text:span><text:span text:style-name="T263"><office:annotation-end office:name="54"/></text:span><text:span text:style-name="T264">). EEG is a neurophysiological<text:s/></text:span><text:soft-page-break/><text:span text:style-name="T265">technique that records brain electrical activity via scalp electrodes (Babiloni et al., 2011; Babiloni et al., 2016), providing a direct, real-time view of human brain function in physiological and pathological conditions (</text:span><text:span text:style-name="T266"><office:annotation office:name="55" xml:id="1666158725"><dc:creator>Janka Hauffe</dc:creator><dc:date>2025-02-12T07:55:00</dc:date><meta:creator-initials>JH</meta:creator-initials><text:p text:style-name="P267">@article{berger1929elektroenkephalogramm, title={{\"U}ber das elektroenkephalogramm des menschen}, author={Berger, Hans}, journal={Archiv f{\"u}r psychiatrie und nervenkrankheiten}, volume={87}, number={1}, pages={527--570}, year={1929} }<text:s/></text:p></office:annotation><office:annotation office:name="56" xml:id="1335489053"><dc:creator>Janka Hauffe</dc:creator><dc:date>2025-02-12T07:58:00</dc:date><meta:creator-initials>JH</meta:creator-initials><text:p text:style-name="P268"><text:a xlink:href="https://doi.org/10.1007/BF01797193" office:target-frame-name="_top" xlink:show="replace"><text:span text:style-name="Hyperlink">https://doi.org/10.1007/BF01797193</text:span></text:a></text:p></office:annotation>Berger, 1929</text:span><text:span text:style-name="CommentReference"><office:annotation-end office:name="55"/></text:span><text:span text:style-name="CommentReference"><office:annotation-end office:name="56"/></text:span><text:span text:style-name="T269">; Liu et al., 2024).<text:s/></text:span></text:p>
      <text:p text:style-name="P270"><text:span text:style-name="T271"><text:tab/>The human brain consists of approximately 100 billion neurons, forming intricate synaptic networks that support cognitive<text:s/></text:span><text:span text:style-name="T272"><office:annotation office:name="57" xml:id="1329603482"><dc:creator>Janka Hauffe</dc:creator><dc:date>2025-02-12T08:41:00</dc:date><meta:creator-initials>JH</meta:creator-initials><text:p text:style-name="P273">Functioning?</text:p></office:annotation>function</text:span><text:span text:style-name="CommentReference"><office:annotation-end office:name="57"/></text:span><text:span text:style-name="T274"><text:s/>(</text:span><text:span text:style-name="T275"><office:annotation office:name="58" xml:id="1218443128"><dc:creator>Janka Hauffe</dc:creator><dc:date>2025-02-12T08:54:00</dc:date><meta:creator-initials>JH</meta:creator-initials><text:p text:style-name="P276">The human brain consists of approximately 100 billion neurons, forming intricate synaptic networks that support cognitive function by facilitating neural communication (Babiloni et al., 2016).<text:s/></text:p></office:annotation>Babiloni et al., 2016</text:span><text:span text:style-name="CommentReference"><office:annotation-end office:name="58"/></text:span><text:span text:style-name="T277">). As the brain ages, these synaptic networks weaken due to synaptic pruning, neuronal apoptosis, and the loss of cortico-cortical connections, leading to a decline in cognitive function (</text:span><text:span text:style-name="T278"><office:annotation office:name="59" xml:id="781933420"><dc:creator>Janka Hauffe</dc:creator><dc:date>2025-02-11T12:18:00</dc:date><meta:creator-initials>JH</meta:creator-initials><text:p text:style-name="P279">From Babiloni et al., 2016</text:p></office:annotation>D'Amelio and Rossini, 2012</text:span><text:span text:style-name="T280"><office:annotation-end office:name="59"/></text:span><text:span text:style-name="T281">). Pathological processes can accelerate this process of brain aging (Babiloni et al., 2016). EEG allows the analysis of cortico-cortical connectivity and neuronal synchronization of firing, and coherence of brain rhythmic oscillations at various frequencies, providing insights <text:s/>into<text:s/></text:span><text:span text:style-name="T282"><office:annotation office:name="60" xml:id="2061970312"><dc:creator>Janka Hauffe</dc:creator><dc:date>2025-02-12T09:30:00</dc:date><meta:creator-initials>JH</meta:creator-initials><text:p text:style-name="P283">Is that true?</text:p></office:annotation>the functional alterations<text:s/></text:span><text:span text:style-name="CommentReference"><office:annotation-end office:name="60"/></text:span><text:span text:style-name="T284">associated with synaptic network weakening and cognitive decline (</text:span><text:span text:style-name="T285"><office:annotation office:name="61" xml:id="814804585"><dc:creator>Janka Hauffe</dc:creator><dc:date>2025-02-11T12:41:00</dc:date><meta:creator-initials>JH</meta:creator-initials><text:p text:style-name="P286">@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62" xml:id="1350439224"><dc:creator>Janka Hauffe</dc:creator><dc:date>2025-02-11T12:41:00</dc:date><meta:creator-initials>JH</meta:creator-initials><text:p text:style-name="P287"><text:a xlink:href="https://doi.org/10.3233/JAD-2011-0051" office:target-frame-name="_top" xlink:show="replace"><text:span text:style-name="T288">https://doi.org/10.3233/JAD-2011-0051</text:span></text:a></text:p></office:annotation>Babiloni et al., 2011</text:span><text:span text:style-name="T289"><office:annotation-end office:name="61"/></text:span><text:span text:style-name="T290"><office:annotation-end office:name="62"/></text:span><text:span text:style-name="T291">;<text:s/></text:span><text:span text:style-name="T292"><office:annotation office:name="63" xml:id="7118117"><dc:creator>Janka Hauffe</dc:creator><dc:date>2025-02-11T12:29:00</dc:date><meta:creator-initials>JH</meta:creator-initials><text:p text:style-name="P293">From Babiloni et al., 2016</text:p></office:annotation>Nunez et al., 2001</text:span><text:span text:style-name="T294"><office:annotation-end office:name="63"/></text:span><text:span text:style-name="T295"><office:annotation office:name="64" xml:id="1239727153"><dc:creator>Janka Hauffe</dc:creator><dc:date>2025-02-12T09:34:00</dc:date><meta:creator-initials>JH</meta:creator-initials><text:p text:style-name="P296"><text:span text:style-name="T297">EEG measures the electrical field obtained from the summations at scalp electrodes of the oscillatory component generated by postsynaptic potentials in pyramidal cortical neurons (Babiloni et al., 2021; Biasiucci et al., 2019).</text:span></text:p><text:p text:style-name="P298"><text:span text:style-name="T299">EEG signals are derived from electric activity of neurons in the cerebral cortex (Babiloni et al., 2016). Specifically, these signals are mainly produced by post-synaptic ionic currents of synchronously active cortical pyramidal neurons reflecting the integrative information processing of signals coming from thalamus, brainstem, and other cortical modules (Babiloni et al., 2016).<text:s/></text:span></text:p><text:p text:style-name="P300"><text:line-break/><text:line-break/>Should I add more here?</text:p></office:annotation>).</text:span><text:span text:style-name="CommentReference"><office:annotation-end office:name="64"/></text:span></text:p>
      <text:p text:style-name="P301"><text:span text:style-name="T302">The value of EEG in studying cognitive impairment has been recognized for decades. Hans Berger introduced EEG in humans in 1924 and was the first to observe pathological EEG patterns in a verified AD patient (Berger, 1931; Berger, 1932; Jeong, 2004), laying the foundation for numerous studies on EEG in AD (</text:span><text:span text:style-name="T303"><office:annotation office:name="65" xml:id="1374906197"><dc:creator>Janka Hauffe</dc:creator><dc:date>2025-02-11T12:10:00</dc:date><meta:creator-initials>JH</meta:creator-initials><text:p text:style-name="P304">@article{jeong2004eeg, title={EEG dynamics in patients with Alzheimer's disease}, author={Jeong, Jaeseung}, journal={Clinical neurophysiology}, volume={115}, number={7}, pages={1490--1505}, year={2004}, publisher={Elsevier} }<text:s/></text:p></office:annotation><office:annotation office:name="66" xml:id="755644417"><dc:creator>Janka Hauffe</dc:creator><dc:date>2025-02-11T12:10:00</dc:date><meta:creator-initials>JH</meta:creator-initials><text:p text:style-name="P305"><text:a xlink:href="https://doi.org/10.1016/j.clinph.2004.01.001" office:target-frame-name="_top" xlink:show="replace"><text:span text:style-name="T306">https://doi.org/10.1016/j.clinph.2004.01.001</text:span></text:a></text:p></office:annotation>Jeong, 2004</text:span><text:span text:style-name="T307"><office:annotation-end office:name="65"/></text:span><text:span text:style-name="T308"><office:annotation-end office:name="66"/></text:span><text:span text:style-name="T309">) and other neurodegenerative disorders (cite).</text:span><text:span text:style-name="T310"><text:s/></text:span></text:p>
      <text:p text:style-name="P311"><text:span text:style-name="T312"><office:annotation office:name="67" xml:id="1598640840"><dc:creator>Janka Hauffe</dc:creator><dc:date>2025-02-23T10:04:00</dc:date><meta:creator-initials>JH</meta:creator-initials><text:p text:style-name="P313"><text:span text:style-name="T314">There is a good correlation between the degree of the EEG abnormality and cognitive impairment (Brenner et al., 1988; Erkinjuntti et al., 1988; Johannesson et al., 1979;</text:span></text:p><text:p text:style-name="P315"><text:span text:style-name="T316">Kaszniak et al., 1979; Liddle, 1958; Merskey et al., 1980; Obrist et al., 1962; Rae-Grant et al., 1987; Roberts et al., 1978; Soininen et al., 1982; Wiener and Schuster, 1956) (Jeong, 2004).</text:span></text:p></office:annotation>Several studies have found a strong correlation between the degree of EEG abnormality and cognitive impairment (Brenner et al., 1988; Erkinjuntti et al., 1988; Johannesson et al., 1979; Kaszniak et al., 1979; Liddle, 1958; Merskey et al., 1980; Obrist et al., 1962; Rae-Grant et al., 1987; Roberts et al., 1978; Soininen et al., 1982; Wiener and Schuster, 1956</text:span><text:span text:style-name="CommentReference"><office:annotation-end office:name="67"/></text:span><text:span text:style-name="T317">). Babiloni et al. (2021) came to the conclusion, that EEG can serve as an supportive diagnostic tool for cognitive impairment, detecting brain dysfunction even before reaching pathological diagnostic criteria. Quantitative EEG (qEEG) and event-related potentials (ERPs) have been explored as potential clinical markers for detecting early stages of AD<text:s/></text:span><text:span text:style-name="T318"><office:annotation office:name="68" xml:id="1252881188"><dc:creator>Janka Hauffe</dc:creator><dc:date>2025-02-11T18:18:00</dc:date><meta:creator-initials>JH</meta:creator-initials><text:p text:style-name="P319">Delete?</text:p></office:annotation>and monitoring disease progression<text:s/></text:span><text:span text:style-name="CommentReference"><office:annotation-end office:name="68"/></text:span><text:span text:style-name="T320">(</text:span><text:span text:style-name="T321"><office:annotation office:name="69" xml:id="1455591793"><dc:creator>Janka Hauffe</dc:creator><dc:date>2025-02-11T12:21:00</dc:date><meta:creator-initials>JH</meta:creator-initials><text:p text:style-name="P322">From Babiloni et al., 2016</text:p></office:annotation>Celesia et al., 1987, Rossini et al., 2007, Rossini, 2009, Yener et al., 2008, Yener et al., 2009</text:span><text:span text:style-name="T323"><office:annotation-end office:name="69"/></text:span><text:span text:style-name="T324">).<text:s/></text:span></text:p>
      <text:p text:style-name="P325"><text:span text:style-name="T326"><office:annotation office:name="70" xml:id="1303051402"><dc:creator>Janka Hauffe</dc:creator><dc:date>2025-02-11T18:53:00</dc:date><meta:creator-initials>JH</meta:creator-initials><text:p text:style-name="P327">Or should I first mention all the advantages of neuroimaging, then say that and then the advantages of EEG compared to MRI etc. ?</text:p></office:annotation>Beginning in 1970, the clinical use of EEG<text:s/></text:span><text:span text:style-name="CommentReference"><office:annotation-end office:name="70"/></text:span><text:span text:style-name="T328">for diagnosing abnormal brain aging progressively supplanted as more advanced<text:s/></text:span><text:span text:style-name="T329"><office:annotation office:name="71" xml:id="63821536"><dc:creator>Janka Hauffe</dc:creator><dc:date>2025-02-11T18:56:00</dc:date><meta:creator-initials>JH</meta:creator-initials><text:p text:style-name="P330">Other word as EEG is not a neuroimaging technique</text:p></office:annotation>neuroimaging techniques<text:s/></text:span><text:span text:style-name="CommentReference"><office:annotation-end office:name="71"/></text:span><text:span text:style-name="T331">became available (Babiloni et al., 2011). Despite this (shift/transition)</text:span><text:span text:style-name="T332">,<text:s/></text:span><text:span text:style-name="T333">EEG remains a valuable and widely used tool in scientific research and (some) clinical settings due to its unique advantages over other neuroimaging techniques. EEG is a direct, non-invasive, safe, cost-effective and<text:s/></text:span><text:span text:style-name="T334"><office:annotation office:name="72" xml:id="1214374927"><dc:creator>Janka Hauffe</dc:creator><dc:date>2025-02-11T18:23:00</dc:date><meta:creator-initials>JH</meta:creator-initials><text:p text:style-name="P335">Delete here?</text:p></office:annotation>portable</text:span><text:span text:style-name="CommentReference"><office:annotation-end office:name="72"/></text:span><text:span text:style-name="T336"><text:s/>method, making it a simple and convenient tool for assessing brain function (Babiloni et al., 2016; Babiloni et al., 2021;<text:s/></text:span><text:span text:style-name="T337"><office:annotation office:name="73" xml:id="580171474"><dc:creator>Janka Hauffe</dc:creator><dc:date>2025-02-11T12:06:00</dc:date><meta:creator-initials>JH</meta:creator-initials><text:p text:style-name="P338">@article{biasiucci2019electroencephalography, title={Electroencephalography}, author={Biasiucci, Andrea and Franceschiello, Benedetta and Murray, Micah M}, journal={Current Biology}, volume={29}, number={3}, pages={R80--R85}, year={2019}, publisher={Elsevier} }<text:s/></text:p></office:annotation><office:annotation office:name="74" xml:id="1844004726"><dc:creator>Janka Hauffe</dc:creator><dc:date>2025-02-11T12:06:00</dc:date><meta:creator-initials>JH</meta:creator-initials><text:p text:style-name="P339"><text:a xlink:href="https://doi.org/10.1016/j.cub.2018.11.052" office:target-frame-name="_top" xlink:show="replace"><text:span text:style-name="Hyperlink">https://doi.org/10.1016/j.cub.2018.11.052</text:span></text:a></text:p></office:annotation>Biasiucci, Franceschiello &amp; Murray, 2019</text:span><text:span text:style-name="T340"><office:annotation-end office:name="73"/></text:span><text:span text:style-name="T341"><office:annotation-end office:name="74"/></text:span><text:span text:style-name="T342">;<text:s/></text:span><text:span text:style-name="T343"><office:annotation office:name="75" xml:id="727445112"><dc:creator>Janka Hauffe</dc:creator><dc:date>2025-02-11T12:02:00</dc:date><meta:creator-initials>JH</meta:creator-initials><text:p text:style-name="P344">@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76" xml:id="646142907"><dc:creator>Janka Hauffe</dc:creator><dc:date>2025-02-11T12:02:00</dc:date><meta:creator-initials>JH</meta:creator-initials><text:p text:style-name="P345"><text:a xlink:href="https://doi.org/10.1371/journal.pone.0244180" office:target-frame-name="_top" xlink:show="replace"><text:span text:style-name="Hyperlink">https://doi.org/10.1371/journal.pone.0244180</text:span></text:a></text:p></office:annotation>Meghdadi et al., 2021</text:span><text:span text:style-name="T346"><office:annotation-end office:name="75"/></text:span><text:span text:style-name="T347"><office:annotation-end office:name="76"/></text:span><text:span text:style-name="T348">;<text:s/></text:span><text:span text:style-name="T349"><office:annotation office:name="77" xml:id="36019469"><dc:creator>Janka Hauffe</dc:creator><dc:date>2025-02-11T11:56:00</dc:date><meta:creator-initials>JH</meta:creator-initials><text:p text:style-name="P350">@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78" xml:id="672177059"><dc:creator>Janka Hauffe</dc:creator><dc:date>2025-02-11T11:56:00</dc:date><meta:creator-initials>JH</meta:creator-initials><text:p text:style-name="P351"><text:a xlink:href="https://doi.org/10.1038/s41398-023-02681-2" office:target-frame-name="_top" xlink:show="replace"><text:span text:style-name="T352">https://doi.org/10.1038/s41398-023-02681-2</text:span></text:a></text:p></office:annotation><text:soft-page-break/>Neo, Foti, Keehn &amp; Kelleher, 2023</text:span><text:span text:style-name="T353"><office:annotation-end office:name="77"/></text:span><text:span text:style-name="T354"><office:annotation-end office:name="78"/></text:span><text:span text:style-name="T355">;<text:s/></text:span><text:span text:style-name="T356"><office:annotation office:name="79" xml:id="57243892"><dc:creator>Janka Hauffe</dc:creator><dc:date>2025-02-11T12:00:00</dc:date><meta:creator-initials>JH</meta:creator-initials><text:p text:style-name="P357">@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0" xml:id="562098074"><dc:creator>Janka Hauffe</dc:creator><dc:date>2025-02-11T12:00:00</dc:date><meta:creator-initials>JH</meta:creator-initials><text:p text:style-name="P358"><text:a xlink:href="https://doi.org/10.1016/j.clinph.2019.06.006" office:target-frame-name="_top" xlink:show="replace"><text:span text:style-name="Hyperlink">https://doi.org/10.1016/j.clinph.2019.06.006</text:span></text:a></text:p></office:annotation>Rossini et al., 2019</text:span><text:span text:style-name="T359"><office:annotation-end office:name="79"/></text:span><text:span text:style-name="T360"><office:annotation-end office:name="80"/></text:span><text:span text:style-name="T361">). Furthermore, EEG offers high temporal resolution (</text:span><text:span text:style-name="T362"><office:annotation office:name="81" xml:id="1192296597"><dc:creator>Janka Hauffe</dc:creator><dc:date>2025-02-11T12:02:00</dc:date><meta:creator-initials>JH</meta:creator-initials><text:p text:style-name="P363">@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82" xml:id="1414290914"><dc:creator>Janka Hauffe</dc:creator><dc:date>2025-02-11T12:02:00</dc:date><meta:creator-initials>JH</meta:creator-initials><text:p text:style-name="P364"><text:a xlink:href="https://doi.org/10.1371/journal.pone.0244180" office:target-frame-name="_top" xlink:show="replace"><text:span text:style-name="Hyperlink">https://doi.org/10.1371/journal.pone.0244180</text:span></text:a></text:p></office:annotation>Meghdadi et al., 2021</text:span><text:span text:style-name="T365"><office:annotation-end office:name="81"/></text:span><text:span text:style-name="T366"><office:annotation-end office:name="82"/></text:span><text:span text:style-name="T367">;<text:s/></text:span><text:span text:style-name="T368"><office:annotation office:name="83" xml:id="1013172376"><dc:creator>Janka Hauffe</dc:creator><dc:date>2025-02-11T12:20:00</dc:date><meta:creator-initials>JH</meta:creator-initials><text:p text:style-name="P369">From Babiloni et al., 2016</text:p></office:annotation>Rossini et al., 2004</text:span><text:span text:style-name="T370"><office:annotation-end office:name="83"/></text:span><text:span text:style-name="T371">;<text:s/></text:span><text:span text:style-name="T372"><office:annotation office:name="84" xml:id="1813417967"><dc:creator>Janka Hauffe</dc:creator><dc:date>2025-02-11T12:00:00</dc:date><meta:creator-initials>JH</meta:creator-initials><text:p text:style-name="P373">@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5" xml:id="1243177336"><dc:creator>Janka Hauffe</dc:creator><dc:date>2025-02-11T12:00:00</dc:date><meta:creator-initials>JH</meta:creator-initials><text:p text:style-name="P374"><text:a xlink:href="https://doi.org/10.1016/j.clinph.2019.06.006" office:target-frame-name="_top" xlink:show="replace"><text:span text:style-name="Hyperlink">https://doi.org/10.1016/j.clinph.2019.06.006</text:span></text:a></text:p></office:annotation>Rossini et al., 2019</text:span><text:span text:style-name="T375"><office:annotation-end office:name="84"/></text:span><text:span text:style-name="T376"><office:annotation-end office:name="85"/></text:span><text:span text:style-name="T377">) (time resolution of ≤ 1 ms),<text:s/></text:span><text:span text:style-name="T378"><office:annotation office:name="86" xml:id="1560973093"><dc:creator>Janka Hauffe</dc:creator><dc:date>2025-02-12T08:09:00</dc:date><meta:creator-initials>JH</meta:creator-initials><text:p text:style-name="P379">umschreiben</text:p></office:annotation>enabling it to provide neurophysiological data that cannot be obtained from other neuroimaging techniques (</text:span><text:span text:style-name="CommentReference"><office:annotation-end office:name="86"/></text:span><text:span text:style-name="T380">Biasiucci et al., 2019).<text:s/></text:span></text:p>
      <text:p text:style-name="P381">Another advantage is its repeatability – EEG markers remain largely unaffected by meta-learning relative to task progression, allowing for repeated assessments throughout disease progression (Babiloni et al., 2016).<text:s/></text:p>
      <text:p text:style-name="P382"><text:span text:style-name="T383">Additionally,<text:s/></text:span><text:span text:style-name="T384"><office:annotation office:name="87" xml:id="382000587"><dc:creator>Janka Hauffe</dc:creator><dc:date>2025-02-23T10:50:00</dc:date><meta:creator-initials>JH</meta:creator-initials><text:p text:style-name="P385">Double information</text:p></office:annotation>EEG’s portability<text:s/></text:span><text:span text:style-name="CommentReference"><office:annotation-end office:name="87"/></text:span><text:span text:style-name="T386">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text:s/></text:span><text:span text:style-name="T387"><office:annotation office:name="88" xml:id="56235754"><dc:creator>Janka Hauffe</dc:creator><dc:date>2025-02-12T12:19:00</dc:date><meta:creator-initials>JH</meta:creator-initials><text:p text:style-name="P388">Saby JN, Marshall PJ. The utility of EEG band power analysis in the study of infancy and early childhood. Dev Neuropsychol. 2012;37:253–73.<text:s/></text:p><text:p text:style-name="P389"/><text:p text:style-name="P390"><text:span text:style-name="T391">Third, resting state EEG data may be collected from individuals with a wide range of developmental and functioning levels (23).</text:span></text:p></office:annotation>recorded in highly comparable<text:s/></text:span><text:span text:style-name="CommentReference"><office:annotation-end office:name="88"/></text:span><text:span text:style-name="T392">experimental conditions in healthy subject, subjects with SCD, subjects with MCI and subjects with more progressed disease such as AD (</text:span><text:span text:style-name="T393"><office:annotation office:name="89" xml:id="1835313223"><dc:creator>Janka Hauffe</dc:creator><dc:date>2025-02-11T12:24:00</dc:date><meta:creator-initials>JH</meta:creator-initials><text:p text:style-name="P394">From Babiloni et al., 2016</text:p></office:annotation>Rossini et al., 2007</text:span><text:span text:style-name="T395"><office:annotation-end office:name="89"/></text:span><text:span text:style-name="T396">).</text:span></text:p>
      <text:p text:style-name="P397"/>
      <text:p text:style-name="P398"><text:span text:style-name="T399"><office:annotation office:name="90" xml:id="1233749048"><dc:creator>Janka Hauffe</dc:creator><dc:date>2025-02-12T12:36:00</dc:date><meta:creator-initials>JH</meta:creator-initials><text:p text:style-name="P400">Methods or here?</text:p></office:annotation>This study<text:s/></text:span><text:span text:style-name="CommentReference"><office:annotation-end office:name="90"/></text:span><text:span text:style-name="T401">will focus on analyzing resting state EEG (rsEEG) as an important approach within qEEG methodologies, as it is a promising tool for measuring quantifying brain neurophysiological dysfunction (Babiloni et al., 2011; Babiloni et al., 2016;<text:s/></text:span><text:span text:style-name="T402"><office:annotation office:name="91" xml:id="1819339030"><dc:creator>Janka Hauffe</dc:creator><dc:date>2025-02-11T12:08:00</dc:date><meta:creator-initials>JH</meta:creator-initials><text:p text:style-name="P403">@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92" xml:id="1722337065"><dc:creator>Janka Hauffe</dc:creator><dc:date>2025-02-11T12:09:00</dc:date><meta:creator-initials>JH</meta:creator-initials><text:p text:style-name="P404"><text:a xlink:href="https://doi.org/10.1016/j.biopsycho.2024.108823" office:target-frame-name="_top" xlink:show="replace"><text:span text:style-name="T405">https://doi.org/10.1016/j.biopsycho.2024.108823</text:span></text:a></text:p></office:annotation>Perez, Duque, Hidalgo &amp; Salvador, 2024</text:span><text:span text:style-name="T406"><office:annotation-end office:name="91"/></text:span><text:span text:style-name="T407"><office:annotation-end office:name="92"/></text:span><text:span text:style-name="T408">). Unlike the measuring of ERPs, rsEEG captures spontaneous brain activity independently of cognitive tasks or stimuli<text:s/></text:span><text:span text:style-name="T409">(</text:span><text:span text:style-name="T410">Babiloni et al., 2016; Babiloni et al., 2021;<text:s/></text:span><text:span text:style-name="T411"><office:annotation office:name="93" xml:id="2032528167"><dc:creator>Janka Hauffe</dc:creator><dc:date>2025-02-11T12:50:00</dc:date><meta:creator-initials>JH</meta:creator-initials><text:p text:style-name="P412">@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office:annotation office:name="94" xml:id="1519316681"><dc:creator>Janka Hauffe</dc:creator><dc:date>2025-02-11T12:50:00</dc:date><meta:creator-initials>JH</meta:creator-initials><text:p text:style-name="P413"><text:a xlink:href="https://doi.org/10.1073/pnas.0700668104" office:target-frame-name="_top" xlink:show="replace"><text:span text:style-name="T414">https://doi.org/10.1073/pnas.0700668104</text:span></text:a></text:p></office:annotation>Mantini, Perrucci, Del Gratta, Romani &amp; Corbetta, 2007</text:span><text:span text:style-name="CommentReference"><office:annotation-end office:name="93"/></text:span><text:span text:style-name="CommentReference"><office:annotation-end office:name="94"/></text:span><text:span text:style-name="T415">;<text:s/></text:span><text:span text:style-name="T416">Perez et al., 2024</text:span><text:span text:style-name="T417">),<text:s/></text:span><text:span text:style-name="T418">making it resilient to factors such as fatigue, movement, anxiety, or<text:s/></text:span><text:span text:style-name="T419"><office:annotation office:name="95" xml:id="1070942682"><dc:creator>Janka Hauffe</dc:creator><dc:date>2025-02-23T10:51:00</dc:date><meta:creator-initials>JH</meta:creator-initials><text:p text:style-name="P420">Maybe delete meta-learning from the part before</text:p></office:annotation>meta-learning<text:s/></text:span><text:span text:style-name="CommentReference"><office:annotation-end office:name="95"/></text:span><text:span text:style-name="T421">(Babiloni et al., 2016; Babiloni et al., 2021; Perez et al., 2024).</text:span></text:p>
      <text:p text:style-name="P422">RsEEG is typically recorded from subjects during brief periods under both eyes-open and eyes-closed conditions (Perez et al., 2024). Since the eyes-closed condition represents a simple, standardized procedure (Babiloni et al., 2016), it is the most commonly used (Babiloni et al., 2022) and will therefore be analyzed in this study to ensure comparability.<text:s/></text:p>
      <text:p text:style-name="P423"/>
      <text:p text:style-name="P424"><text:bookmark-start text:name="_Hlk191200662"/><text:span text:style-name="T425">Now about</text:span><text:span text:style-name="T426"><office:annotation office:name="96" xml:id="343741838"><dc:creator>Janka Hauffe</dc:creator><dc:date>2025-02-12T18:22:00</dc:date><meta:creator-initials>JH</meta:creator-initials><text:p text:style-name="P427"><text:span text:style-name="T428">Frequency bands</text:span></text:p><text:p text:style-name="P429"><text:span text:style-name="T430">1–4 Hz (</text:span><text:span text:style-name="T431">delta</text:span><text:span text:style-name="T432">), 4–8 Hz (</text:span><text:span text:style-name="T433">theta</text:span><text:span text:style-name="T434">), 8–13 Hz (</text:span><text:span text:style-name="T435">alpha</text:span><text:span text:style-name="T436">), 13–30 Hz (</text:span><text:span text:style-name="T437">beta</text:span><text:span text:style-name="T438">), and &gt;30 Hz (gamma) (Babiloni et al., 2011; Babiloni et al., 2016).<text:s/></text:span><text:span text:style-name="T439">Each of these frequencies conveys peculiar physiological information on brain functional state during sleep and wake periods (Babiloni et al., 2011; Nunez et al., 1999).</text:span></text:p><text:p text:style-name="P440"><text:span text:style-name="T441">A certain consensus is reached on the following physiological model (Babiloni et al., 2011). During slow-wave sleep, corticofugal slow oscillations (&lt;1 Hz) are effective in grouping thalamic-generated<text:s/></text:span><text:span text:style-name="T442">delta</text:span><text:span text:style-name="T443"><text:s/>rhythms (1–4 Hz) and spindling activity (7–14 Hz) [14]. In this condition,<text:s/></text:span><text:span text:style-name="T444">delta</text:span><text:span text:style-name="T445"><text:s/>rhythms would dominate EEG oscillations, while<text:s/></text:span><text:span text:style-name="T446">alpha</text:span><text:span text:style-name="T447"><text:s/>rhythms (about 8–12 Hz) would be suppressed (Babiloni et al., 2011). In the case of endogenous or exogenous arousing stimuli, spindles, high- and low-frequency components of the<text:s/></text:span><text:span text:style-name="T448">delta</text:span><text:span text:style-name="T449"><text:s/>rhythms are blocked by the inhibition of reticulo-thalamic (7–14 Hz), thalamocortical (1–4 Hz), and intracortical (&lt;1 Hz) oscillators (Babiloni et al., 2011).</text:span></text:p><text:p text:style-name="P450"><text:span text:style-name="T451">These rhythms are replaced by fast oscillations in the range of<text:s/></text:span><text:span text:style-name="T452">beta</text:span><text:span text:style-name="T453"><text:s/>(14–30 Hz) and gamma frequencies (&gt;30 Hz) [14, 15]. In the wake resting state condition,<text:s/></text:span><text:span text:style-name="T454">alpha</text:span><text:span text:style-name="T455"><text:s/>rhythms would dominate the human EEG oscillatory activity, while<text:s/></text:span><text:span text:style-name="T456">delta</text:span><text:span text:style-name="T457"><text:s/>rhythms would be quite low in amplitude in physiological conditions [16–18].</text:span></text:p><text:p text:style-name="P458"><text:span text:style-name="T459">Babiloni et al., 2016:</text:span></text:p><text:p text:style-name="P460"><text:span text:style-name="T461">The background spontaneous oscillatory activity of brain neurons at about 10 Hz generates the dominant<text:s/></text:span><text:span text:style-name="T462">alpha</text:span><text:span text:style-name="T463"><text:s/>rhythm of restingstate EEG activity first described by Berger. In the classical studies by Jasper and Penfield (1949),<text:s/></text:span><text:span text:style-name="T464">alpha</text:span><text:span text:style-name="T465"><text:s/>rhythms ranging from about 8 to 12 Hz were recorded from nearly the entire upper cortical surface (including the frontal and prefrontal areas) in a large population of patients awake during surgery.</text:span></text:p><text:p text:style-name="P466"><text:span text:style-name="T467">In the condition of slow-wave sleep, cortico-fugal slow oscillations (b1 Hz) are effective</text:span></text:p><text:p text:style-name="P468"><text:span text:style-name="T469">in grouping thalamic-generated<text:s/></text:span><text:span text:style-name="T470">delta</text:span><text:span text:style-name="T471"><text:s/>rhythms (1–4 Hz) and spindling activity (7–14 Hz) rhythms (Steriade, 2003). In the condition of brain arousal, spindles as well as high and low components of the<text:s/></text:span><text:span text:style-name="T472">delta</text:span><text:span text:style-name="T473"><text:s/>rhythms are blocked by the inhibition of oscillators within, respectively, reticulo-thalamic (7–14 Hz), thalamo-cortical (1–4 Hz), and intra-cortical (b1 Hz), neuronal circuits. These rhythms are replaced by fast (</text:span><text:span text:style-name="T474">beta</text:span><text:span text:style-name="T475"><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476">alpha</text:span><text:span text:style-name="T477"><text:s/>would be mainly related to subject's global attentional readiness (Klimesch, 1996; Klimesch et al., 1997, 1998; Rossini et al., 1991; Q13Steriade and Llinas, 1998). Noteworthy, there is consensus that<text:s/></text:span><text:span text:style-name="T478">alpha</text:span><text:span text:style-name="T479"><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480">delta</text:span><text:span text:style-name="T481"><text:s/>(1–4 Hz),<text:s/></text:span><text:span text:style-name="T482">theta</text:span><text:span text:style-name="T483"><text:s/>(4–7 Hz) and gamma bands (30–70 Hz) also exhibit complex patterns of power that are modulated by cognitive processes such as working memory and perceptual binding (Srinivasan et al., 2006).<text:s/></text:span></text:p></office:annotation><text:s/>frequency<text:s/></text:span><text:span text:style-name="CommentReference"><office:annotation-end office:name="96"/></text:span><text:span text:style-name="T484">bands in general before looking at abnormalities in frequeny bands in MCI and covid patients</text:span></text:p>
      <text:p text:style-name="P485"/>
      <text:p text:style-name="P486"><text:span text:style-name="T487">EEG signals are commonly c</text:span><text:span text:style-name="T488">ategorized into five distinct frequency bands: Delta (1-4 Hz), theta (4-8 Hz),<text:s/></text:span><text:span text:style-name="T489">alpha (8-13 Hz),<text:s/></text:span><text:span text:style-name="T490">beta (13-30 Hz), and gamma (&gt;30 Hz)</text:span><text:span text:style-name="T491"><text:s/>(Babiloni et al., 2011; Babiloni et al., 2016).</text:span><text:span text:style-name="T492"><text:s/>These frequency bands<text:s/></text:span><text:span text:style-name="T493">provide specific physiological insights into th</text:span><text:span text:style-name="T494">e<text:s/></text:span><text:soft-page-break/><text:span text:style-name="T495">brain’s functional state during sleep and wake<text:s/></text:span><text:span text:style-name="T496">periods (Babiloni et al., 2011;<text:s/></text:span><text:span text:style-name="T497"><office:annotation office:name="97" xml:id="380148369"><dc:creator>Janka Hauffe</dc:creator><dc:date>2025-02-11T12:21:00</dc:date><meta:creator-initials>JH</meta:creator-initials><text:p text:style-name="P498">From Babiloni et al., 2016</text:p></office:annotation>Nunez et al., 1999</text:span><text:span text:style-name="T499"><office:annotation-end office:name="97"/></text:span><text:span text:style-name="T500">).</text:span><text:span text:style-name="T501"><text:s/>However, there is no universal consensus on the</text:span><text:span text:style-name="T502">ir exact</text:span><text:span text:style-name="T503"><text:s/>frequency ranges, as definitions vary across studies. While Babiloni et al. (201</text:span><text:span text:style-name="T504">6</text:span><text:span text:style-name="T505">) define</text:span><text:span text:style-name="T506"><text:s/>the</text:span><text:span text:style-name="T507"><text:s/>delta<text:s/></text:span><text:span text:style-name="T508">band<text:s/></text:span><text:span text:style-name="T509">as 1-4 Hz and<text:s/></text:span><text:span text:style-name="T510">the<text:s/></text:span><text:span text:style-name="T511">beta</text:span><text:span text:style-name="T512"><text:s/>band</text:span><text:span text:style-name="T513"><text:s/>as 13-30 Hz, this study</text:span><text:span text:style-name="T514"><text:s/>will consider</text:span><text:span text:style-name="T515"><text:s/>delta as 0.5-3 Hz</text:span><text:span text:style-name="T516"><text:s/>(</text:span><text:span text:style-name="T517"><office:annotation office:name="98" xml:id="115726943"><dc:creator>Janka Hauffe</dc:creator><dc:date>2025-02-23T15:27:00</dc:date><meta:creator-initials>JH</meta:creator-initials><text:p text:style-name="P518">@article{bachman2018independent, title={Independent contributions of theta and delta time-frequency activity to the visual oddball P3b}, author={Bachman, Matthew D and Bernat, Edward M}, journal={International Journal of Psychophysiology}, volume={128}, pages={70--80}, year={2018}, publisher={Elsevier} }<text:s/></text:p></office:annotation><office:annotation office:name="99" xml:id="709589090"><dc:creator>Janka Hauffe</dc:creator><dc:date>2025-02-23T15:28:00</dc:date><meta:creator-initials>JH</meta:creator-initials><text:p text:style-name="P519"><text:a xlink:href="https://doi.org/10.1016/j.ijpsycho.2018.03.010" office:target-frame-name="_top" xlink:show="replace"><text:span text:style-name="Hyperlink">https://doi.org/10.1016/j.ijpsycho.2018.03.010</text:span></text:a></text:p></office:annotation>Bachman &amp; Bernat</text:span><text:span text:style-name="CommentReference"><office:annotation-end office:name="98"/></text:span><text:span text:style-name="CommentReference"><office:annotation-end office:name="99"/></text:span><text:span text:style-name="T520">, 2018;<text:s/></text:span><text:span text:style-name="T521"><office:annotation office:name="100" xml:id="1803786480"><dc:creator>Janka Hauffe</dc:creator><dc:date>2025-02-23T15:31:00</dc:date><meta:creator-initials>JH</meta:creator-initials><text:p text:style-name="P522">@article{gunasekaran2023characterizing, title={Characterizing endogenous delta oscillations in human MEG}, author={Gunasekaran, Harish and Azizi, Leila and van Wassenhove, Virginie and Herbst, Sophie K}, journal={Scientific Reports}, volume={13}, number={1}, pages={11031}, year={2023}, publisher={Nature Publishing Group UK London} }<text:s/></text:p></office:annotation><office:annotation office:name="101" xml:id="278180172"><dc:creator>Janka Hauffe</dc:creator><dc:date>2025-02-23T15:31:00</dc:date><meta:creator-initials>JH</meta:creator-initials><text:p text:style-name="P523">https://doi.org/10.1038/s41598-023-37514-1<text:s/></text:p></office:annotation>Gunasekaran, Azizi, Van Wassenhove &amp; Herbst,<text:s/></text:span><text:span text:style-name="CommentReference"><office:annotation-end office:name="100"/></text:span><text:span text:style-name="CommentReference"><office:annotation-end office:name="101"/></text:span><text:span text:style-name="T524">2023;<text:s/></text:span><text:span text:style-name="T525"><office:annotation office:name="102" xml:id="903100896"><dc:creator>Janka Hauffe</dc:creator><dc:date>2025-02-23T15:24:00</dc:date><meta:creator-initials>JH</meta:creator-initials><text:p text:style-name="P526">@article{uchida1992beta, title={Beta (20--28 Hz) and delta (0.3--3 Hz) EEGs oscillate reciprocally across NREM and REM sleep}, author={Uchida, Sunao and Maloney, Tom and Feinberg, Irwin}, journal={Sleep}, volume={15}, number={4}, pages={352--358}, year={1992}, publisher={Oxford University Press} }<text:s/></text:p></office:annotation><office:annotation office:name="103" xml:id="1086180450"><dc:creator>Janka Hauffe</dc:creator><dc:date>2025-02-23T15:24:00</dc:date><meta:creator-initials>JH</meta:creator-initials><text:p text:style-name="P527"><text:a xlink:href="https://doi.org/10.1093/sleep/15.4.352" office:target-frame-name="_top" xlink:show="replace"><text:span text:style-name="Hyperlink">https://doi.org/10.1093/sleep/15.4.352</text:span></text:a></text:p></office:annotation>Uchida, Maloney &amp; Feinberg</text:span><text:span text:style-name="CommentReference"><office:annotation-end office:name="102"/></text:span><text:span text:style-name="CommentReference"><office:annotation-end office:name="103"/></text:span><text:span text:style-name="T528">, 1992)<text:s/></text:span><text:span text:style-name="T529">and beta as 14-30 Hz<text:s/></text:span><text:span text:style-name="T530">(</text:span><text:span text:style-name="T531"><office:annotation office:name="104" xml:id="1455841740"><dc:creator>Janka Hauffe</dc:creator><dc:date>2025-02-23T15:07:00</dc:date><meta:creator-initials>JH</meta:creator-initials><text:p text:style-name="P532">@article{brovelli2004beta, title={Beta oscillations in a large-scale sensorimotor cortical network: directional influences revealed by Granger causality}, author={Brovelli, Andrea and Ding, Mingzhou and Ledberg, Anders and Chen, Yonghong and Nakamura, Richard and Bressler, Steven L}, journal={Proceedings of the National Academy of Sciences}, volume={101}, number={26}, pages={9849--9854}, year={2004}, publisher={National Academy of Sciences} }<text:s/></text:p></office:annotation><office:annotation office:name="105" xml:id="335809545"><dc:creator>Janka Hauffe</dc:creator><dc:date>2025-02-23T15:08:00</dc:date><meta:creator-initials>JH</meta:creator-initials><text:p text:style-name="P533"><text:a xlink:href="https://doi.org/10.1073/pnas.0308538101" office:target-frame-name="_top" xlink:show="replace"><text:span text:style-name="Hyperlink">https://doi.org/10.1073/pnas.0308538101</text:span></text:a></text:p></office:annotation>Brovelli, Ding, Ledberg, Chen, Nakamura &amp; Bressler; 2004</text:span><text:span text:style-name="CommentReference"><office:annotation-end office:name="104"/></text:span><text:span text:style-name="CommentReference"><office:annotation-end office:name="105"/></text:span><text:span text:style-name="T534">;<text:s/></text:span><text:span text:style-name="T535"><office:annotation office:name="106" xml:id="1880951769"><dc:creator>Janka Hauffe</dc:creator><dc:date>2025-02-23T15:09:00</dc:date><meta:creator-initials>JH</meta:creator-initials><text:p text:style-name="P536">@article{liang2020time, title={Time-frequency maximal information coefficient method and its application to functional corticomuscular coupling}, author={Liang, Tie and Zhang, Qingyu and Liu, Xiaoguang and Lou, Cunguang and Liu, Xiuling and Wang, Hongrui}, journal={IEEE Transactions on Neural Systems and Rehabilitation Engineering}, volume={28}, number={11}, pages={2515--2524}, year={2020}, publisher={IEEE} }<text:s/></text:p></office:annotation><office:annotation office:name="107" xml:id="1566229766"><dc:creator>Janka Hauffe</dc:creator><dc:date>2025-02-23T15:10:00</dc:date><meta:creator-initials>JH</meta:creator-initials><text:p text:style-name="P537"><text:a xlink:href="https://doi.org/10.1109/TNSRE.2020.3028199" office:target-frame-name="_top" xlink:show="replace"><text:span text:style-name="Hyperlink">https://doi.org/10.1109/TNSRE.2020.3028199</text:span></text:a></text:p></office:annotation>Liang, Zhang, Liu, Lou, Liu &amp; Wang</text:span><text:span text:style-name="CommentReference"><office:annotation-end office:name="106"/></text:span><text:span text:style-name="CommentReference"><office:annotation-end office:name="107"/></text:span><text:span text:style-name="T538">, 2020;<text:s/></text:span><text:span text:style-name="T539"><office:annotation office:name="108" xml:id="1908351454"><dc:creator>Janka Hauffe</dc:creator><dc:date>2025-02-23T15:14:00</dc:date><meta:creator-initials>JH</meta:creator-initials><text:p text:style-name="P540">@article{pesonen2007brain, title={Brain oscillatory 4--30 Hz responses during a visual n-back memory task with varying memory load}, author={Pesonen, Mirka and H{\"a}m{\"a}l{\"a}inen, Heikki and Krause, Christina M}, journal={Brain research}, volume={1138}, pages={171--177}, year={2007}, publisher={Elsevier} }<text:s/></text:p></office:annotation><office:annotation office:name="109" xml:id="1802925759"><dc:creator>Janka Hauffe</dc:creator><dc:date>2025-02-23T15:14:00</dc:date><meta:creator-initials>JH</meta:creator-initials><text:p text:style-name="P541"><text:a xlink:href="https://doi.org/10.1016/j.brainres.2006.12.076" office:target-frame-name="_top" xlink:show="replace"><text:span text:style-name="Hyperlink">https://doi.org/10.1016/j.brainres.2006.12.076</text:span></text:a></text:p></office:annotation>Pesonen, Hämäläinen &amp; Krause</text:span><text:span text:style-name="CommentReference"><office:annotation-end office:name="108"/></text:span><text:span text:style-name="CommentReference"><office:annotation-end office:name="109"/></text:span><text:span text:style-name="T542">, 2007;<text:s/></text:span><text:span text:style-name="T543"><office:annotation office:name="110" xml:id="999559264"><dc:creator>Janka Hauffe</dc:creator><dc:date>2025-02-23T15:12:00</dc:date><meta:creator-initials>JH</meta:creator-initials><text:p text:style-name="P544">@article{poppelaars2018frontal, title={Frontal delta-beta cross-frequency coupling in high and low social anxiety: An index of stress regulation?}, author={Poppelaars, Eefje S and Harrewijn, Anita and Westenberg, P Michiel and van der Molen, Melle JW}, journal={Cognitive, Affective, \&amp; Behavioral Neuroscience}, volume={18}, pages={764--777}, year={2018}, publisher={Springer} }<text:s/></text:p></office:annotation><office:annotation office:name="111" xml:id="2664204"><dc:creator>Janka Hauffe</dc:creator><dc:date>2025-02-23T15:12:00</dc:date><meta:creator-initials>JH</meta:creator-initials><text:p text:style-name="P545"><text:a xlink:href="https://doi.org/10.3758/s13415-018-0603-7" office:target-frame-name="_top" xlink:show="replace"><text:span text:style-name="Hyperlink">https://doi.org/10.3758/s13415-018-0603-7</text:span></text:a></text:p></office:annotation>Poppelaars, Harrewijn, Westenberg &amp; Van der Molen</text:span><text:span text:style-name="CommentReference"><office:annotation-end office:name="110"/></text:span><text:span text:style-name="CommentReference"><office:annotation-end office:name="111"/></text:span><text:span text:style-name="T546">, 2018;<text:s/></text:span><text:span text:style-name="T547"><office:annotation office:name="112" xml:id="1573234501"><dc:creator>Janka Hauffe</dc:creator><dc:date>2025-02-23T15:16:00</dc:date><meta:creator-initials>JH</meta:creator-initials><text:p text:style-name="P548">@article{tzagarakis2015brain, title={Brain oscillatory activity during motor preparation: effect of directional uncertainty on beta, but not alpha, frequency band}, author={Tzagarakis, Charidimos and West, Sarah and Pellizzer, Giuseppe}, journal={Frontiers in neuroscience}, volume={9}, pages={246}, year={2015}, publisher={Frontiers Media SA} }<text:s/></text:p></office:annotation><office:annotation office:name="113" xml:id="1094857383"><dc:creator>Janka Hauffe</dc:creator><dc:date>2025-02-23T15:17:00</dc:date><meta:creator-initials>JH</meta:creator-initials><text:p text:style-name="P549"><text:a xlink:href="https://doi.org/10.3389/fnins.2015.00246" office:target-frame-name="_top" xlink:show="replace"><text:span text:style-name="Hyperlink">https://doi.org/10.3389/fnins.2015.00246</text:span></text:a></text:p></office:annotation>Tzagarakis, West &amp; Pellizzer</text:span><text:span text:style-name="CommentReference"><office:annotation-end office:name="112"/></text:span><text:span text:style-name="CommentReference"><office:annotation-end office:name="113"/></text:span><text:span text:style-name="T550">,<text:s/></text:span><text:span text:style-name="T551">2015)</text:span><text:span text:style-name="T552">.</text:span></text:p>
      <text:p text:style-name="P553"><text:span text:style-name="T554">Del</text:span><text:span text:style-name="T555">ta</text:span><text:span text:style-name="T556"><text:s/>frequency<text:s/></text:span><text:span text:style-name="T557">is typically absent during<text:s/></text:span><text:span text:style-name="T558">wakefulness</text:span><text:span text:style-name="T559"><text:s/></text:span><text:span text:style-name="T560">in<text:s/></text:span><text:span text:style-name="T561">healthy adults and is<text:s/></text:span><text:span text:style-name="T562">primarily<text:s/></text:span><text:span text:style-name="T563">associated with deep sleep<text:s/></text:span><text:span text:style-name="T564">(</text:span><text:span text:style-name="T565"><office:annotation office:name="114" xml:id="1779861254"><dc:creator>Janka Hauffe</dc:creator><dc:date>2025-02-26T09:54:00</dc:date><meta:creator-initials>JH</meta:creator-initials><text:p text:style-name="P566">Is it enough if I only mention Attar, 2022 at the end of the paragraph?</text:p></office:annotation>Attar, 2022</text:span><text:span text:style-name="CommentReference"><office:annotation-end office:name="114"/></text:span><text:span text:style-name="T567">)</text:span><text:span text:style-name="T568">.</text:span><text:span text:style-name="T569"><text:s/></text:span><text:span text:style-name="T570">Theta frequency is associated with the transition between wakefulness and sleep<text:s/></text:span><text:span text:style-name="T571">(</text:span><text:span text:style-name="T572">Attar, 2022)</text:span><text:span text:style-name="T573">.</text:span><text:span text:style-name="T574"><text:s/></text:span><text:span text:style-name="T575">Alpha frequency is characteristic of relaxed wakefulness (Attar, 2022).</text:span><text:span text:style-name="T576"><text:s/></text:span><text:span text:style-name="T577">And</text:span><text:span text:style-name="T578"><text:s/>b</text:span><text:span text:style-name="T579">eta frequency (14-30 Hz) is typically present when individuals are awake and mentally or physically active, or under psy</text:span><text:span text:style-name="T580"><office:annotation office:name="115" xml:id="10195777"><dc:creator>Janka Hauffe</dc:creator><dc:date>2025-02-26T09:56:00</dc:date><meta:creator-initials>JH</meta:creator-initials><text:p text:style-name="P581">Maybe also mention Gamma?</text:p></office:annotation>chologi</text:span><text:span text:style-name="CommentReference"><office:annotation-end office:name="115"/></text:span><text:span text:style-name="T582">cal stress<text:s/></text:span><text:span text:style-name="T583">(</text:span><text:span text:style-name="T584"><office:annotation office:name="116" xml:id="166138207"><dc:creator>Janka Hauffe</dc:creator><dc:date>2025-02-26T08:40:00</dc:date><meta:creator-initials>JH</meta:creator-initials><text:p text:style-name="P585">@article{attar2022review, title={Review of electroencephalography signals approaches for mental stress assessment}, author={Attar, Eyad T}, journal={Neurosciences Journal}, volume={27}, number={4}, pages={209--215}, year={2022}, publisher={Neurosciences Journal} }<text:s/></text:p></office:annotation><office:annotation office:name="117" xml:id="1361990694"><dc:creator>Janka Hauffe</dc:creator><dc:date>2025-02-26T08:40:00</dc:date><meta:creator-initials>JH</meta:creator-initials><text:p text:style-name="P586"><text:a xlink:href="https://doi.org/10.17712/nsj.2022.4.20220025" office:target-frame-name="_top" xlink:show="replace"><text:span text:style-name="Hyperlink">https://doi.org/10.17712/nsj.2022.4.20220025</text:span></text:a></text:p></office:annotation>Attar, 2022</text:span><text:span text:style-name="T587"><office:annotation-end office:name="116"/></text:span><text:span text:style-name="T588"><office:annotation-end office:name="117"/></text:span><text:span text:style-name="T589">)</text:span><text:span text:style-name="T590">.</text:span></text:p>
      <text:p text:style-name="P591"><text:span text:style-name="T592">During normal aging, e</text:span><text:span text:style-name="T593">yes-closed rsEEG rhythms undergo gradual changes</text:span><text:span text:style-name="T594">,<text:s/></text:span><text:span text:style-name="T595"><office:annotation office:name="118" xml:id="1409371539"><dc:creator>Janka Hauffe</dc:creator><dc:date>2025-02-26T10:01:00</dc:date><meta:creator-initials>JH</meta:creator-initials><text:p text:style-name="P596">Yes?</text:p></office:annotation>including a shift in power distribution across frequency bands</text:span><text:span text:style-name="T597"><text:s/></text:span><text:span text:style-name="CommentReference"><office:annotation-end office:name="118"/></text:span><text:span text:style-name="T598">(</text:span><text:span text:style-name="T599">Babiloni et al., 2011; Babiloni et al., 2016;<text:s/></text:span><text:span text:style-name="T600"><office:annotation office:name="119" xml:id="1276522785"><dc:creator>Janka Hauffe</dc:creator><dc:date>2025-02-11T12:54:00</dc:date><meta:creator-initials>JH</meta:creator-initials><text:p text:style-name="P601">From Perez</text:p></office:annotation><office:annotation office:name="120" xml:id="943944206"><dc:creator>Janka Hauffe</dc:creator><dc:date>2025-02-12T18:20:00</dc:date><meta:creator-initials>JH</meta:creator-initials><text:p text:style-name="P602"><text:span text:style-name="T603">In normal aging, there may be a gradual slowing of EEG rhythms and subtle changes in neural oscillations across different frequency bands (Babiloni et al., 2006; Barry &amp; De Blasio, 2017).<text:s/></text:span></text:p></office:annotation>Babiloni et al., 2006; Barry &amp; De Blasio, 2017</text:span><text:span text:style-name="CommentReference"><office:annotation-end office:name="119"/></text:span><text:span text:style-name="CommentReference"><office:annotation-end office:name="120"/></text:span><text:span text:style-name="T604">; Liu et at., 2024</text:span><text:span text:style-name="T605">). However, in pathological aging,<text:s/></text:span><text:span text:style-name="T606">such as<text:s/></text:span><text:span text:style-name="T607">AD, these alterations<text:s/></text:span><text:span text:style-name="T608">become</text:span><text:span text:style-name="T609"><text:s/>more pronounced and disruptive (Claus et al., 2000;<text:s/></text:span><text:span text:style-name="T610"><office:annotation office:name="121" xml:id="812060325"><dc:creator>Janka Hauffe</dc:creator><dc:date>2025-02-11T12:54:00</dc:date><meta:creator-initials>JH</meta:creator-initials><text:p text:style-name="P611">From Perez</text:p></office:annotation>Lejko et al., 2020</text:span><text:span text:style-name="CommentReference"><office:annotation-end office:name="121"/></text:span><text:span text:style-name="T612">; Liu et at., 2024</text:span><text:span text:style-name="T613">).</text:span></text:p>
      <text:p text:style-name="P614"><text:span text:style-name="T615">A key feature of pathological aging is EEG slowing, which has been linked to cognitive impairment, w</text:span><text:span text:style-name="T616">here</text:span><text:span text:style-name="T617"><text:s/>greater slowing<text:s/></text:span><text:span text:style-name="T618">is<text:s/></text:span><text:span text:style-name="T619">associated with worse impairment</text:span><text:span text:style-name="T620"><text:s/>(</text:span><text:span text:style-name="T621"><office:annotation office:name="122" xml:id="445168618"><dc:creator>Janka Hauffe</dc:creator><dc:date>2025-02-13T07:40:00</dc:date><meta:creator-initials>JH</meta:creator-initials><text:p text:style-name="P622">@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123" xml:id="847789502"><dc:creator>Janka Hauffe</dc:creator><dc:date>2025-02-13T07:40:00</dc:date><meta:creator-initials>JH</meta:creator-initials><text:p text:style-name="P623"><text:a xlink:href="https://doi.org/10.1016/j.isci.2021.102386" office:target-frame-name="_top" xlink:show="replace"><text:span text:style-name="T624">https://doi.org/10.1016/j.isci.2021.102386</text:span></text:a></text:p></office:annotation>D’Atri et al., 2021</text:span><text:span text:style-name="T625">;<text:s/></text:span><text:span text:style-name="T626">Farina et al., 2020; Finnigan &amp; Robertson, 2011; Lejko et al., 2020</text:span><text:span text:style-name="T627">)</text:span><text:span text:style-name="T628">.<text:s/></text:span><text:span text:style-name="CommentReference"><office:annotation-end office:name="122"/></text:span><text:span text:style-name="CommentReference"><office:annotation-end office:name="123"/></text:span><text:span text:style-name="T629">This slowing is characterized by increased power in low-frequency band (beta, theta) and reduced power in high-frequency band (alpha, beta) (Farina et al., 2020; Lejko et al., 2020; Liu et al., 2024).</text:span></text:p>
      <text:p text:style-name="P630"><text:span text:style-name="T631">In AD, these EEG alterations are well-documented, with a consistent pattern of increased delta and theta power alongside reduced alpha and beta power compared to healthy older adults (</text:span><text:span text:style-name="T632">Babiloni et al., 2011;<text:s/></text:span><text:span text:style-name="T633">C</text:span><text:span text:style-name="T634">laus et al., 2000;<text:s/></text:span><text:span text:style-name="T635">D’Atri et al., 2021;</text:span><text:span text:style-name="T636"><text:s/></text:span><text:span text:style-name="T637">Dringenberg, 2000; Elmståhl, Ros</text:span><text:span text:style-name="T638"><office:annotation office:name="124" xml:id="585807403"><dc:creator>Janka Hauffe</dc:creator><dc:date>2025-01-08T17:43:00</dc:date><meta:creator-initials>JH</meta:creator-initials><text:p text:style-name="P639">akzent</text:p></office:annotation>e</text:span><text:span text:style-name="T640"><office:annotation-end office:name="124"/></text:span><text:span text:style-name="T641">n &amp; Gullberg, 1994; Farina et al., 2020;<text:s/></text:span><text:span text:style-name="T642">Fröhlich et al., 2021;</text:span><text:span text:style-name="T643"><text:s/></text:span><text:span text:style-name="T644">Hogan, Swanwick, Kaiser, Rowan &amp; Lawlor, 2003;</text:span><text:span text:style-name="T645"><text:s/></text:span><text:span text:style-name="T646">Jelic, Shigeta, Julin, Almkvist, Winblad &amp; Wahlund, 1996;<text:s/></text:span><text:span text:style-name="T647">Jeong, 2004</text:span><text:span text:style-name="T648">; Lejko et al., 2020; Musaeus et al., 2018; Özbek, Fide &amp; Yener, 2021; Wada, Nanbu, Jiang, Koshino, Yamaguchi &amp; Hashimoto, 1997)</text:span><text:span text:style-name="T649">.</text:span></text:p>
      <text:soft-page-break/>
      <text:p text:style-name="P650"><text:span text:style-name="T651">However, findings in MCI<text:s/></text:span><text:span text:style-name="T652"><office:annotation office:name="125" xml:id="1807921254"><dc:creator>Janka Hauffe</dc:creator><dc:date>2025-02-26T11:21:00</dc:date><meta:creator-initials>JH</meta:creator-initials><text:p text:style-name="P653">Here?</text:p></office:annotation>and SCD<text:s/></text:span><text:span text:style-name="CommentReference"><office:annotation-end office:name="125"/></text:span><text:span text:style-name="T654">remain less consistent (Fröhlich et al., 2021). While some studies report EEG slowing similar</text:span><text:span text:style-name="T655"><text:s/>to that seen in AD, albeit to a lesser extent, others show greater variability in frequency band</text:span><text:span text:style-name="T656"><office:annotation office:name="126" xml:id="414386779"><dc:creator>Janka Hauffe</dc:creator><dc:date>2025-02-26T11:22:00</dc:date><meta:creator-initials>JH</meta:creator-initials><text:p text:style-name="P657">This heterogeneity suggests that MCI represents a transitional stage, with neurophysiological changes that may vary depending on disease progression and the likelihood of conversion to AD<text:s/></text:p></office:annotation><text:s/>alterations<text:s/></text:span><text:span text:style-name="CommentReference"><office:annotation-end office:name="126"/></text:span><text:span text:style-name="T658">(Fröhlich et al., 2021;<text:s/></text:span></text:p>
      <text:p text:style-name="P659"/>
      <text:p text:style-name="P660">Given the inconsistencies in EEG alterations in MCI (and SCD), this study focuses on delta and beta frequency bands, as …. (something about MCI/cognitive impairment, maybe also PCS, fatigue).<text:s/></text:p>
      <text:p text:style-name="P661">In this study delta and beta frequency bands are primarly considered, since ….</text:p>
      <text:p text:style-name="P662"><text:span text:style-name="T663"><text:line-break/></text:span><text:span text:style-name="T664">Delta power in MCI</text:span></text:p>
      <text:p text:style-name="P665"><text:span text:style-name="T666">Findings<text:s/></text:span><text:span text:style-name="T667">on delta power in</text:span><text:span text:style-name="T668"><text:s/>MCI remain inconsistent.<text:s/></text:span><text:span text:style-name="T669">Several studies have observed increased delta power<text:s/></text:span><text:span text:style-name="T670">(</text:span><text:span text:style-name="T671">Adler, Bramesfeld &amp; Jajcevic, 1999;<text:s/></text:span><text:span text:style-name="T672"><office:annotation office:name="127" xml:id="994688516"><dc:creator>Janka Hauffe</dc:creator><dc:date>2025-02-26T11:44:00</dc:date><meta:creator-initials>JH</meta:creator-initials><text:p text:style-name="P673">@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office:annotation office:name="128" xml:id="1924354142"><dc:creator>Janka Hauffe</dc:creator><dc:date>2025-02-26T11:44:00</dc:date><meta:creator-initials>JH</meta:creator-initials><text:p text:style-name="P674"><text:a xlink:href="https://doi.org/10.1016/j.clinph.2005.09.019" office:target-frame-name="_top" xlink:show="replace"><text:span text:style-name="Hyperlink">https://doi.org/10.1016/j.clinph.2005.09.019</text:span></text:a></text:p></office:annotation>Babiloni et al</text:span><text:span text:style-name="CommentReference"><office:annotation-end office:name="127"/></text:span><text:span text:style-name="CommentReference"><office:annotation-end office:name="128"/></text:span><text:span text:style-name="T675">., 2006;<text:s/></text:span><text:span text:style-name="T676"><office:annotation office:name="129" xml:id="1350323569"><dc:creator>Janka Hauffe</dc:creator><dc:date>2025-02-26T11:48:00</dc:date><meta:creator-initials>JH</meta:creator-initials><text:p text:style-name="P677">@article{babiloni2010cortical, title={Cortical sources of resting EEG rhythms in mild cognitive impairment and subjective memory complaint}, author={Babiloni, Claudio and Visser, Pieter Jelle and Frisoni, Giovanni and De Deyn, Peter Paul and Bresciani, Lorena and Jelic, Vesna and Nagels, Guy and Rodriguez, Guido and Rossini, Paolo M and Vecchio, Fabrizio and others}, journal={Neurobiology of Aging}, volume={31}, number={10}, pages={1787--1798}, year={2010}, publisher={Elsevier} }<text:s/></text:p></office:annotation><office:annotation office:name="130" xml:id="129985292"><dc:creator>Janka Hauffe</dc:creator><dc:date>2025-02-26T11:48:00</dc:date><meta:creator-initials>JH</meta:creator-initials><text:p text:style-name="P678"><text:a xlink:href="https://doi.org/10.1016/j.neurobiolaging.2008.09.020" office:target-frame-name="_top" xlink:show="replace"><text:span text:style-name="Hyperlink">https://doi.org/10.1016/j.neurobiolaging.2008.09.020</text:span></text:a></text:p></office:annotation>Babiloni et al.,<text:s/></text:span><text:span text:style-name="CommentReference"><office:annotation-end office:name="129"/></text:span><text:span text:style-name="CommentReference"><office:annotation-end office:name="130"/></text:span><text:span text:style-name="T679">2010;<text:s/></text:span><text:span text:style-name="T680">Farina et al., 2020; Jelic et al., 2020;<text:s/></text:span><text:span text:style-name="T681"><office:annotation office:name="131" xml:id="1542445342"><dc:creator>Janka Hauffe</dc:creator><dc:date>2025-02-26T11:45:00</dc:date><meta:creator-initials>JH</meta:creator-initials><text:p text:style-name="P682">@article{konig2005decreased, title={Decreased EEG synchronization in Alzheimer’s disease and mild cognitive impairment}, author={K{\"o}nig, Thomas and Prichep, Leslie and Dierks, Thomas and Hubl, Daniela and Wahlund, Lars O and John, Erwin R and Jelic, Vesna}, journal={Neurobiology of aging}, volume={26}, number={2}, pages={165--171}, year={2005}, publisher={Elsevier} }<text:s/></text:p></office:annotation><office:annotation office:name="132" xml:id="1464344796"><dc:creator>Janka Hauffe</dc:creator><dc:date>2025-02-26T11:45:00</dc:date><meta:creator-initials>JH</meta:creator-initials><text:p text:style-name="P683"><text:a xlink:href="https://doi.org/10.1016/j.neurobiolaging.2004.03.008" office:target-frame-name="_top" xlink:show="replace"><text:span text:style-name="Hyperlink">https://doi.org/10.1016/j.neurobiolaging.2004.03.008</text:span></text:a></text:p></office:annotation>Koenig et al</text:span><text:span text:style-name="T684"><office:annotation-end office:name="131"/></text:span><text:span text:style-name="T685"><office:annotation-end office:name="132"/></text:span><text:span text:style-name="T686">., 2005;<text:s/></text:span><text:span text:style-name="T687">Moretti, Zanetti, Binetti &amp; Frisoni, 2012</text:span><text:span text:style-name="T688">;<text:s/></text:span><text:span text:style-name="T689"><office:annotation office:name="133" xml:id="1285969816"><dc:creator>Janka Hauffe</dc:creator><dc:date>2025-02-26T11:55:00</dc:date><meta:creator-initials>JH</meta:creator-initials><text:p text:style-name="P690">@article{ya2015electroencephalogram, title={Is the electroencephalogram power spectrum valuable for diagnosis of the elderly with cognitive impairment?}, author={Ya, Miao and Xun, Wang and Wei, Li and Ting, He and Hong, Yan and Yuan, Zhong}, journal={International Journal of Gerontology}, volume={9}, number={4}, pages={196--200}, year={2015}, publisher={Elsevier} }<text:s/></text:p></office:annotation><office:annotation office:name="134" xml:id="1175512150"><dc:creator>Janka Hauffe</dc:creator><dc:date>2025-02-26T11:56:00</dc:date><meta:creator-initials>JH</meta:creator-initials><text:p text:style-name="P691"><text:a xlink:href="https://doi.org/10.1016/j.ijge.2014.07.001" office:target-frame-name="_top" xlink:show="replace"><text:span text:style-name="Hyperlink">https://doi.org/10.1016/j.ijge.2014.07.001</text:span></text:a></text:p></office:annotation>Ya, Xun</text:span><text:span text:style-name="CommentReference"><office:annotation-end office:name="133"/></text:span><text:span text:style-name="CommentReference"><office:annotation-end office:name="134"/></text:span><text:span text:style-name="T692">, Wei, Ting, Hong &amp; Yuan, 2015</text:span><text:span text:style-name="T693">)</text:span><text:span text:style-name="T694">, while o</text:span><text:span text:style-name="T695">thers found no<text:s/></text:span><text:span text:style-name="T696">significant<text:s/></text:span><text:span text:style-name="T697">differences between MCI and healthy individuals<text:s/></text:span><text:span text:style-name="T698">(Fröhlich et al., 2021; Jelic et al., 1996)</text:span><text:span text:style-name="T699">,<text:s/></text:span><text:span text:style-name="T700"><office:annotation office:name="135" xml:id="171759670"><dc:creator>Janka Hauffe</dc:creator><dc:date>2025-02-26T13:25:00</dc:date><meta:creator-initials>JH</meta:creator-initials><text:p text:style-name="P701">And some</text:p></office:annotation>and yet others<text:s/></text:span><text:span text:style-name="CommentReference"><office:annotation-end office:name="135"/></text:span><text:span text:style-name="T702">reported a decrease in delta power during r</text:span><text:span text:style-name="T703">s</text:span><text:span text:style-name="T704">EEG<text:s/></text:span><text:span text:style-name="T705">(</text:span><text:span text:style-name="T706"><office:annotation office:name="136" xml:id="648370678"><dc:creator>Janka Hauffe</dc:creator><dc:date>2025-02-26T11:51:00</dc:date><meta:creator-initials>JH</meta:creator-initials><text:p text:style-name="P707">@article{kwak2006quantitative, title={Quantitative EEG findings in different stages of Alzheimer’s disease}, author={Kwak, Yong Tae}, journal={Journal of clinical neurophysiology}, volume={23}, number={5}, pages={457--462}, year={2006}, publisher={LWW} }<text:s/></text:p></office:annotation><office:annotation office:name="137" xml:id="536442537"><dc:creator>Janka Hauffe</dc:creator><dc:date>2025-02-26T11:52:00</dc:date><meta:creator-initials>JH</meta:creator-initials><text:p text:style-name="P708"><text:a xlink:href="https://doi.org/10.1097/01.wnp.0000223453.47663.63" office:target-frame-name="_top" xlink:show="replace"><text:span text:style-name="Hyperlink">https://doi.org/10.1097/01.wnp.0000223453.47663.63</text:span></text:a></text:p></office:annotation>Kwak</text:span><text:span text:style-name="T709"><office:annotation-end office:name="136"/></text:span><text:span text:style-name="T710"><office:annotation-end office:name="137"/></text:span><text:span text:style-name="T711">, 2006;</text:span><text:span text:style-name="T712"><text:s/>Liddell et al., 2007)</text:span><text:span text:style-name="T713">.<text:s/></text:span><text:span text:style-name="T714">Additionally</text:span><text:span text:style-name="T715">, Liddell et al. (2007) observed a significant positive correlation between<text:s/></text:span><text:span text:style-name="T716">delta</text:span><text:span text:style-name="T717"><text:s/>power and immediate memory recall in MCI, suggesting that<text:s/></text:span><text:span text:style-name="T718">delta</text:span><text:span text:style-name="T719"><text:s/>power may be linked to memory decline and could serve as a sensitive indicator of prodromal cognitive decline.<text:s/></text:span></text:p>
      <text:p text:style-name="P720"><text:span text:style-name="T721">These findings suggest that….<text:s/></text:span></text:p>
      <text:p text:style-name="P722"><text:span text:style-name="T723">However, other studies have shown increased<text:s/></text:span><text:span text:style-name="T724">delta</text:span><text:span text:style-name="T725"><text:s/>power in MCI patients compared to healthy controls, particularly in frontal and centroparietall regions (Adler, Bramesfeld &amp; Jajcevic, 1999; Moretti, Zanetti, Binetti &amp; Frisoni, 2012).</text:span></text:p>
      <text:p text:style-name="P726"><text:span text:style-name="T727">In MCI, delta power alterations have be</text:span><text:span text:style-name="T728">en obserbed primarily in the frontal (</text:span><text:span text:style-name="T729">D’Atri et al., 2021)</text:span><text:span text:style-name="T730">, left temporo-parietal (Farina et al., 2020), and temporal-occipital regions (Jelic et al., 2020).</text:span><text:span text:style-name="T731"><text:s/></text:span></text:p>
      <text:p text:style-name="P732"/>
      <text:p text:style-name="P733">Beta power in MCI<text:bookmark-end text:name="_Hlk191200662"/></text:p>
      <text:p text:style-name="P734"><text:span text:style-name="T735">Finding on beta power in MCI are inconsistent</text:span><text:span text:style-name="T736">. Several studies found no<text:s/></text:span><text:span text:style-name="T737">significant differences</text:span><text:span text:style-name="T738"><text:s/>in beta power compared to healthy control</text:span><text:span text:style-name="T739"><text:s/></text:span><text:span text:style-name="T740">(</text:span><text:span text:style-name="T741"><office:annotation office:name="138" xml:id="2040991089"><dc:creator>Janka Hauffe</dc:creator><dc:date>2025-02-26T11:44:00</dc:date><meta:creator-initials>JH</meta:creator-initials><text:p text:style-name="P742">@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office:annotation office:name="139" xml:id="1088042292"><dc:creator>Janka Hauffe</dc:creator><dc:date>2025-02-26T11:44:00</dc:date><meta:creator-initials>JH</meta:creator-initials><text:p text:style-name="P743"><text:a xlink:href="https://doi.org/10.1016/j.clinph.2005.09.019" office:target-frame-name="_top" xlink:show="replace"><text:span text:style-name="Hyperlink">https://doi.org/10.1016/j.clinph.2005.09.019</text:span></text:a></text:p></office:annotation>Babiloni et al</text:span><text:span text:style-name="CommentReference"><office:annotation-end office:name="138"/></text:span><text:span text:style-name="CommentReference"><office:annotation-end office:name="139"/></text:span><text:span text:style-name="T744">., 2006; Fröhlich et al., 2021; Jelic et al., 1996;<text:s/></text:span><text:span text:style-name="T745">Kwak, 2006(?);<text:s/></text:span><text:span text:style-name="T746"><office:annotation office:name="140" xml:id="73893851"><dc:creator>Janka Hauffe</dc:creator><dc:date>2025-02-26T11:55:00</dc:date><meta:creator-initials>JH</meta:creator-initials><text:p text:style-name="P747">@article{ya2015electroencephalogram, title={Is the electroencephalogram power spectrum valuable for diagnosis of the elderly with cognitive impairment?}, author={Ya, Miao and Xun, Wang and Wei, Li and Ting, He and Hong, Yan and Yuan, Zhong}, journal={International Journal of Gerontology}, volume={9}, number={4}, pages={196--200}, year={2015}, publisher={Elsevier} }<text:s/></text:p></office:annotation><office:annotation office:name="141" xml:id="724847712"><dc:creator>Janka Hauffe</dc:creator><dc:date>2025-02-26T11:56:00</dc:date><meta:creator-initials>JH</meta:creator-initials><text:p text:style-name="P748"><text:a xlink:href="https://doi.org/10.1016/j.ijge.2014.07.001" office:target-frame-name="_top" xlink:show="replace"><text:span text:style-name="Hyperlink">https://doi.org/10.1016/j.ijge.2014.07.001</text:span></text:a></text:p></office:annotation>Ya, Xun</text:span><text:span text:style-name="T749"><office:annotation-end office:name="140"/></text:span><text:span text:style-name="T750"><office:annotation-end office:name="141"/></text:span><text:span text:style-name="T751">, Wei, Ting, Hong &amp; Yuan, 2015</text:span><text:span text:style-name="T752">)</text:span><text:span text:style-name="T753">. However, Jelic et al. (1996) noted a tendency toward higher beta values in frontal regions in individuals with objective memory disturbance, through this difference was not statistically significant. Conversely, other studies have reported a decrease in beta power<text:s/></text:span><text:span text:style-name="T754">(Babiloni et al., 2015; Jelic<text:s/></text:span><text:soft-page-break/><text:span text:style-name="T755">et al., 2020;<text:s/></text:span><text:span text:style-name="T756"><office:annotation office:name="142" xml:id="885507994"><dc:creator>Janka Hauffe</dc:creator><dc:date>2025-02-26T11:45:00</dc:date><meta:creator-initials>JH</meta:creator-initials><text:p text:style-name="P757">@article{konig2005decreased, title={Decreased EEG synchronization in Alzheimer’s disease and mild cognitive impairment}, author={K{\"o}nig, Thomas and Prichep, Leslie and Dierks, Thomas and Hubl, Daniela and Wahlund, Lars O and John, Erwin R and Jelic, Vesna}, journal={Neurobiology of aging}, volume={26}, number={2}, pages={165--171}, year={2005}, publisher={Elsevier} }<text:s/></text:p></office:annotation><office:annotation office:name="143" xml:id="717530661"><dc:creator>Janka Hauffe</dc:creator><dc:date>2025-02-26T11:45:00</dc:date><meta:creator-initials>JH</meta:creator-initials><text:p text:style-name="P758"><text:a xlink:href="https://doi.org/10.1016/j.neurobiolaging.2004.03.008" office:target-frame-name="_top" xlink:show="replace"><text:span text:style-name="Hyperlink">https://doi.org/10.1016/j.neurobiolaging.2004.03.008</text:span></text:a></text:p></office:annotation>Koenig et al</text:span><text:span text:style-name="T759"><office:annotation-end office:name="142"/></text:span><text:span text:style-name="T760"><office:annotation-end office:name="143"/></text:span><text:span text:style-name="T761">., 2005</text:span><text:span text:style-name="T762">), particularly in the temporal and occipital rehions (Jelic et al., 2000). These findings suggest that ….<text:s/></text:span></text:p>
      <text:p text:style-name="P763"/>
      <text:p text:style-name="P764"/>
      <text:p text:style-name="P765"/>
      <text:p text:style-name="P766"/>
      <text:p text:style-name="P767">Despite the evidence of abnormal cortical rhythms in MCI and AD subjects, EEG analysis alone is unable to allow a diagnosis of disease (Babiloni et al., 2011).</text:p>
      <text:p text:style-name="P768"/>
      <text:p text:style-name="P769"/>
      <text:p text:style-name="P770"/>
      <text:p text:style-name="P771">Introduction to EEG</text:p>
      <text:p text:style-name="P772">Introduction to Resting state</text:p>
      <text:p text:style-name="P773">EEG in subjective cognitive impairment</text:p>
      <text:p text:style-name="P774">EEG in objective cognitive impairment (MCI)</text:p>
      <text:p text:style-name="P775">How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776">EEG in PCS patients</text:p>
      <text:p text:style-name="P777">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778">Fatigue as a <text:s/>symptom of PCS</text:p>
      <text:p text:style-name="P779">EEG in Fatigue</text:p>
      <text:p text:style-name="P780">Summary</text:p>
      <text:p text:style-name="P781">Research question</text:p>
      <text:p text:style-name="P782">Hypotheses</text:p>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Subjective cognitive deficits in everyday situations are predicted by elevated anxiety and fatigue levels more than by objective cognitive performance (Zamarian et al., 2024).</text:p>
      <text:p text:style-name="P798">This lack of alignment highlights the complexity of cognitive impairment and raises questions about which additional factors may influence individuals’ perceptions of cognitive difficulties.<text:s/></text:p>
      <text:p text:style-name="P799">Recent research has addressed these questions by examining how psychological symptoms influence subjective cognitive and objective cognitive impairment.</text:p>
      <text:p text:style-name="P80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801"><text:span text:style-name="T80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803"/>
      <text:soft-page-break/>
      <text:p text:style-name="P804"><text:span text:style-name="T805">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pan></text:p>
      <text:p text:style-name="P806"/>
      <text:p text:style-name="P807"><text:span text:style-name="T808"><office:annotation office:name="144" xml:id="2023504428"><dc:creator>Janka Hauffe</dc:creator><dc:date>2025-01-29T13:08:00</dc:date><meta:creator-initials>JH</meta:creator-initials><text:p text:style-name="P809">MCI</text:p></office:annotation>Petersen (2016):<text:s/></text:span><text:span text:style-name="CommentReference"><office:annotation-end office:name="144"/></text:span><office:annotation office:name="145" xml:id="1294159832"><dc:creator>Janka Hauffe</dc:creator><dc:date>2025-01-29T13:04:00</dc:date><meta:creator-initials>JH</meta:creator-initials><text:p text:style-name="P810">@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811">https://doi.org/10.1212/CON.0000000000000313</text:span></text:a><text:span text:style-name="CommentReference"><office:annotation-end office:name="145"/></text:span></text:p>
      <text:p text:style-name="P812"><text:span text:style-name="T813"><office:annotation office:name="146" xml:id="506205494"><dc:creator>Janka Hauffe</dc:creator><dc:date>2025-01-29T13:08:00</dc:date><meta:creator-initials>JH</meta:creator-initials><text:p text:style-name="P814">Might be more important for discussion</text:p></office:annotation>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146"/></text:span></text:p>
      <text:p text:style-name="P815"/>
      <text:p text:style-name="P816"/>
      <text:p text:style-name="P8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CommentTextChar1" style:display-name="Comment Text Char1" style:family="text" style:parent-style-name="DefaultParagraphFont">
      <style:text-properties fo:font-size="10pt" style:font-size-asian="10pt" style:font-size-complex="10pt"/>
    </style:style>
    <style:style style:name="StandardChar" style:display-name="Standard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11:00Z</meta:creation-date>
    <dc:date>2025-02-26T12:44:00Z</dc:date>
    <meta:print-date>2025-02-12T18:36:00Z</meta:print-date>
    <meta:template xlink:href="Normal.dotm" xlink:type="simple"/>
    <meta:editing-cycles>14</meta:editing-cycles>
    <meta:editing-duration>PT0S</meta:editing-duration>
    <meta:document-statistic meta:page-count="12" meta:paragraph-count="56" meta:word-count="3906" meta:character-count="28465" meta:row-count="205" meta:non-whitespace-character-count="24615"/>
  </office:meta>
</office:document-meta>
</file>